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61.28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1.73mm"/>
    </style:style>
    <style:style style:name="co7" style:family="table-column">
      <style:table-column-properties fo:break-before="auto" style:column-width="3.97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21.66mm"/>
    </style:style>
    <style:style style:name="co11" style:family="table-column">
      <style:table-column-properties fo:break-before="auto" style:column-width="3.47mm"/>
    </style:style>
    <style:style style:name="co12" style:family="table-column">
      <style:table-column-properties fo:break-before="auto" style:column-width="23.16mm"/>
    </style:style>
    <style:style style:name="co13" style:family="table-column">
      <style:table-column-properties fo:break-before="auto" style:column-width="0.72mm"/>
    </style:style>
    <style:style style:name="co14" style:family="table-column">
      <style:table-column-properties fo:break-before="auto" style:column-width="8.2mm"/>
    </style:style>
    <style:style style:name="co15" style:family="table-column">
      <style:table-column-properties fo:break-before="auto" style:column-width="5.47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4.71mm"/>
    </style:style>
    <style:style style:name="co18" style:family="table-column">
      <style:table-column-properties fo:break-before="auto" style:column-width="20.66mm"/>
    </style:style>
    <style:style style:name="co19" style:family="table-column">
      <style:table-column-properties fo:break-before="auto" style:column-width="34.11mm"/>
    </style:style>
    <style:style style:name="co20" style:family="table-column">
      <style:table-column-properties fo:break-before="auto" style:column-width="4.46mm"/>
    </style:style>
    <style:style style:name="co21" style:family="table-column">
      <style:table-column-properties fo:break-before="auto" style:column-width="33.13mm"/>
    </style:style>
    <style:style style:name="co22" style:family="table-column">
      <style:table-column-properties fo:break-before="auto" style:column-width="74.98mm"/>
    </style:style>
    <style:style style:name="co23" style:family="table-column">
      <style:table-column-properties fo:break-before="auto" style:column-width="4.9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5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  <style:style style:name="T3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5" table:number-columns-repeated="8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4 能源平衡表－OECD能源統計格式（原始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9"/>
            <table:table-cell table:style-name="ce13"/>
            <table:table-cell table:style-name="ce37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煤及煤產品</text:p>
            </table:table-cell>
            <table:table-cell table:style-name="ce39" office:value-type="string" calcext:value-type="string">
              <text:p>煙煤-煉焦煤</text:p>
            </table:table-cell>
            <table:table-cell table:style-name="ce39" office:value-type="string" calcext:value-type="string">
              <text:p>煙煤-燃料煤</text:p>
            </table:table-cell>
            <table:table-cell table:style-name="ce39" office:value-type="string" calcext:value-type="string">
              <text:p>無煙煤</text:p>
            </table:table-cell>
            <table:table-cell table:style-name="ce39" office:value-type="string" calcext:value-type="string">
              <text:p>亞煙煤</text:p>
            </table:table-cell>
            <table:table-cell table:style-name="ce39" office:value-type="string" calcext:value-type="string">
              <text:p>褐煤</text:p>
            </table:table-cell>
            <table:table-cell table:style-name="ce39" office:value-type="string" calcext:value-type="string">
              <text:p>泥煤</text:p>
            </table:table-cell>
            <table:table-cell table:style-name="ce39" office:value-type="string" calcext:value-type="string">
              <text:p>焦炭</text:p>
            </table:table-cell>
            <table:table-cell table:style-name="ce39" office:value-type="string" calcext:value-type="string">
              <text:p>煤球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公秉油當量)</text:p>
            </table:table-cell>
            <table:table-cell table:number-columns-repeated="8" table:style-name="ce39" office:value-type="string" calcext:value-type="string">
              <text:p>(公噸)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KLOE)</text:p>
            </table:table-cell>
            <table:table-cell table:number-columns-repeated="3" table:style-name="ce40" office:value-type="string" calcext:value-type="string">
              <text:p>(MT)</text:p>
            </table:table-cell>
            <table:table-cell table:style-name="ce40" office:value-type="string" calcext:value-type="string">
              <text:p>(MT) </text:p>
            </table:table-cell>
            <table:table-cell table:number-columns-repeated="4" table:style-name="ce40" office:value-type="string" calcext:value-type="string">
              <text:p>(MT)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2 ~ C12</text:p>
            </table:table-cell>
            <table:table-cell table:style-name="ce41" table:number-columns-repeated="8"/>
            <table:table-cell table:style-name="ce4"/>
            <table:table-cell table:style-name="ce51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/>
          <table:table-cell table:style-name="ce37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41709884.5883733" calcext:value-type="float">
            <text:p><text:s/>41,709,885 <text:s/></text:p>
          </table:table-cell>
          <table:table-cell table:style-name="ce43" office:value-type="float" office:value="6766374" calcext:value-type="float">
            <text:p><text:s/>6,766,374 <text:s/></text:p>
          </table:table-cell>
          <table:table-cell table:style-name="ce43" office:value-type="float" office:value="45964568.542" calcext:value-type="float">
            <text:p><text:s/>45,964,569 <text:s/></text:p>
          </table:table-cell>
          <table:table-cell table:style-name="ce43" office:value-type="float" office:value="235429" calcext:value-type="float">
            <text:p><text:s/>235,429 <text:s/></text:p>
          </table:table-cell>
          <table:table-cell table:style-name="ce43" office:value-type="float" office:value="10474570" calcext:value-type="float">
            <text:p><text:s/>10,474,570 <text:s/></text:p>
          </table:table-cell>
          <table:table-cell table:style-name="ce43" table:number-columns-repeated="2"/>
          <table:table-cell table:style-name="ce43" office:value-type="float" office:value="191920" calcext:value-type="float">
            <text:p><text:s/>191,92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33451.7444444444" calcext:value-type="float">
            <text:p><text:s/>33,452 <text:s/></text:p>
          </table:table-cell>
          <table:table-cell table:style-name="ce43" table:number-columns-repeated="2"/>
          <table:table-cell table:style-name="ce43" office:value-type="float" office:value="937" calcext:value-type="float">
            <text:p><text:s/>937 <text:s/></text:p>
          </table:table-cell>
          <table:table-cell table:style-name="ce43" table:number-columns-repeated="3"/>
          <table:table-cell table:style-name="ce43" office:value-type="float" office:value="42059" calcext:value-type="float">
            <text:p><text:s/>42,059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255670.43535222" calcext:value-type="float">
            <text:p><text:s/>1,255,670 <text:s/></text:p>
          </table:table-cell>
          <table:table-cell table:style-name="ce43" office:value-type="float" office:value="144031.158" calcext:value-type="float">
            <text:p><text:s/>144,031 <text:s/></text:p>
          </table:table-cell>
          <table:table-cell table:style-name="ce43" office:value-type="float" office:value="1835625.945" calcext:value-type="float">
            <text:p><text:s/>1,835,626 <text:s/></text:p>
          </table:table-cell>
          <table:table-cell table:style-name="ce43" office:value-type="float" office:value="-17036.938" calcext:value-type="float">
            <text:p><text:s/>-17,037 <text:s/></text:p>
          </table:table-cell>
          <table:table-cell table:style-name="ce43" office:value-type="float" office:value="28376.042" calcext:value-type="float">
            <text:p><text:s/>28,376 <text:s/></text:p>
          </table:table-cell>
          <table:table-cell table:style-name="ce43" table:number-columns-repeated="2"/>
          <table:table-cell table:style-name="ce43" office:value-type="float" office:value="-65128.667" calcext:value-type="float">
            <text:p><text:s/>-65,129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40420762.4085767" calcext:value-type="float">
            <text:p><text:s/>40,420,762 <text:s/></text:p>
          </table:table-cell>
          <table:table-cell table:style-name="ce44" office:value-type="float" office:value="6622342.842" calcext:value-type="float">
            <text:p><text:s/>6,622,343 <text:s/></text:p>
          </table:table-cell>
          <table:table-cell table:style-name="ce44" office:value-type="float" office:value="44128942.597" calcext:value-type="float">
            <text:p><text:s/>44,128,943 <text:s/></text:p>
          </table:table-cell>
          <table:table-cell table:style-name="ce44" office:value-type="float" office:value="251528.938" calcext:value-type="float">
            <text:p><text:s/>251,529 <text:s/></text:p>
          </table:table-cell>
          <table:table-cell table:style-name="ce44" office:value-type="float" office:value="10446193.958" calcext:value-type="float">
            <text:p><text:s/>10,446,194 <text:s/></text:p>
          </table:table-cell>
          <table:table-cell table:style-name="ce44" table:number-columns-repeated="2"/>
          <table:table-cell table:style-name="ce44" office:value-type="float" office:value="214989.667" calcext:value-type="float">
            <text:p><text:s/>214,990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775446.459716004" calcext:value-type="float">
            <text:p><text:s/>775,446 <text:s/></text:p>
          </table:table-cell>
          <table:table-cell table:style-name="ce44" office:value-type="float" office:value="614190.269" calcext:value-type="float">
            <text:p><text:s/>614,190 <text:s/></text:p>
          </table:table-cell>
          <table:table-cell table:style-name="ce44" office:value-type="float" office:value="-606657.704159" calcext:value-type="float">
            <text:p><text:s/>-606,658 <text:s/></text:p>
          </table:table-cell>
          <table:table-cell table:style-name="ce44" office:value-type="float" office:value="4353.241" calcext:value-type="float">
            <text:p><text:s/>4,353 <text:s/></text:p>
          </table:table-cell>
          <table:table-cell table:style-name="ce44" office:value-type="float" office:value="1109067.238" calcext:value-type="float">
            <text:p><text:s/>1,109,067 <text:s/></text:p>
          </table:table-cell>
          <table:table-cell table:style-name="ce44" table:number-columns-repeated="2"/>
          <table:table-cell table:style-name="ce44" office:value-type="float" office:value="-17661.534" calcext:value-type="float">
            <text:p><text:s/>-17,662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40762818.5619152" calcext:value-type="float">
            <text:p><text:s/>40,762,819 <text:s/></text:p>
          </table:table-cell>
          <table:table-cell table:style-name="ce43" office:value-type="float" office:value="6008152.573" calcext:value-type="float">
            <text:p><text:s/>6,008,153 <text:s/></text:p>
          </table:table-cell>
          <table:table-cell table:style-name="ce43" office:value-type="float" office:value="39631327.0813285" calcext:value-type="float">
            <text:p><text:s/>39,631,327 <text:s/></text:p>
          </table:table-cell>
          <table:table-cell table:style-name="ce43"/>
          <table:table-cell table:style-name="ce43" office:value-type="float" office:value="9337126.72" calcext:value-type="float">
            <text:p><text:s/>9,337,127 <text:s/></text:p>
          </table:table-cell>
          <table:table-cell table:style-name="ce43" table:number-columns-repeated="2"/>
          <table:table-cell table:style-name="ce43" office:value-type="float" office:value="4917219.893" calcext:value-type="float">
            <text:p><text:s/>4,917,22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926088.87476066" calcext:value-type="float">
            <text:p><text:s/>5,926,089 <text:s/></text:p>
          </table:table-cell>
          <table:table-cell table:style-name="ce43" office:value-type="float" office:value="6008152.573" calcext:value-type="float">
            <text:p><text:s/>6,008,153 <text:s/></text:p>
          </table:table-cell>
          <table:table-cell table:style-name="ce43" office:value-type="float" office:value="1642408.541159" calcext:value-type="float">
            <text:p><text:s/>1,642,40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office:value-type="float" office:value="5181405.92091111" calcext:value-type="float">
            <text:p><text:s/>5,181,406 <text:s/></text:p>
          </table:table-cell>
          <table:table-cell table:style-name="ce43"/>
          <table:table-cell table:style-name="ce43" office:value-type="float" office:value="1788010.84" calcext:value-type="float">
            <text:p><text:s/>1,788,011 <text:s/></text:p>
          </table:table-cell>
          <table:table-cell table:style-name="ce43" table:number-columns-repeated="4"/>
          <table:table-cell table:style-name="ce43" office:value-type="float" office:value="4917219.893" calcext:value-type="float">
            <text:p><text:s/>4,917,22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0174613.8851111" calcext:value-type="float">
            <text:p><text:s/>20,174,614 <text:s/></text:p>
          </table:table-cell>
          <table:table-cell table:style-name="ce43"/>
          <table:table-cell table:style-name="ce43" office:value-type="float" office:value="23930797.37" calcext:value-type="float">
            <text:p><text:s/>23,930,797 <text:s/></text:p>
          </table:table-cell>
          <table:table-cell table:style-name="ce43"/>
          <table:table-cell table:style-name="ce43" office:value-type="float" office:value="9217546.93" calcext:value-type="float">
            <text:p><text:s/>9,217,547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373658.324231111" calcext:value-type="float">
            <text:p><text:s/>373,658 <text:s/></text:p>
          </table:table-cell>
          <table:table-cell table:style-name="ce43"/>
          <table:table-cell table:style-name="ce43" office:value-type="float" office:value="553112.651" calcext:value-type="float">
            <text:p><text:s/>553,11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436912.83104" calcext:value-type="float">
            <text:p><text:s/>436,913 <text:s/></text:p>
          </table:table-cell>
          <table:table-cell table:style-name="ce43"/>
          <table:table-cell table:style-name="ce43" office:value-type="float" office:value="646745.967" calcext:value-type="float">
            <text:p><text:s/>646,74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8670138.72586125" calcext:value-type="float">
            <text:p><text:s/>8,670,139 <text:s/></text:p>
          </table:table-cell>
          <table:table-cell table:style-name="ce44"/>
          <table:table-cell table:style-name="ce44" office:value-type="float" office:value="11070251.7121695" calcext:value-type="float">
            <text:p><text:s/>11,070,252 <text:s/></text:p>
          </table:table-cell>
          <table:table-cell table:style-name="ce44"/>
          <table:table-cell table:style-name="ce44" office:value-type="float" office:value="119579.79" calcext:value-type="float">
            <text:p><text:s/>119,580 <text:s/>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7920439.07028578" calcext:value-type="float">
            <text:p><text:s/>7,920,439 <text:s/></text:p>
          </table:table-cell>
          <table:table-cell table:style-name="ce43" table:number-columns-repeated="6"/>
          <table:table-cell table:style-name="ce43" office:value-type="float" office:value="5769619" calcext:value-type="float">
            <text:p><text:s/>5,769,619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7920439.07028578" calcext:value-type="float">
            <text:p><text:s/>7,920,439 <text:s/></text:p>
          </table:table-cell>
          <table:table-cell table:style-name="ce43" table:number-columns-repeated="6"/>
          <table:table-cell table:style-name="ce43" office:value-type="float" office:value="5769619" calcext:value-type="float">
            <text:p><text:s/>5,769,619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1200357.63168067" calcext:value-type="float">
            <text:p><text:s/>1,200,358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94324.040858333" calcext:value-type="float">
            <text:p><text:s/>594,324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606033.590822333" calcext:value-type="float">
            <text:p><text:s/>606,034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105339.869306778" calcext:value-type="float">
            <text:p><text:s/>105,340 <text:s/></text:p>
          </table:table-cell>
          <table:table-cell table:style-name="ce45" table:number-columns-repeated="6"/>
          <table:table-cell table:style-name="ce45" office:value-type="float" office:value="114281.32" calcext:value-type="float">
            <text:p><text:s/>114,281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5497238.95624375" calcext:value-type="float">
            <text:p><text:s/>5,497,239 <text:s/></text:p>
          </table:table-cell>
          <table:table-cell table:style-name="ce45"/>
          <table:table-cell table:style-name="ce45" office:value-type="float" office:value="5104273.21983049" calcext:value-type="float">
            <text:p><text:s/>5,104,273 <text:s/></text:p>
          </table:table-cell>
          <table:table-cell table:style-name="ce45" office:value-type="float" office:value="247175.697" calcext:value-type="float">
            <text:p><text:s/>247,176 <text:s/></text:p>
          </table:table-cell>
          <table:table-cell table:style-name="ce45" table:number-columns-repeated="3"/>
          <table:table-cell table:style-name="ce45" office:value-type="float" office:value="970768.988" calcext:value-type="float">
            <text:p><text:s/>970,769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5216857.91291042" calcext:value-type="float">
            <text:p><text:s/>5,216,858 <text:s/></text:p>
          </table:table-cell>
          <table:table-cell table:style-name="ce45"/>
          <table:table-cell table:style-name="ce45" office:value-type="float" office:value="5104273.21983049" calcext:value-type="float">
            <text:p><text:s/>5,104,273 <text:s/></text:p>
          </table:table-cell>
          <table:table-cell table:style-name="ce45" office:value-type="float" office:value="187299.597" calcext:value-type="float">
            <text:p><text:s/>187,300 <text:s/></text:p>
          </table:table-cell>
          <table:table-cell table:style-name="ce45" table:number-columns-repeated="3"/>
          <table:table-cell table:style-name="ce45" office:value-type="float" office:value="671010.548" calcext:value-type="float">
            <text:p><text:s/>671,011 <text:s/></text:p>
          </table:table-cell>
          <table:table-cell table:style-name="ce45"/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5216857.91291042" calcext:value-type="float">
            <text:p><text:s/>5,216,858 <text:s/></text:p>
          </table:table-cell>
          <table:table-cell table:style-name="ce43"/>
          <table:table-cell table:style-name="ce43" office:value-type="float" office:value="5104273.21983049" calcext:value-type="float">
            <text:p><text:s/>5,104,273 <text:s/></text:p>
          </table:table-cell>
          <table:table-cell table:style-name="ce43" office:value-type="float" office:value="187299.597" calcext:value-type="float">
            <text:p><text:s/>187,300 <text:s/></text:p>
          </table:table-cell>
          <table:table-cell table:style-name="ce43" table:number-columns-repeated="3"/>
          <table:table-cell table:style-name="ce43" office:value-type="float" office:value="671010.548" calcext:value-type="float">
            <text:p><text:s/>671,011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27031.8225422222" calcext:value-type="float">
            <text:p><text:s/>27,032 <text:s/></text:p>
          </table:table-cell>
          <table:table-cell table:style-name="ce43"/>
          <table:table-cell table:style-name="ce43" office:value-type="float" office:value="40014.211" calcext:value-type="float">
            <text:p><text:s/>40,01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220716.979208391" calcext:value-type="float">
            <text:p><text:s/>220,717 <text:s/></text:p>
          </table:table-cell>
          <table:table-cell table:style-name="ce43"/>
          <table:table-cell table:style-name="ce43" office:value-type="float" office:value="326719.212644" calcext:value-type="float">
            <text:p><text:s/>326,7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515345.302915204" calcext:value-type="float">
            <text:p><text:s/>515,345 <text:s/></text:p>
          </table:table-cell>
          <table:table-cell table:style-name="ce43"/>
          <table:table-cell table:style-name="ce43" office:value-type="float" office:value="762846.66549948" calcext:value-type="float">
            <text:p><text:s/>762,84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1658197.46456634" calcext:value-type="float">
            <text:p><text:s/>1,658,197 <text:s/></text:p>
          </table:table-cell>
          <table:table-cell table:style-name="ce43"/>
          <table:table-cell table:style-name="ce43" office:value-type="float" office:value="2454111.16968701" calcext:value-type="float">
            <text:p><text:s/>2,454,11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1349377.55334267" calcext:value-type="float">
            <text:p><text:s/>1,349,378 <text:s/></text:p>
          </table:table-cell>
          <table:table-cell table:style-name="ce43"/>
          <table:table-cell table:style-name="ce43" office:value-type="float" office:value="1997433.8783033" calcext:value-type="float">
            <text:p><text:s/>1,997,43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30045.2519330706" calcext:value-type="float">
            <text:p>( 30,045 <text:s/>)</text:p>
          </table:table-cell>
          <table:table-cell table:style-name="ce46"/>
          <table:table-cell table:style-name="ce46" office:value-type="float" office:value="44474.87950619" calcext:value-type="float">
            <text:p>( 44,47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1319332.3014096" calcext:value-type="float">
            <text:p>( 1,319,332 <text:s/>)</text:p>
          </table:table-cell>
          <table:table-cell table:style-name="ce46"/>
          <table:table-cell table:style-name="ce46" office:value-type="float" office:value="1952958.99879711" calcext:value-type="float">
            <text:p>( 1,952,959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237365.988057372" calcext:value-type="float">
            <text:p><text:s/>237,366 <text:s/></text:p>
          </table:table-cell>
          <table:table-cell table:style-name="ce43"/>
          <table:table-cell table:style-name="ce43" office:value-type="float" office:value="351364.12705861" calcext:value-type="float">
            <text:p><text:s/>351,36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71144.8932329564" calcext:value-type="float">
            <text:p><text:s/>71,145 <text:s/></text:p>
          </table:table-cell>
          <table:table-cell table:style-name="ce43"/>
          <table:table-cell table:style-name="ce43" office:value-type="float" office:value="105313.1643251" calcext:value-type="float">
            <text:p><text:s/>105,31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309.029933333333" calcext:value-type="float">
            <text:p><text:s/>309 <text:s/></text:p>
          </table:table-cell>
          <table:table-cell table:style-name="ce47" table:number-columns-repeated="8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2838.1091555556" calcext:value-type="float">
            <text:p><text:s/>12,838 <text:s/></text:p>
          </table:table-cell>
          <table:table-cell table:style-name="ce43"/>
          <table:table-cell table:style-name="ce43" office:value-type="float" office:value="19003.78" calcext:value-type="float">
            <text:p><text:s/>19,00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400.604444444445" calcext:value-type="float">
            <text:p><text:s/>401 <text:s/></text:p>
          </table:table-cell>
          <table:table-cell table:style-name="ce43"/>
          <table:table-cell table:style-name="ce43" office:value-type="float" office:value="593" calcext:value-type="float">
            <text:p><text:s/>59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2183.9281777778" calcext:value-type="float">
            <text:p><text:s/>12,184 <text:s/></text:p>
          </table:table-cell>
          <table:table-cell table:style-name="ce47"/>
          <table:table-cell table:style-name="ce47" office:value-type="float" office:value="18035.42" calcext:value-type="float">
            <text:p><text:s/>18,03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988186.924871111" calcext:value-type="float">
            <text:p><text:s/>988,187 <text:s/></text:p>
          </table:table-cell>
          <table:table-cell table:style-name="ce43"/>
          <table:table-cell table:style-name="ce43" office:value-type="float" office:value="1462776.698" calcext:value-type="float">
            <text:p><text:s/>1,462,77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964178.403271111" calcext:value-type="float">
            <text:p><text:s/>964,178 <text:s/></text:p>
          </table:table-cell>
          <table:table-cell table:style-name="ce43"/>
          <table:table-cell table:style-name="ce43" office:value-type="float" office:value="1427237.768" calcext:value-type="float">
            <text:p><text:s/>1,427,2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24008.5216" calcext:value-type="float">
            <text:p><text:s/>24,009 <text:s/></text:p>
          </table:table-cell>
          <table:table-cell table:style-name="ce43"/>
          <table:table-cell table:style-name="ce43" office:value-type="float" office:value="35538.93" calcext:value-type="float">
            <text:p><text:s/>35,53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768328.75224715" calcext:value-type="float">
            <text:p><text:s/>1,768,329 <text:s/></text:p>
          </table:table-cell>
          <table:table-cell table:style-name="ce43" table:number-columns-repeated="2"/>
          <table:table-cell table:style-name="ce43" office:value-type="float" office:value="187299.597" calcext:value-type="float">
            <text:p><text:s/>187,300 <text:s/></text:p>
          </table:table-cell>
          <table:table-cell table:style-name="ce43" table:number-columns-repeated="3"/>
          <table:table-cell table:style-name="ce43" office:value-type="float" office:value="671010.548" calcext:value-type="float">
            <text:p><text:s/>671,011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768328.75224715" calcext:value-type="float">
            <text:p><text:s/>1,768,329 <text:s/></text:p>
          </table:table-cell>
          <table:table-cell table:style-name="ce43" table:number-columns-repeated="2"/>
          <table:table-cell table:style-name="ce43" office:value-type="float" office:value="187299.597" calcext:value-type="float">
            <text:p><text:s/>187,300 <text:s/></text:p>
          </table:table-cell>
          <table:table-cell table:style-name="ce43" table:number-columns-repeated="3"/>
          <table:table-cell table:style-name="ce43" office:value-type="float" office:value="671010.548" calcext:value-type="float">
            <text:p><text:s/>671,011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13628.0247822222" calcext:value-type="float">
            <text:p><text:s/>13,628 <text:s/></text:p>
          </table:table-cell>
          <table:table-cell table:style-name="ce43"/>
          <table:table-cell table:style-name="ce43" office:value-type="float" office:value="20173.063" calcext:value-type="float">
            <text:p><text:s/>20,17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office:value-type="float" office:value="280381.043333333" calcext:value-type="float">
            <text:p><text:s/>280,381 <text:s/></text:p>
          </table:table-cell>
          <table:table-cell table:style-name="ce43" table:number-columns-repeated="2"/>
          <table:table-cell table:style-name="ce43" office:value-type="float" office:value="59876.1" calcext:value-type="float">
            <text:p><text:s/>59,876 <text:s/></text:p>
          </table:table-cell>
          <table:table-cell table:style-name="ce43" table:number-columns-repeated="3"/>
          <table:table-cell table:style-name="ce43" office:value-type="float" office:value="299758.44" calcext:value-type="float">
            <text:p><text:s/>299,75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office:value-type="float" office:value="280381.043333333" calcext:value-type="float">
            <text:p><text:s/>280,381 <text:s/></text:p>
          </table:table-cell>
          <table:table-cell table:style-name="ce43" table:number-columns-repeated="2"/>
          <table:table-cell table:style-name="ce43" office:value-type="float" office:value="59876.1" calcext:value-type="float">
            <text:p><text:s/>59,876 <text:s/></text:p>
          </table:table-cell>
          <table:table-cell table:style-name="ce43" table:number-columns-repeated="3"/>
          <table:table-cell table:style-name="ce43" office:value-type="float" office:value="299758.44" calcext:value-type="float">
            <text:p><text:s/>299,75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19708391.143973" calcext:value-type="float">
            <text:p><text:s/>119,708,391 <text:s/></text:p>
          </table:table-cell>
          <table:table-cell table:style-name="ce43"/>
          <table:table-cell table:style-name="ce43" office:value-type="float" office:value="93516770.9194702" calcext:value-type="float">
            <text:p><text:s/>93,516,771 <text:s/></text:p>
          </table:table-cell>
          <table:table-cell table:style-name="ce43"/>
          <table:table-cell table:style-name="ce43" office:value-type="float" office:value="22004050.1798298" calcext:value-type="float">
            <text:p><text:s/>22,004,050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87393656.175" calcext:value-type="float">
            <text:p><text:s/>87,393,656 <text:s/></text:p>
          </table:table-cell>
          <table:table-cell table:style-name="ce43"/>
          <table:table-cell table:style-name="ce43" office:value-type="float" office:value="65597818.8494612" calcext:value-type="float">
            <text:p><text:s/>65,597,819 <text:s/></text:p>
          </table:table-cell>
          <table:table-cell table:style-name="ce43"/>
          <table:table-cell table:style-name="ce43" office:value-type="float" office:value="21795837.3255388" calcext:value-type="float">
            <text:p><text:s/>21,795,837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1984504.976849" calcext:value-type="float">
            <text:p><text:s/>1,984,505 <text:s/></text:p>
          </table:table-cell>
          <table:table-cell table:style-name="ce43"/>
          <table:table-cell table:style-name="ce43" office:value-type="float" office:value="1984504.976849" calcext:value-type="float">
            <text:p><text:s/>1,984,5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369257.815263" calcext:value-type="float">
            <text:p><text:s/>1,369,258 <text:s/></text:p>
          </table:table-cell>
          <table:table-cell table:style-name="ce43"/>
          <table:table-cell table:style-name="ce43" office:value-type="float" office:value="1369257.815263" calcext:value-type="float">
            <text:p><text:s/>1,369,25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8960972.176861" calcext:value-type="float">
            <text:p><text:s/>28,960,972 <text:s/></text:p>
          </table:table-cell>
          <table:table-cell table:style-name="ce43"/>
          <table:table-cell table:style-name="ce43" office:value-type="float" office:value="24565189.277897" calcext:value-type="float">
            <text:p><text:s/>24,565,189 <text:s/></text:p>
          </table:table-cell>
          <table:table-cell table:style-name="ce43"/>
          <table:table-cell table:style-name="ce43" office:value-type="float" office:value="208212.854291" calcext:value-type="float">
            <text:p><text:s/>208,213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5736631.14943" calcext:value-type="float">
            <text:p><text:s/>25,736,631 <text:s/></text:p>
          </table:table-cell>
          <table:table-cell table:style-name="ce43"/>
          <table:table-cell table:style-name="ce43" office:value-type="float" office:value="24292370.28107" calcext:value-type="float">
            <text:p><text:s/>24,292,370 <text:s/></text:p>
          </table:table-cell>
          <table:table-cell table:style-name="ce43"/>
          <table:table-cell table:style-name="ce43" office:value-type="float" office:value="128774.190915" calcext:value-type="float">
            <text:p><text:s/>128,774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5736631.14943" calcext:value-type="float">
            <text:p><text:s/>25,736,631 <text:s/></text:p>
          </table:table-cell>
          <table:table-cell table:style-name="ce44"/>
          <table:table-cell table:style-name="ce44" office:value-type="float" office:value="24292370.28107" calcext:value-type="float">
            <text:p><text:s/>24,292,370 <text:s/></text:p>
          </table:table-cell>
          <table:table-cell table:style-name="ce44"/>
          <table:table-cell table:style-name="ce44" office:value-type="float" office:value="128774.190915" calcext:value-type="float">
            <text:p><text:s/>128,774 <text:s/>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/>
          <table:table-cell table:style-name="ce52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/>
          <table:table-cell table:style-name="ce52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/>
          <table:table-cell table:style-name="ce52" table:number-columns-repeated="1011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6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/>
          <table:table-cell table:style-name="ce14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3" table:default-cell-style-name="ce15"/>
        <table:table-column table:style-name="co4" table:default-cell-style-name="ce15"/>
        <table:table-column table:style-name="co10" table:default-cell-style-name="ce15"/>
        <table:table-column table:style-name="co5" table:number-columns-repeated="4" table:default-cell-style-name="ce15"/>
        <table:table-column table:style-name="co6" table:default-cell-style-name="ce15"/>
        <table:table-column table:style-name="co11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4 能源平衡表－OECD能源統計格式（原始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焦爐氣</text:p>
            </table:table-cell>
            <table:table-cell table:style-name="ce39" office:value-type="string" calcext:value-type="string">
              <text:p>高爐氣</text:p>
            </table:table-cell>
            <table:table-cell table:style-name="ce39" office:value-type="string" calcext:value-type="string">
              <text:p>轉爐氣</text:p>
            </table:table-cell>
            <table:table-cell table:style-name="ce39" office:value-type="string" calcext:value-type="string">
              <text:p>原油及石油</text:p>
            </table:table-cell>
            <table:table-cell table:style-name="ce39" office:value-type="string" calcext:value-type="string">
              <text:p>原油</text:p>
            </table:table-cell>
            <table:table-cell table:style-name="ce39" office:value-type="string" calcext:value-type="string">
              <text:p>煉油廠進料</text:p>
            </table:table-cell>
            <table:table-cell table:style-name="ce39" office:value-type="string" calcext:value-type="string">
              <text:p>添加劑/</text:p>
            </table:table-cell>
            <table:table-cell table:style-name="ce39" office:value-type="string" calcext:value-type="string">
              <text:p>煉油氣</text:p>
            </table:table-cell>
            <table:table-cell table:style-name="ce39" office:value-type="string" calcext:value-type="string">
              <text:p>液化石油氣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53" table:number-columns-repeated="2"/>
            <table:table-cell table:style-name="ce39" office:value-type="string" calcext:value-type="string">
              <text:p>產品合計</text:p>
            </table:table-cell>
            <table:table-cell table:style-name="ce53" table:number-columns-repeated="2"/>
            <table:table-cell table:style-name="ce53" office:value-type="string" calcext:value-type="string">
              <text:p>含氧化合物</text:p>
            </table:table-cell>
            <table:table-cell table:style-name="ce53"/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3" table:style-name="ce39" office:value-type="string" calcext:value-type="string">
              <text:p>(千立方公尺)</text:p>
            </table:table-cell>
            <table:table-cell table:style-name="ce39" office:value-type="string" calcext:value-type="string">
              <text:p>(公秉油當量)</text:p>
            </table:table-cell>
            <table:table-cell table:style-name="ce39" office:value-type="string" calcext:value-type="string">
              <text:p>(公秉)</text:p>
            </table:table-cell>
            <table:table-cell table:style-name="ce39" office:value-type="string" calcext:value-type="string">
              <text:p>(公秉油當量)</text:p>
            </table:table-cell>
            <table:table-cell table:style-name="ce39" office:value-type="string" calcext:value-type="string">
              <text:p>(公秉)</text:p>
            </table:table-cell>
            <table:table-cell table:style-name="ce39" office:value-type="string" calcext:value-type="string">
              <text:p>(千立方公尺)</text:p>
            </table:table-cell>
            <table:table-cell table:style-name="ce39" office:value-type="string" calcext:value-type="string">
              <text:p>(公秉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KLOE)</text:p>
            </table:table-cell>
            <table:table-cell table:style-name="ce40" office:value-type="string" calcext:value-type="string">
              <text:p>(KL)</text:p>
            </table:table-cell>
            <table:table-cell table:style-name="ce40" office:value-type="string" calcext:value-type="string">
              <text:p>(KLOE)</text:p>
            </table:table-cell>
            <table:table-cell table:style-name="ce40" office:value-type="string" calcext:value-type="string">
              <text:p>(KL)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KL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3"/>
            <table:table-cell table:style-name="ce41" office:value-type="string" calcext:value-type="string">
              <text:p>C14 ~ C36</text:p>
            </table:table-cell>
            <table:table-cell table:style-name="ce41" table:number-columns-repeated="5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3"/>
          <table:table-cell table:style-name="ce43" office:value-type="float" office:value="87949.0861321746" calcext:value-type="float">
            <text:p><text:s/>87,949 <text:s/></text:p>
          </table:table-cell>
          <table:table-cell table:style-name="ce42" office:value-type="float" office:value="2275.81" calcext:value-type="float">
            <text:p><text:s/>2,276 <text:s/></text:p>
          </table:table-cell>
          <table:table-cell table:style-name="ce42" office:value-type="float" office:value="85673.2761321746" calcext:value-type="float">
            <text:p><text:s/>85,673 <text:s/></text:p>
          </table:table-cell>
          <table:table-cell table:style-name="ce42" table:number-columns-repeated="3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3"/>
          <table:table-cell table:style-name="ce43" office:value-type="float" office:value="57331894.5760457" calcext:value-type="float">
            <text:p><text:s/>57,331,895 <text:s/></text:p>
          </table:table-cell>
          <table:table-cell table:style-name="ce43" office:value-type="float" office:value="40722229.234" calcext:value-type="float">
            <text:p><text:s/>40,722,229 <text:s/></text:p>
          </table:table-cell>
          <table:table-cell table:style-name="ce43"/>
          <table:table-cell table:style-name="ce43" office:value-type="float" office:value="236762.857" calcext:value-type="float">
            <text:p><text:s/>236,763 <text:s/></text:p>
          </table:table-cell>
          <table:table-cell table:style-name="ce43"/>
          <table:table-cell table:style-name="ce43" office:value-type="float" office:value="864338.337522" calcext:value-type="float">
            <text:p><text:s/>864,33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3"/>
          <table:table-cell table:style-name="ce43" office:value-type="float" office:value="14557155.9948742" calcext:value-type="float">
            <text:p><text:s/>14,557,156 <text:s/></text:p>
          </table:table-cell>
          <table:table-cell table:style-name="ce43" table:number-columns-repeated="2"/>
          <table:table-cell table:style-name="ce43" office:value-type="float" office:value="784740.777" calcext:value-type="float">
            <text:p><text:s/>784,741 <text:s/></text:p>
          </table:table-cell>
          <table:table-cell table:style-name="ce43"/>
          <table:table-cell table:style-name="ce43" office:value-type="float" office:value="3503.74959" calcext:value-type="float">
            <text:p><text:s/>3,50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3"/>
          <table:table-cell table:style-name="ce43" office:value-type="float" office:value="1496429.64986667" calcext:value-type="float">
            <text:p><text:s/>1,496,43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3"/>
          <table:table-cell table:style-name="ce43" office:value-type="float" office:value="1846945.36977778" calcext:value-type="float">
            <text:p><text:s/>1,846,94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3"/>
          <table:table-cell table:style-name="ce43" office:value-type="float" office:value="44704.1584494754" calcext:value-type="float">
            <text:p><text:s/>44,704 <text:s/></text:p>
          </table:table-cell>
          <table:table-cell table:style-name="ce43" office:value-type="float" office:value="139082.505" calcext:value-type="float">
            <text:p><text:s/>139,083 <text:s/></text:p>
          </table:table-cell>
          <table:table-cell table:style-name="ce43" office:value-type="float" office:value="2142.9228205353" calcext:value-type="float">
            <text:p><text:s/>2,143 <text:s/></text:p>
          </table:table-cell>
          <table:table-cell table:style-name="ce43" office:value-type="float" office:value="-237896.757" calcext:value-type="float">
            <text:p><text:s/>-237,897 <text:s/></text:p>
          </table:table-cell>
          <table:table-cell table:style-name="ce43"/>
          <table:table-cell table:style-name="ce43" office:value-type="float" office:value="-32432.898204" calcext:value-type="float">
            <text:p><text:s/>-32,43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table:number-columns-repeated="3"/>
          <table:table-cell table:style-name="ce44" office:value-type="float" office:value="39474608.4892098" calcext:value-type="float">
            <text:p><text:s/>39,474,608 <text:s/></text:p>
          </table:table-cell>
          <table:table-cell table:style-name="ce44" office:value-type="float" office:value="40585422.539" calcext:value-type="float">
            <text:p><text:s/>40,585,423 <text:s/></text:p>
          </table:table-cell>
          <table:table-cell table:style-name="ce44" office:value-type="float" office:value="83530.3533116393" calcext:value-type="float">
            <text:p><text:s/>83,530 <text:s/></text:p>
          </table:table-cell>
          <table:table-cell table:style-name="ce44" office:value-type="float" office:value="-310081.163" calcext:value-type="float">
            <text:p><text:s/>-310,081 <text:s/></text:p>
          </table:table-cell>
          <table:table-cell table:style-name="ce44"/>
          <table:table-cell table:style-name="ce44" office:value-type="float" office:value="893267.486136" calcext:value-type="float">
            <text:p><text:s/>893,26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3"/>
          <table:table-cell table:style-name="ce43" office:value-type="float" office:value="2609920.80713667" calcext:value-type="float">
            <text:p><text:s/>2,609,921 <text:s/></text:p>
          </table:table-cell>
          <table:table-cell table:style-name="ce43" table:number-columns-repeated="4"/>
          <table:table-cell table:style-name="ce43" office:value-type="float" office:value="130552.398" calcext:value-type="float">
            <text:p><text:s/>130,55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3"/>
          <table:table-cell table:style-name="ce44" office:value-type="float" office:value="-505726.740693858" calcext:value-type="float">
            <text:p><text:s/>-505,727 <text:s/></text:p>
          </table:table-cell>
          <table:table-cell table:style-name="ce44" office:value-type="float" office:value="-25020.724" calcext:value-type="float">
            <text:p><text:s/>-25,021 <text:s/></text:p>
          </table:table-cell>
          <table:table-cell table:style-name="ce44" office:value-type="float" office:value="0.0070376671" calcext:value-type="float">
            <text:p><text:s/>0 <text:s/></text:p>
          </table:table-cell>
          <table:table-cell table:style-name="ce44" table:number-columns-repeated="2"/>
          <table:table-cell table:style-name="ce44" office:value-type="float" office:value="10592.8146671095" calcext:value-type="float">
            <text:p><text:s/>10,59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731614.05900524" calcext:value-type="float">
            <text:p><text:s/>731,614 <text:s/></text:p>
          </table:table-cell>
          <table:table-cell table:style-name="ce43" office:value-type="float" office:value="7361566.34593755" calcext:value-type="float">
            <text:p><text:s/>7,361,566 <text:s/></text:p>
          </table:table-cell>
          <table:table-cell table:style-name="ce43" office:value-type="float" office:value="675096.41527295" calcext:value-type="float">
            <text:p><text:s/>675,096 <text:s/></text:p>
          </table:table-cell>
          <table:table-cell table:style-name="ce43" office:value-type="float" office:value="42384475.9103661" calcext:value-type="float">
            <text:p><text:s/>42,384,476 <text:s/></text:p>
          </table:table-cell>
          <table:table-cell table:style-name="ce43" office:value-type="float" office:value="40610443.263" calcext:value-type="float">
            <text:p><text:s/>40,610,443 <text:s/></text:p>
          </table:table-cell>
          <table:table-cell table:style-name="ce43" office:value-type="float" office:value="83530.3462739722" calcext:value-type="float">
            <text:p><text:s/>83,530 <text:s/></text:p>
          </table:table-cell>
          <table:table-cell table:style-name="ce43" office:value-type="float" office:value="236762.857" calcext:value-type="float">
            <text:p><text:s/>236,763 <text:s/></text:p>
          </table:table-cell>
          <table:table-cell table:style-name="ce43" office:value-type="float" office:value="288571.99863492" calcext:value-type="float">
            <text:p><text:s/>288,572 <text:s/></text:p>
          </table:table-cell>
          <table:table-cell table:style-name="ce43" office:value-type="float" office:value="4573.29097928" calcext:value-type="float">
            <text:p><text:s/>4,57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3"/>
          <table:table-cell table:style-name="ce43" office:value-type="float" office:value="40930736.466274" calcext:value-type="float">
            <text:p><text:s/>40,930,736 <text:s/></text:p>
          </table:table-cell>
          <table:table-cell table:style-name="ce43" office:value-type="float" office:value="40610443.263" calcext:value-type="float">
            <text:p><text:s/>40,610,443 <text:s/></text:p>
          </table:table-cell>
          <table:table-cell table:style-name="ce43" office:value-type="float" office:value="83530.3462739722" calcext:value-type="float">
            <text:p><text:s/>83,530 <text:s/></text:p>
          </table:table-cell>
          <table:table-cell table:style-name="ce43" office:value-type="float" office:value="236762.857" calcext:value-type="float">
            <text:p><text:s/>236,763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1038437.04066667" calcext:value-type="float">
            <text:p><text:s/>1,038,43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style-name="ce43" office:value-type="float" office:value="2482.6692" calcext:value-type="float">
            <text:p><text:s/>2,48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6158.0586666667" calcext:value-type="float">
            <text:p><text:s/>16,15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731614.05900524" calcext:value-type="float">
            <text:p><text:s/>731,614 <text:s/></text:p>
          </table:table-cell>
          <table:table-cell table:style-name="ce44" office:value-type="float" office:value="7361566.34593755" calcext:value-type="float">
            <text:p><text:s/>7,361,566 <text:s/></text:p>
          </table:table-cell>
          <table:table-cell table:style-name="ce44" office:value-type="float" office:value="675096.41527295" calcext:value-type="float">
            <text:p><text:s/>675,096 <text:s/></text:p>
          </table:table-cell>
          <table:table-cell table:style-name="ce44" office:value-type="float" office:value="396661.675558806" calcext:value-type="float">
            <text:p><text:s/>396,662 <text:s/></text:p>
          </table:table-cell>
          <table:table-cell table:style-name="ce44" table:number-columns-repeated="3"/>
          <table:table-cell table:style-name="ce44" office:value-type="float" office:value="288571.99863492" calcext:value-type="float">
            <text:p><text:s/>288,572 <text:s/></text:p>
          </table:table-cell>
          <table:table-cell table:style-name="ce44" office:value-type="float" office:value="4573.29097928" calcext:value-type="float">
            <text:p><text:s/>4,57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2822282.101" calcext:value-type="float">
            <text:p><text:s/>2,822,282 <text:s/></text:p>
          </table:table-cell>
          <table:table-cell table:style-name="ce43" office:value-type="float" office:value="21229217.199" calcext:value-type="float">
            <text:p><text:s/>21,229,217 <text:s/></text:p>
          </table:table-cell>
          <table:table-cell table:style-name="ce43" office:value-type="float" office:value="1363259.521" calcext:value-type="float">
            <text:p><text:s/>1,363,260 <text:s/></text:p>
          </table:table-cell>
          <table:table-cell table:style-name="ce43" office:value-type="float" office:value="47142974.9838072" calcext:value-type="float">
            <text:p><text:s/>47,142,975 <text:s/></text:p>
          </table:table-cell>
          <table:table-cell table:style-name="ce43" table:number-columns-repeated="2"/>
          <table:table-cell table:style-name="ce43" office:value-type="float" office:value="611680.02" calcext:value-type="float">
            <text:p><text:s/>611,680 <text:s/></text:p>
          </table:table-cell>
          <table:table-cell table:style-name="ce43" office:value-type="float" office:value="3154328.146" calcext:value-type="float">
            <text:p><text:s/>3,154,328 <text:s/></text:p>
          </table:table-cell>
          <table:table-cell table:style-name="ce43" office:value-type="float" office:value="1774368.552672" calcext:value-type="float">
            <text:p><text:s/>1,774,36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2822282.101" calcext:value-type="float">
            <text:p><text:s/>2,822,282 <text:s/></text:p>
          </table:table-cell>
          <table:table-cell table:style-name="ce43" office:value-type="float" office:value="21229217.199" calcext:value-type="float">
            <text:p><text:s/>21,229,217 <text:s/></text:p>
          </table:table-cell>
          <table:table-cell table:style-name="ce43" office:value-type="float" office:value="1363259.521" calcext:value-type="float">
            <text:p><text:s/>1,363,260 <text:s/></text:p>
          </table:table-cell>
          <table:table-cell table:style-name="ce43" office:value-type="float" office:value="44859528.3167898" calcext:value-type="float">
            <text:p><text:s/>44,859,528 <text:s/></text:p>
          </table:table-cell>
          <table:table-cell table:style-name="ce43" table:number-columns-repeated="2"/>
          <table:table-cell table:style-name="ce43" office:value-type="float" office:value="611680.02" calcext:value-type="float">
            <text:p><text:s/>611,680 <text:s/></text:p>
          </table:table-cell>
          <table:table-cell table:style-name="ce43" office:value-type="float" office:value="3154328.146" calcext:value-type="float">
            <text:p><text:s/>3,154,328 <text:s/></text:p>
          </table:table-cell>
          <table:table-cell table:style-name="ce43" office:value-type="float" office:value="1598353.30211399" calcext:value-type="float">
            <text:p><text:s/>1,598,35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3"/>
          <table:table-cell table:style-name="ce44" office:value-type="float" office:value="2283446.66701738" calcext:value-type="float">
            <text:p><text:s/>2,283,447 <text:s/></text:p>
          </table:table-cell>
          <table:table-cell table:style-name="ce44" table:number-columns-repeated="4"/>
          <table:table-cell table:style-name="ce44" office:value-type="float" office:value="176015.250558008" calcext:value-type="float">
            <text:p><text:s/>176,01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435646.225" calcext:value-type="float">
            <text:p><text:s/>435,646 <text:s/></text:p>
          </table:table-cell>
          <table:table-cell table:style-name="ce43" office:value-type="float" office:value="10648360.74" calcext:value-type="float">
            <text:p><text:s/>10,648,361 <text:s/></text:p>
          </table:table-cell>
          <table:table-cell table:style-name="ce43" office:value-type="float" office:value="374386.434" calcext:value-type="float">
            <text:p><text:s/>374,386 <text:s/></text:p>
          </table:table-cell>
          <table:table-cell table:style-name="ce43" office:value-type="float" office:value="2694695.41477058" calcext:value-type="float">
            <text:p><text:s/>2,694,695 <text:s/></text:p>
          </table:table-cell>
          <table:table-cell table:style-name="ce43" table:number-columns-repeated="3"/>
          <table:table-cell table:style-name="ce43" office:value-type="float" office:value="2126075.15998708" calcext:value-type="float">
            <text:p><text:s/>2,126,075 <text:s/></text:p>
          </table:table-cell>
          <table:table-cell table:style-name="ce43" office:value-type="float" office:value="86823.949464" calcext:value-type="float">
            <text:p><text:s/>86,82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368155.156" calcext:value-type="float">
            <text:p><text:s/>368,155 <text:s/></text:p>
          </table:table-cell>
          <table:table-cell table:style-name="ce43" office:value-type="float" office:value="3993483.227" calcext:value-type="float">
            <text:p><text:s/>3,993,483 <text:s/></text:p>
          </table:table-cell>
          <table:table-cell table:style-name="ce43" office:value-type="float" office:value="374386.434" calcext:value-type="float">
            <text:p><text:s/>374,38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67491.069" calcext:value-type="float">
            <text:p><text:s/>67,491 <text:s/></text:p>
          </table:table-cell>
          <table:table-cell table:style-name="ce43" office:value-type="float" office:value="6654877.513" calcext:value-type="float">
            <text:p><text:s/>6,654,87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3"/>
          <table:table-cell table:style-name="ce43" office:value-type="float" office:value="2692879.32130391" calcext:value-type="float">
            <text:p><text:s/>2,692,879 <text:s/></text:p>
          </table:table-cell>
          <table:table-cell table:style-name="ce43" table:number-columns-repeated="3"/>
          <table:table-cell table:style-name="ce43" office:value-type="float" office:value="2126075.15998708" calcext:value-type="float">
            <text:p><text:s/>2,126,075 <text:s/></text:p>
          </table:table-cell>
          <table:table-cell table:style-name="ce43" office:value-type="float" office:value="86823.949464" calcext:value-type="float">
            <text:p><text:s/>86,82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3"/>
          <table:table-cell table:style-name="ce43" office:value-type="float" office:value="1381.61486666667" calcext:value-type="float">
            <text:p><text:s/>1,38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3"/>
          <table:table-cell table:style-name="ce43" office:value-type="float" office:value="413.333333333333" calcext:value-type="float">
            <text:p><text:s/>41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3"/>
          <table:table-cell table:style-name="ce44" office:value-type="float" office:value="21.1452666666667" calcext:value-type="float">
            <text:p><text:s/>21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13.43" calcext:value-type="float">
            <text:p><text:s/>13 <text:s/></text:p>
          </table:table-cell>
          <table:table-cell table:style-name="ce45" office:value-type="float" office:value="156622.04" calcext:value-type="float">
            <text:p><text:s/>156,622 <text:s/></text:p>
          </table:table-cell>
          <table:table-cell table:style-name="ce45" office:value-type="float" office:value="14091.949" calcext:value-type="float">
            <text:p><text:s/>14,092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1655008.38699476" calcext:value-type="float">
            <text:p><text:s/>1,655,008 <text:s/></text:p>
          </table:table-cell>
          <table:table-cell table:style-name="ce45" office:value-type="float" office:value="3062668.07306245" calcext:value-type="float">
            <text:p><text:s/>3,062,668 <text:s/></text:p>
          </table:table-cell>
          <table:table-cell table:style-name="ce45" office:value-type="float" office:value="299684.72272705" calcext:value-type="float">
            <text:p><text:s/>299,685 <text:s/></text:p>
          </table:table-cell>
          <table:table-cell table:style-name="ce45" office:value-type="float" office:value="39434218.0814375" calcext:value-type="float">
            <text:p><text:s/>39,434,218 <text:s/></text:p>
          </table:table-cell>
          <table:table-cell table:style-name="ce45" table:number-columns-repeated="2"/>
          <table:table-cell table:style-name="ce45" office:value-type="float" office:value="64836" calcext:value-type="float">
            <text:p><text:s/>64,836 <text:s/></text:p>
          </table:table-cell>
          <table:table-cell table:style-name="ce45" office:value-type="float" office:value="739680.987378" calcext:value-type="float">
            <text:p><text:s/>739,681 <text:s/></text:p>
          </table:table-cell>
          <table:table-cell table:style-name="ce45" office:value-type="float" office:value="2435093.58569761" calcext:value-type="float">
            <text:p><text:s/>2,435,094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1655008.38699476" calcext:value-type="float">
            <text:p><text:s/>1,655,008 <text:s/></text:p>
          </table:table-cell>
          <table:table-cell table:style-name="ce45" office:value-type="float" office:value="3062668.07306245" calcext:value-type="float">
            <text:p><text:s/>3,062,668 <text:s/></text:p>
          </table:table-cell>
          <table:table-cell table:style-name="ce45" office:value-type="float" office:value="299684.72272705" calcext:value-type="float">
            <text:p><text:s/>299,685 <text:s/></text:p>
          </table:table-cell>
          <table:table-cell table:style-name="ce45" office:value-type="float" office:value="15043668.2222956" calcext:value-type="float">
            <text:p><text:s/>15,043,668 <text:s/></text:p>
          </table:table-cell>
          <table:table-cell table:style-name="ce45" table:number-columns-repeated="3"/>
          <table:table-cell table:style-name="ce45" office:value-type="float" office:value="739680.987378" calcext:value-type="float">
            <text:p><text:s/>739,681 <text:s/></text:p>
          </table:table-cell>
          <table:table-cell table:style-name="ce45" office:value-type="float" office:value="1992120.80376961" calcext:value-type="float">
            <text:p><text:s/>1,992,12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1655008.38699476" calcext:value-type="float">
            <text:p><text:s/>1,655,008 <text:s/></text:p>
          </table:table-cell>
          <table:table-cell table:style-name="ce43" office:value-type="float" office:value="3062668.07306245" calcext:value-type="float">
            <text:p><text:s/>3,062,668 <text:s/></text:p>
          </table:table-cell>
          <table:table-cell table:style-name="ce43" office:value-type="float" office:value="299684.72272705" calcext:value-type="float">
            <text:p><text:s/>299,685 <text:s/></text:p>
          </table:table-cell>
          <table:table-cell table:style-name="ce43" office:value-type="float" office:value="1255323.14005087" calcext:value-type="float">
            <text:p><text:s/>1,255,323 <text:s/></text:p>
          </table:table-cell>
          <table:table-cell table:style-name="ce43" table:number-columns-repeated="3"/>
          <table:table-cell table:style-name="ce43" office:value-type="float" office:value="739680.987378" calcext:value-type="float">
            <text:p><text:s/>739,681 <text:s/></text:p>
          </table:table-cell>
          <table:table-cell table:style-name="ce43" office:value-type="float" office:value="422674.129345761" calcext:value-type="float">
            <text:p><text:s/>422,67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3"/>
          <table:table-cell table:style-name="ce43" office:value-type="float" office:value="6728.93847115667" calcext:value-type="float">
            <text:p><text:s/>6,729 <text:s/></text:p>
          </table:table-cell>
          <table:table-cell table:style-name="ce43" table:number-columns-repeated="4"/>
          <table:table-cell table:style-name="ce43" office:value-type="float" office:value="2647.711566" calcext:value-type="float">
            <text:p><text:s/>2,64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3"/>
          <table:table-cell table:style-name="ce43" office:value-type="float" office:value="80736.7232987101" calcext:value-type="float">
            <text:p><text:s/>80,737 <text:s/></text:p>
          </table:table-cell>
          <table:table-cell table:style-name="ce43" table:number-columns-repeated="4"/>
          <table:table-cell table:style-name="ce43" office:value-type="float" office:value="27784.5137323562" calcext:value-type="float">
            <text:p><text:s/>27,78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3"/>
          <table:table-cell table:style-name="ce43" office:value-type="float" office:value="87746.3138362067" calcext:value-type="float">
            <text:p><text:s/>87,746 <text:s/></text:p>
          </table:table-cell>
          <table:table-cell table:style-name="ce43" table:number-columns-repeated="4"/>
          <table:table-cell table:style-name="ce43" office:value-type="float" office:value="12309.136236" calcext:value-type="float">
            <text:p><text:s/>12,30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3"/>
          <table:table-cell table:style-name="ce43" office:value-type="float" office:value="4052.64801669333" calcext:value-type="float">
            <text:p><text:s/>4,053 <text:s/></text:p>
          </table:table-cell>
          <table:table-cell table:style-name="ce43" table:number-columns-repeated="4"/>
          <table:table-cell table:style-name="ce43" office:value-type="float" office:value="2515.326624" calcext:value-type="float">
            <text:p><text:s/>2,51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3"/>
          <table:table-cell table:style-name="ce43" office:value-type="float" office:value="2120.954684" calcext:value-type="float">
            <text:p><text:s/>2,121 <text:s/></text:p>
          </table:table-cell>
          <table:table-cell table:style-name="ce43" table:number-columns-repeated="4"/>
          <table:table-cell table:style-name="ce43" office:value-type="float" office:value="234.8856" calcext:value-type="float">
            <text:p><text:s/>23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3"/>
          <table:table-cell table:style-name="ce43" office:value-type="float" office:value="38316.7717468764" calcext:value-type="float">
            <text:p><text:s/>38,317 <text:s/></text:p>
          </table:table-cell>
          <table:table-cell table:style-name="ce43" table:number-columns-repeated="4"/>
          <table:table-cell table:style-name="ce43" office:value-type="float" office:value="3051.83166468493" calcext:value-type="float">
            <text:p><text:s/>3,05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3"/>
          <table:table-cell table:style-name="ce43" office:value-type="float" office:value="2422.95484350333" calcext:value-type="float">
            <text:p><text:s/>2,423 <text:s/></text:p>
          </table:table-cell>
          <table:table-cell table:style-name="ce43" table:number-columns-repeated="4"/>
          <table:table-cell table:style-name="ce43" office:value-type="float" office:value="2947.652478" calcext:value-type="float">
            <text:p><text:s/>2,94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662.207" calcext:value-type="float">
            <text:p><text:s/>662 <text:s/></text:p>
          </table:table-cell>
          <table:table-cell table:style-name="ce43" table:number-columns-repeated="2"/>
          <table:table-cell table:style-name="ce43" office:value-type="float" office:value="535697.203584964" calcext:value-type="float">
            <text:p><text:s/>535,697 <text:s/></text:p>
          </table:table-cell>
          <table:table-cell table:style-name="ce43" table:number-columns-repeated="3"/>
          <table:table-cell table:style-name="ce43" office:value-type="float" office:value="739680.987378" calcext:value-type="float">
            <text:p><text:s/>739,681 <text:s/></text:p>
          </table:table-cell>
          <table:table-cell table:style-name="ce43" office:value-type="float" office:value="248922.79687672" calcext:value-type="float">
            <text:p><text:s/>248,92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3"/>
          <table:table-cell table:style-name="ce43" office:value-type="float" office:value="332627.564576311" calcext:value-type="float">
            <text:p><text:s/>332,628 <text:s/></text:p>
          </table:table-cell>
          <table:table-cell table:style-name="ce43" table:number-columns-repeated="3"/>
          <table:table-cell table:style-name="ce43" office:value-type="float" office:value="739429.03737562" calcext:value-type="float">
            <text:p><text:s/>739,429 <text:s/></text:p>
          </table:table-cell>
          <table:table-cell table:style-name="ce43" office:value-type="float" office:value="97416.61082872" calcext:value-type="float">
            <text:p><text:s/>97,41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3"/>
          <table:table-cell table:style-name="ce46" office:value-type="float" office:value="67980.70823052" calcext:value-type="float">
            <text:p>( 67,981 <text:s/>)</text:p>
          </table:table-cell>
          <table:table-cell table:style-name="ce46" table:number-columns-repeated="4"/>
          <table:table-cell table:style-name="ce46" office:value-type="float" office:value="75612.576168" calcext:value-type="float">
            <text:p>( 75,613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3"/>
          <table:table-cell table:style-name="ce46" office:value-type="float" office:value="263727.816345791" calcext:value-type="float">
            <text:p>( 263,728 <text:s/>)</text:p>
          </table:table-cell>
          <table:table-cell table:style-name="ce46" table:number-columns-repeated="3"/>
          <table:table-cell table:style-name="ce46" office:value-type="float" office:value="739429.03737562" calcext:value-type="float">
            <text:p>( 739,429 <text:s/>)</text:p>
          </table:table-cell>
          <table:table-cell table:style-name="ce46" office:value-type="float" office:value="21804.03466072" calcext:value-type="float">
            <text:p>( 21,804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3"/>
          <table:table-cell table:style-name="ce46" office:value-type="float" office:value="919.04" calcext:value-type="float">
            <text:p>( 919 <text:s/>)</text:p>
          </table:table-cell>
          <table:table-cell table:style-name="ce46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3"/>
          <table:table-cell table:style-name="ce43" office:value-type="float" office:value="64055.9015822815" calcext:value-type="float">
            <text:p><text:s/>64,056 <text:s/></text:p>
          </table:table-cell>
          <table:table-cell table:style-name="ce43" table:number-columns-repeated="3"/>
          <table:table-cell table:style-name="ce43" office:value-type="float" office:value="251.95000238" calcext:value-type="float">
            <text:p><text:s/>25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3"/>
          <table:table-cell table:style-name="ce43" office:value-type="float" office:value="28561.6797857016" calcext:value-type="float">
            <text:p><text:s/>28,562 <text:s/></text:p>
          </table:table-cell>
          <table:table-cell table:style-name="ce43" table:number-columns-repeated="4"/>
          <table:table-cell table:style-name="ce43" office:value-type="float" office:value="1760.21487" calcext:value-type="float">
            <text:p><text:s/>1,760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662.207" calcext:value-type="float">
            <text:p><text:s/>662 <text:s/></text:p>
          </table:table-cell>
          <table:table-cell table:style-name="ce47" table:number-columns-repeated="2"/>
          <table:table-cell table:style-name="ce47" office:value-type="float" office:value="110452.05764067" calcext:value-type="float">
            <text:p><text:s/>110,452 <text:s/></text:p>
          </table:table-cell>
          <table:table-cell table:style-name="ce47" table:number-columns-repeated="4"/>
          <table:table-cell table:style-name="ce47" office:value-type="float" office:value="149745.971178" calcext:value-type="float">
            <text:p><text:s/>149,74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3"/>
          <table:table-cell table:style-name="ce43" office:value-type="float" office:value="24747.5024067556" calcext:value-type="float">
            <text:p><text:s/>24,748 <text:s/></text:p>
          </table:table-cell>
          <table:table-cell table:style-name="ce43" table:number-columns-repeated="4"/>
          <table:table-cell table:style-name="ce43" office:value-type="float" office:value="11145.35808" calcext:value-type="float">
            <text:p><text:s/>11,14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3"/>
          <table:table-cell table:style-name="ce43" office:value-type="float" office:value="6568.87983659333" calcext:value-type="float">
            <text:p><text:s/>6,569 <text:s/></text:p>
          </table:table-cell>
          <table:table-cell table:style-name="ce43" table:number-columns-repeated="4"/>
          <table:table-cell table:style-name="ce43" office:value-type="float" office:value="2799.607284" calcext:value-type="float">
            <text:p><text:s/>2,800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3"/>
          <table:table-cell table:style-name="ce47" office:value-type="float" office:value="27787.5587275033" calcext:value-type="float">
            <text:p><text:s/>27,788 <text:s/></text:p>
          </table:table-cell>
          <table:table-cell table:style-name="ce47" table:number-columns-repeated="4"/>
          <table:table-cell table:style-name="ce47" office:value-type="float" office:value="14308.698078" calcext:value-type="float">
            <text:p><text:s/>14,30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3"/>
          <table:table-cell table:style-name="ce43" office:value-type="float" office:value="201204.76420449" calcext:value-type="float">
            <text:p><text:s/>201,205 <text:s/></text:p>
          </table:table-cell>
          <table:table-cell table:style-name="ce43" table:number-columns-repeated="4"/>
          <table:table-cell table:style-name="ce43" office:value-type="float" office:value="10719.631566" calcext:value-type="float">
            <text:p><text:s/>10,72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3"/>
          <table:table-cell table:style-name="ce43" office:value-type="float" office:value="28645.2470882667" calcext:value-type="float">
            <text:p><text:s/>28,645 <text:s/></text:p>
          </table:table-cell>
          <table:table-cell table:style-name="ce43" table:number-columns-repeated="4"/>
          <table:table-cell table:style-name="ce43" office:value-type="float" office:value="181.94544" calcext:value-type="float">
            <text:p><text:s/>1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3"/>
          <table:table-cell table:style-name="ce43" office:value-type="float" office:value="172559.517116223" calcext:value-type="float">
            <text:p><text:s/>172,560 <text:s/></text:p>
          </table:table-cell>
          <table:table-cell table:style-name="ce43" table:number-columns-repeated="4"/>
          <table:table-cell table:style-name="ce43" office:value-type="float" office:value="10537.686126" calcext:value-type="float">
            <text:p><text:s/>10,53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3"/>
          <table:table-cell table:style-name="ce46" office:value-type="float" office:value="17594.74967623" calcext:value-type="float">
            <text:p>( 17,595 <text:s/>)</text:p>
          </table:table-cell>
          <table:table-cell table:style-name="ce46" table:number-columns-repeated="4"/>
          <table:table-cell table:style-name="ce46" office:value-type="float" office:value="7797.309282" calcext:value-type="float">
            <text:p>( 7,797 <text:s/>)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style-name="ce48" office:value-type="float" office:value="133191.29010666" calcext:value-type="float">
            <text:p>( 133,191 <text:s/>)</text:p>
          </table:table-cell>
          <table:table-cell table:style-name="ce48" table:number-columns-repeated="4"/>
          <table:table-cell table:style-name="ce48" office:value-type="float" office:value="2740.376844" calcext:value-type="float">
            <text:p>( 2,740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654346.17999476" calcext:value-type="float">
            <text:p><text:s/>1,654,346 <text:s/></text:p>
          </table:table-cell>
          <table:table-cell table:style-name="ce43" office:value-type="float" office:value="3062668.07306245" calcext:value-type="float">
            <text:p><text:s/>3,062,668 <text:s/></text:p>
          </table:table-cell>
          <table:table-cell table:style-name="ce43" office:value-type="float" office:value="299684.72272705" calcext:value-type="float">
            <text:p><text:s/>299,685 <text:s/></text:p>
          </table:table-cell>
          <table:table-cell table:style-name="ce43" office:value-type="float" office:value="141668.05538229" calcext:value-type="float">
            <text:p><text:s/>141,668 <text:s/></text:p>
          </table:table-cell>
          <table:table-cell table:style-name="ce43" table:number-columns-repeated="4"/>
          <table:table-cell table:style-name="ce43" office:value-type="float" office:value="27958.162086" calcext:value-type="float">
            <text:p><text:s/>27,95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654346.17999476" calcext:value-type="float">
            <text:p><text:s/>1,654,346 <text:s/></text:p>
          </table:table-cell>
          <table:table-cell table:style-name="ce43" office:value-type="float" office:value="3062668.07306245" calcext:value-type="float">
            <text:p><text:s/>3,062,668 <text:s/></text:p>
          </table:table-cell>
          <table:table-cell table:style-name="ce43" office:value-type="float" office:value="299684.72272705" calcext:value-type="float">
            <text:p><text:s/>299,685 <text:s/></text:p>
          </table:table-cell>
          <table:table-cell table:style-name="ce43" office:value-type="float" office:value="97096.10877671" calcext:value-type="float">
            <text:p><text:s/>97,096 <text:s/></text:p>
          </table:table-cell>
          <table:table-cell table:style-name="ce43" table:number-columns-repeated="4"/>
          <table:table-cell table:style-name="ce43" office:value-type="float" office:value="16822.268514" calcext:value-type="float">
            <text:p><text:s/>16,82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3"/>
          <table:table-cell table:style-name="ce43" office:value-type="float" office:value="44571.94660558" calcext:value-type="float">
            <text:p><text:s/>44,572 <text:s/></text:p>
          </table:table-cell>
          <table:table-cell table:style-name="ce43" table:number-columns-repeated="4"/>
          <table:table-cell table:style-name="ce43" office:value-type="float" office:value="11135.893572" calcext:value-type="float">
            <text:p><text:s/>11,13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3"/>
          <table:table-cell table:style-name="ce46" office:value-type="float" office:value="39371.3639853133" calcext:value-type="float">
            <text:p>( 39,371 <text:s/>)</text:p>
          </table:table-cell>
          <table:table-cell table:style-name="ce46" table:number-columns-repeated="4"/>
          <table:table-cell table:style-name="ce46" office:value-type="float" office:value="10969.219332" calcext:value-type="float">
            <text:p>( 10,969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3"/>
          <table:table-cell table:style-name="ce43" office:value-type="float" office:value="30682.3157728667" calcext:value-type="float">
            <text:p><text:s/>30,682 <text:s/></text:p>
          </table:table-cell>
          <table:table-cell table:style-name="ce43" table:number-columns-repeated="4"/>
          <table:table-cell table:style-name="ce43" office:value-type="float" office:value="30409.79508" calcext:value-type="float">
            <text:p><text:s/>30,410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3"/>
          <table:table-cell table:style-name="ce47" office:value-type="float" office:value="6790.14443512667" calcext:value-type="float">
            <text:p><text:s/>6,790 <text:s/></text:p>
          </table:table-cell>
          <table:table-cell table:style-name="ce47" table:number-columns-repeated="4"/>
          <table:table-cell table:style-name="ce47" office:value-type="float" office:value="5269.832964" calcext:value-type="float">
            <text:p><text:s/>5,27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3"/>
          <table:table-cell table:style-name="ce43" office:value-type="float" office:value="14248.26661486" calcext:value-type="float">
            <text:p><text:s/>14,248 <text:s/></text:p>
          </table:table-cell>
          <table:table-cell table:style-name="ce43" table:number-columns-repeated="4"/>
          <table:table-cell table:style-name="ce43" office:value-type="float" office:value="4994.078724" calcext:value-type="float">
            <text:p><text:s/>4,99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style-name="ce46" office:value-type="float" office:value="9917.59555163333" calcext:value-type="float">
            <text:p>( 9,918 <text:s/>)</text:p>
          </table:table-cell>
          <table:table-cell table:style-name="ce46" table:number-columns-repeated="4"/>
          <table:table-cell table:style-name="ce46" office:value-type="float" office:value="2403.92322" calcext:value-type="float">
            <text:p>( 2,404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3"/>
          <table:table-cell table:style-name="ce43" office:value-type="float" office:value="21159.1918351233" calcext:value-type="float">
            <text:p><text:s/>21,159 <text:s/></text:p>
          </table:table-cell>
          <table:table-cell table:style-name="ce43" table:number-columns-repeated="4"/>
          <table:table-cell table:style-name="ce43" office:value-type="float" office:value="14082.913386" calcext:value-type="float">
            <text:p><text:s/>14,08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3"/>
          <table:table-cell table:style-name="ce43" office:value-type="float" office:value="30.82621" calcext:value-type="float">
            <text:p><text:s/>31 <text:s/></text:p>
          </table:table-cell>
          <table:table-cell table:style-name="ce43" table:number-columns-repeated="4"/>
          <table:table-cell table:style-name="ce43" office:value-type="float" office:value="41.814" calcext:value-type="float">
            <text:p><text:s/>4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3"/>
          <table:table-cell table:style-name="ce43" office:value-type="float" office:value="1057.30147333333" calcext:value-type="float">
            <text:p><text:s/>1,057 <text:s/></text:p>
          </table:table-cell>
          <table:table-cell table:style-name="ce43" table:number-columns-repeated="4"/>
          <table:table-cell table:style-name="ce43" office:value-type="float" office:value="3.636" calcext:value-type="float">
            <text:p><text:s/>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3"/>
          <table:table-cell table:style-name="ce43" office:value-type="float" office:value="6078.45924001867" calcext:value-type="float">
            <text:p><text:s/>6,07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3"/>
          <table:table-cell table:style-name="ce43" office:value-type="float" office:value="15477.3654298" calcext:value-type="float">
            <text:p><text:s/>15,477 <text:s/></text:p>
          </table:table-cell>
          <table:table-cell table:style-name="ce43" table:number-columns-repeated="4"/>
          <table:table-cell table:style-name="ce43" office:value-type="float" office:value="526.74732" calcext:value-type="float">
            <text:p><text:s/>527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style-name="ce43" office:value-type="float" office:value="11488699.6118225" calcext:value-type="float">
            <text:p><text:s/>11,488,700 <text:s/></text:p>
          </table:table-cell>
          <table:table-cell table:style-name="ce43" table:number-columns-repeated="4"/>
          <table:table-cell table:style-name="ce43" office:value-type="float" office:value="13416.047295" calcext:value-type="float">
            <text:p><text:s/>13,41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3"/>
          <table:table-cell table:style-name="ce43" office:value-type="float" office:value="51669.7235555556" calcext:value-type="float">
            <text:p><text:s/>51,67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style-name="ce43" office:value-type="float" office:value="11337604.9846669" calcext:value-type="float">
            <text:p><text:s/>11,337,605 <text:s/></text:p>
          </table:table-cell>
          <table:table-cell table:style-name="ce43" table:number-columns-repeated="4"/>
          <table:table-cell table:style-name="ce43" office:value-type="float" office:value="13416.047295" calcext:value-type="float">
            <text:p><text:s/>13,41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3"/>
          <table:table-cell table:style-name="ce43" office:value-type="float" office:value="130.666666666667" calcext:value-type="float">
            <text:p><text:s/>131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3"/>
          <table:table-cell table:style-name="ce43" office:value-type="float" office:value="99294.2369333333" calcext:value-type="float">
            <text:p><text:s/>99,29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3"/>
          <table:table-cell table:style-name="ce43" office:value-type="float" office:value="399938.101733333" calcext:value-type="float">
            <text:p><text:s/>399,93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3"/>
          <table:table-cell table:style-name="ce43" office:value-type="float" office:value="67903.2257333333" calcext:value-type="float">
            <text:p><text:s/>67,90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3"/>
          <table:table-cell table:style-name="ce44" office:value-type="float" office:value="332034.876" calcext:value-type="float">
            <text:p><text:s/>332,035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3"/>
          <table:table-cell table:style-name="ce43" office:value-type="float" office:value="855852.468049998" calcext:value-type="float">
            <text:p><text:s/>855,852 <text:s/></text:p>
          </table:table-cell>
          <table:table-cell table:style-name="ce43" table:number-columns-repeated="4"/>
          <table:table-cell table:style-name="ce43" office:value-type="float" office:value="140100.844800299" calcext:value-type="float">
            <text:p><text:s/>140,10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3"/>
          <table:table-cell table:style-name="ce43" office:value-type="float" office:value="210628.312491672" calcext:value-type="float">
            <text:p><text:s/>210,628 <text:s/></text:p>
          </table:table-cell>
          <table:table-cell table:style-name="ce43" table:number-columns-repeated="4"/>
          <table:table-cell table:style-name="ce43" office:value-type="float" office:value="1790.3581650411" calcext:value-type="float">
            <text:p><text:s/>1,79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3"/>
          <table:table-cell table:style-name="ce43" office:value-type="float" office:value="101508.588858793" calcext:value-type="float">
            <text:p><text:s/>101,509 <text:s/></text:p>
          </table:table-cell>
          <table:table-cell table:style-name="ce43" table:number-columns-repeated="4"/>
          <table:table-cell table:style-name="ce43" office:value-type="float" office:value="132370.430222929" calcext:value-type="float">
            <text:p><text:s/>132,37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3"/>
          <table:table-cell table:style-name="ce43" office:value-type="float" office:value="34230.5531954444" calcext:value-type="float">
            <text:p><text:s/>34,231 <text:s/></text:p>
          </table:table-cell>
          <table:table-cell table:style-name="ce43" table:number-columns-repeated="4"/>
          <table:table-cell table:style-name="ce43" office:value-type="float" office:value="1202.2434" calcext:value-type="float">
            <text:p><text:s/>1,20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3"/>
          <table:table-cell table:style-name="ce43" office:value-type="float" office:value="140.7952" calcext:value-type="float">
            <text:p><text:s/>141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3"/>
          <table:table-cell table:style-name="ce43" office:value-type="float" office:value="7852.53306666667" calcext:value-type="float">
            <text:p><text:s/>7,85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3"/>
          <table:table-cell table:style-name="ce43" office:value-type="float" office:value="537.0368" calcext:value-type="float">
            <text:p><text:s/>53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3"/>
          <table:table-cell table:style-name="ce43" office:value-type="float" office:value="9293.60966943333" calcext:value-type="float">
            <text:p><text:s/>9,294 <text:s/></text:p>
          </table:table-cell>
          <table:table-cell table:style-name="ce43" table:number-columns-repeated="4"/>
          <table:table-cell table:style-name="ce43" office:value-type="float" office:value="557.08974" calcext:value-type="float">
            <text:p><text:s/>5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3"/>
          <table:table-cell table:style-name="ce43" office:value-type="float" office:value="9912.39356342826" calcext:value-type="float">
            <text:p><text:s/>9,912 <text:s/></text:p>
          </table:table-cell>
          <table:table-cell table:style-name="ce43" table:number-columns-repeated="4"/>
          <table:table-cell table:style-name="ce43" office:value-type="float" office:value="341.992173452055" calcext:value-type="float">
            <text:p><text:s/>34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3"/>
          <table:table-cell table:style-name="ce43" office:value-type="float" office:value="372553.43117609" calcext:value-type="float">
            <text:p><text:s/>372,553 <text:s/></text:p>
          </table:table-cell>
          <table:table-cell table:style-name="ce43" table:number-columns-repeated="4"/>
          <table:table-cell table:style-name="ce43" office:value-type="float" office:value="2.667006" calcext:value-type="float">
            <text:p><text:s/>3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3"/>
          <table:table-cell table:style-name="ce44" office:value-type="float" office:value="109195.214028471" calcext:value-type="float">
            <text:p><text:s/>109,195 <text:s/></text:p>
          </table:table-cell>
          <table:table-cell table:style-name="ce44" table:number-columns-repeated="4"/>
          <table:table-cell table:style-name="ce44" office:value-type="float" office:value="3836.06409287671" calcext:value-type="float">
            <text:p><text:s/>3,836 <text:s/></text:p>
          </table:table-cell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3"/>
          <table:table-cell table:style-name="ce45" office:value-type="float" office:value="1043854.90063888" calcext:value-type="float">
            <text:p><text:s/>1,043,855 <text:s/></text:p>
          </table:table-cell>
          <table:table-cell table:style-name="ce45" table:number-columns-repeated="4"/>
          <table:table-cell table:style-name="ce45" office:value-type="float" office:value="1415929.78232855" calcext:value-type="float">
            <text:p><text:s/>1,415,93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3"/>
          <table:table-cell table:style-name="ce43" office:value-type="float" office:value="24390549.8591419" calcext:value-type="float">
            <text:p><text:s/>24,390,550 <text:s/></text:p>
          </table:table-cell>
          <table:table-cell table:style-name="ce43" table:number-columns-repeated="2"/>
          <table:table-cell table:style-name="ce43" office:value-type="float" office:value="64836" calcext:value-type="float">
            <text:p><text:s/>64,836 <text:s/></text:p>
          </table:table-cell>
          <table:table-cell table:style-name="ce43"/>
          <table:table-cell table:style-name="ce43" office:value-type="float" office:value="442972.781928" calcext:value-type="float">
            <text:p><text:s/>442,97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3"/>
          <table:table-cell table:style-name="ce43" office:value-type="float" office:value="24390549.8591419" calcext:value-type="float">
            <text:p><text:s/>24,390,550 <text:s/></text:p>
          </table:table-cell>
          <table:table-cell table:style-name="ce43" table:number-columns-repeated="2"/>
          <table:table-cell table:style-name="ce43" office:value-type="float" office:value="64836" calcext:value-type="float">
            <text:p><text:s/>64,836 <text:s/></text:p>
          </table:table-cell>
          <table:table-cell table:style-name="ce43"/>
          <table:table-cell table:style-name="ce43" office:value-type="float" office:value="442972.781928" calcext:value-type="float">
            <text:p><text:s/>442,97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3"/>
          <table:table-cell table:style-name="ce46" office:value-type="float" office:value="20984444.6998769" calcext:value-type="float">
            <text:p>( 20,984,445 <text:s/>)</text:p>
          </table:table-cell>
          <table:table-cell table:style-name="ce46" table:number-columns-repeated="4"/>
          <table:table-cell table:style-name="ce46" office:value-type="float" office:value="442972.781928" calcext:value-type="float">
            <text:p>( 442,973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261145.157058" calcext:value-type="float">
            <text:p><text:s/>1,261,145 <text:s/></text:p>
          </table:table-cell>
          <table:table-cell table:style-name="ce43" office:value-type="float" office:value="2396533.541244" calcext:value-type="float">
            <text:p><text:s/>2,396,534 <text:s/></text:p>
          </table:table-cell>
          <table:table-cell table:style-name="ce43" office:value-type="float" office:value="529891.346371" calcext:value-type="float">
            <text:p><text:s/>529,891 <text:s/></text:p>
          </table:table-cell>
          <table:table-cell table:style-name="ce43" office:value-type="float" office:value="5020150.841349" calcext:value-type="float">
            <text:p><text:s/>5,020,151 <text:s/></text:p>
          </table:table-cell>
          <table:table-cell table:style-name="ce43" table:number-columns-repeated="3"/>
          <table:table-cell table:style-name="ce43" office:value-type="float" office:value="874863.322793" calcext:value-type="float">
            <text:p><text:s/>874,86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3820695.504" calcext:value-type="float">
            <text:p><text:s/>3,820,696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34559.023149" calcext:value-type="float">
            <text:p><text:s/>34,55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44603.93156" calcext:value-type="float">
            <text:p><text:s/>44,60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61145.157058" calcext:value-type="float">
            <text:p><text:s/>1,261,145 <text:s/></text:p>
          </table:table-cell>
          <table:table-cell table:style-name="ce43" office:value-type="float" office:value="2396533.541244" calcext:value-type="float">
            <text:p><text:s/>2,396,534 <text:s/></text:p>
          </table:table-cell>
          <table:table-cell table:style-name="ce43" office:value-type="float" office:value="529891.346371" calcext:value-type="float">
            <text:p><text:s/>529,891 <text:s/></text:p>
          </table:table-cell>
          <table:table-cell table:style-name="ce43" office:value-type="float" office:value="1120292.38264" calcext:value-type="float">
            <text:p><text:s/>1,120,292 <text:s/></text:p>
          </table:table-cell>
          <table:table-cell table:style-name="ce43" table:number-columns-repeated="3"/>
          <table:table-cell table:style-name="ce43" office:value-type="float" office:value="874863.322793" calcext:value-type="float">
            <text:p><text:s/>874,86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373642.507667" calcext:value-type="float">
            <text:p><text:s/>373,643 <text:s/></text:p>
          </table:table-cell>
          <table:table-cell table:style-name="ce43" office:value-type="float" office:value="759097.215246" calcext:value-type="float">
            <text:p><text:s/>759,097 <text:s/></text:p>
          </table:table-cell>
          <table:table-cell table:style-name="ce43" office:value-type="float" office:value="182746.954532" calcext:value-type="float">
            <text:p><text:s/>182,747 <text:s/></text:p>
          </table:table-cell>
          <table:table-cell table:style-name="ce43" office:value-type="float" office:value="2622323.883265" calcext:value-type="float">
            <text:p><text:s/>2,622,324 <text:s/></text:p>
          </table:table-cell>
          <table:table-cell table:style-name="ce43" table:number-columns-repeated="3"/>
          <table:table-cell table:style-name="ce43" office:value-type="float" office:value="1513516.923599" calcext:value-type="float">
            <text:p><text:s/>1,513,517 <text:s/></text:p>
          </table:table-cell>
          <table:table-cell table:style-name="ce43" office:value-type="float" office:value="140858.406704" calcext:value-type="float">
            <text:p><text:s/>140,85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373642.507667" calcext:value-type="float">
            <text:p><text:s/>373,643 <text:s/></text:p>
          </table:table-cell>
          <table:table-cell table:style-name="ce44" office:value-type="float" office:value="759097.215246" calcext:value-type="float">
            <text:p><text:s/>759,097 <text:s/></text:p>
          </table:table-cell>
          <table:table-cell table:style-name="ce44" office:value-type="float" office:value="182746.954532" calcext:value-type="float">
            <text:p><text:s/>182,747 <text:s/></text:p>
          </table:table-cell>
          <table:table-cell table:style-name="ce44" office:value-type="float" office:value="2622323.883265" calcext:value-type="float">
            <text:p><text:s/>2,622,324 <text:s/></text:p>
          </table:table-cell>
          <table:table-cell table:style-name="ce44" table:number-columns-repeated="3"/>
          <table:table-cell table:style-name="ce44" office:value-type="float" office:value="1513516.923599" calcext:value-type="float">
            <text:p><text:s/>1,513,517 <text:s/></text:p>
          </table:table-cell>
          <table:table-cell table:style-name="ce44" office:value-type="float" office:value="140858.406704" calcext:value-type="float">
            <text:p><text:s/>140,85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0" table:default-cell-style-name="ce15"/>
        <table:table-column table:style-name="co12" table:number-columns-repeated="8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4 能源平衡表－OECD能源統計格式（原始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9" calcext:value-type="float">
              <text:p>19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丙烷混合氣)</text:p>
            </table:table-cell>
            <table:table-cell table:style-name="ce39" office:value-type="string" calcext:value-type="string">
              <text:p>天然汽油</text:p>
            </table:table-cell>
            <table:table-cell table:style-name="ce39" office:value-type="string" calcext:value-type="string">
              <text:p>石油腦</text:p>
            </table:table-cell>
            <table:table-cell table:style-name="ce39" office:value-type="string" calcext:value-type="string">
              <text:p>車用汽油</text:p>
            </table:table-cell>
            <table:table-cell table:style-name="ce39" office:value-type="string" calcext:value-type="string">
              <text:p>(無鉛汽油)</text:p>
            </table:table-cell>
            <table:table-cell table:style-name="ce39" office:value-type="string" calcext:value-type="string">
              <text:p>航空汽油</text:p>
            </table:table-cell>
            <table:table-cell table:number-columns-repeated="2" table:style-name="ce39" office:value-type="string" calcext:value-type="string">
              <text:p>航空燃油-</text:p>
            </table:table-cell>
            <table:table-cell table:style-name="ce39" office:value-type="string" calcext:value-type="string">
              <text:p>煤油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3"/>
            <table:table-cell table:style-name="ce39" table:number-columns-repeated="4"/>
            <table:table-cell table:style-name="ce53"/>
            <table:table-cell table:style-name="ce53" office:value-type="string" calcext:value-type="string">
              <text:p>汽油型</text:p>
            </table:table-cell>
            <table:table-cell table:style-name="ce53" office:value-type="string" calcext:value-type="string">
              <text:p>煤油型</text:p>
            </table:table-cell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9" table:style-name="ce39" office:value-type="string" calcext:value-type="string">
              <text:p>(公秉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9" table:style-name="ce40" office:value-type="string" calcext:value-type="string">
              <text:p>(KL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54"/>
          <table:table-cell table:style-name="ce42" table:number-columns-repeated="3"/>
          <table:table-cell table:style-name="ce54"/>
          <table:table-cell table:style-name="ce42" table:number-columns-repeated="4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6"/>
          <table:table-cell table:style-name="ce43"/>
          <table:table-cell table:style-name="ce43" office:value-type="float" office:value="14824293.543" calcext:value-type="float">
            <text:p><text:s/>14,824,294 <text:s/></text:p>
          </table:table-cell>
          <table:table-cell table:style-name="ce43" office:value-type="float" office:value="108774.773" calcext:value-type="float">
            <text:p><text:s/>108,775 <text:s/></text:p>
          </table:table-cell>
          <table:table-cell table:style-name="ce46" office:value-type="float" office:value="108774.773" calcext:value-type="float">
            <text:p>( 108,775 <text:s/>)</text:p>
          </table:table-cell>
          <table:table-cell table:style-name="ce43" table:number-columns-repeated="2"/>
          <table:table-cell table:style-name="ce43" office:value-type="float" office:value="43764.032" calcext:value-type="float">
            <text:p><text:s/>43,76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6"/>
          <table:table-cell table:style-name="ce43" table:number-columns-repeated="2"/>
          <table:table-cell table:style-name="ce43" office:value-type="float" office:value="3643460.251" calcext:value-type="float">
            <text:p><text:s/>3,643,460 <text:s/></text:p>
          </table:table-cell>
          <table:table-cell table:style-name="ce46" office:value-type="float" office:value="3643460.251" calcext:value-type="float">
            <text:p>( 3,643,460 <text:s/>)</text:p>
          </table:table-cell>
          <table:table-cell table:style-name="ce43" table:number-columns-repeated="2"/>
          <table:table-cell table:style-name="ce43" office:value-type="float" office:value="366291.061" calcext:value-type="float">
            <text:p><text:s/>366,29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2077813.541" calcext:value-type="float">
            <text:p><text:s/>2,077,81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6"/>
          <table:table-cell table:style-name="ce43"/>
          <table:table-cell table:style-name="ce43" office:value-type="float" office:value="-340668.24" calcext:value-type="float">
            <text:p><text:s/>-340,668 <text:s/></text:p>
          </table:table-cell>
          <table:table-cell table:style-name="ce43" office:value-type="float" office:value="57881.387" calcext:value-type="float">
            <text:p><text:s/>57,881 <text:s/></text:p>
          </table:table-cell>
          <table:table-cell table:style-name="ce46" office:value-type="float" office:value="57881.387" calcext:value-type="float">
            <text:p>( 57,881 <text:s/>)</text:p>
          </table:table-cell>
          <table:table-cell table:style-name="ce43" table:number-columns-repeated="2"/>
          <table:table-cell table:style-name="ce43" office:value-type="float" office:value="79513.766" calcext:value-type="float">
            <text:p><text:s/>79,514 <text:s/></text:p>
          </table:table-cell>
          <table:table-cell table:style-name="ce43" office:value-type="float" office:value="501.033" calcext:value-type="float">
            <text:p><text:s/>501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55"/>
          <table:table-cell table:style-name="ce44"/>
          <table:table-cell table:style-name="ce44" office:value-type="float" office:value="15164961.783" calcext:value-type="float">
            <text:p><text:s/>15,164,962 <text:s/></text:p>
          </table:table-cell>
          <table:table-cell table:style-name="ce44" office:value-type="float" office:value="-3592566.865" calcext:value-type="float">
            <text:p><text:s/>-3,592,567 <text:s/></text:p>
          </table:table-cell>
          <table:table-cell table:style-name="ce55" office:value-type="float" office:value="-3592566.865" calcext:value-type="float">
            <text:p>( -3,592,567 <text:s/>)</text:p>
          </table:table-cell>
          <table:table-cell table:style-name="ce44" table:number-columns-repeated="2"/>
          <table:table-cell table:style-name="ce44" office:value-type="float" office:value="-2479854.336" calcext:value-type="float">
            <text:p><text:s/>-2,479,854 <text:s/></text:p>
          </table:table-cell>
          <table:table-cell table:style-name="ce44" office:value-type="float" office:value="-501.033" calcext:value-type="float">
            <text:p><text:s/>-50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6"/>
          <table:table-cell table:style-name="ce43"/>
          <table:table-cell table:style-name="ce43" office:value-type="float" office:value="2046589.42" calcext:value-type="float">
            <text:p><text:s/>2,046,589 <text:s/></text:p>
          </table:table-cell>
          <table:table-cell table:style-name="ce43" office:value-type="float" office:value="94741.063" calcext:value-type="float">
            <text:p><text:s/>94,741 <text:s/></text:p>
          </table:table-cell>
          <table:table-cell table:style-name="ce46" office:value-type="float" office:value="94741.063" calcext:value-type="float">
            <text:p>( 94,741 <text:s/>)</text:p>
          </table:table-cell>
          <table:table-cell table:style-name="ce43" table:number-columns-repeated="2"/>
          <table:table-cell table:style-name="ce43" office:value-type="float" office:value="121713.762" calcext:value-type="float">
            <text:p><text:s/>121,714 <text:s/></text:p>
          </table:table-cell>
          <table:table-cell table:style-name="ce43" office:value-type="float" office:value="4" calcext:value-type="float">
            <text:p><text:s/>4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55"/>
          <table:table-cell table:style-name="ce44"/>
          <table:table-cell table:style-name="ce44" office:value-type="float" office:value="38003.747" calcext:value-type="float">
            <text:p><text:s/>38,004 <text:s/></text:p>
          </table:table-cell>
          <table:table-cell table:style-name="ce44" office:value-type="float" office:value="-167907.303" calcext:value-type="float">
            <text:p><text:s/>-167,907 <text:s/></text:p>
          </table:table-cell>
          <table:table-cell table:style-name="ce55" office:value-type="float" office:value="-167907.303" calcext:value-type="float">
            <text:p>( -167,907 <text:s/>)</text:p>
          </table:table-cell>
          <table:table-cell table:style-name="ce44" table:number-columns-repeated="2"/>
          <table:table-cell table:style-name="ce44" office:value-type="float" office:value="497962.587" calcext:value-type="float">
            <text:p><text:s/>497,963 <text:s/></text:p>
          </table:table-cell>
          <table:table-cell table:style-name="ce44" office:value-type="float" office:value="-105.687" calcext:value-type="float">
            <text:p><text:s/>-10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6"/>
          <table:table-cell table:style-name="ce43"/>
          <table:table-cell table:style-name="ce43" office:value-type="float" office:value="10755641.37" calcext:value-type="float">
            <text:p><text:s/>10,755,641 <text:s/></text:p>
          </table:table-cell>
          <table:table-cell table:style-name="ce43" office:value-type="float" office:value="12024160.557" calcext:value-type="float">
            <text:p><text:s/>12,024,161 <text:s/></text:p>
          </table:table-cell>
          <table:table-cell table:style-name="ce46" office:value-type="float" office:value="12024160.557" calcext:value-type="float">
            <text:p>( 12,024,161 <text:s/>)</text:p>
          </table:table-cell>
          <table:table-cell table:style-name="ce43" table:number-columns-repeated="2"/>
          <table:table-cell table:style-name="ce43" office:value-type="float" office:value="3348119.475" calcext:value-type="float">
            <text:p><text:s/>3,348,119 <text:s/></text:p>
          </table:table-cell>
          <table:table-cell table:style-name="ce43" office:value-type="float" office:value="5050.39" calcext:value-type="float">
            <text:p><text:s/>5,05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6"/>
          <table:table-cell table:style-name="ce43"/>
          <table:table-cell table:style-name="ce43" office:value-type="float" office:value="10755641.37" calcext:value-type="float">
            <text:p><text:s/>10,755,641 <text:s/></text:p>
          </table:table-cell>
          <table:table-cell table:style-name="ce43" office:value-type="float" office:value="9676778.11320615" calcext:value-type="float">
            <text:p><text:s/>9,676,778 <text:s/></text:p>
          </table:table-cell>
          <table:table-cell table:style-name="ce46" office:value-type="float" office:value="9676778.11320615" calcext:value-type="float">
            <text:p>( 9,676,778 <text:s/>)</text:p>
          </table:table-cell>
          <table:table-cell table:style-name="ce43" table:number-columns-repeated="2"/>
          <table:table-cell table:style-name="ce43" office:value-type="float" office:value="3348119.475" calcext:value-type="float">
            <text:p><text:s/>3,348,119 <text:s/></text:p>
          </table:table-cell>
          <table:table-cell table:style-name="ce43" office:value-type="float" office:value="5050.39" calcext:value-type="float">
            <text:p><text:s/>5,050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55"/>
          <table:table-cell table:style-name="ce44" table:number-columns-repeated="2"/>
          <table:table-cell table:style-name="ce44" office:value-type="float" office:value="2347382.44379385" calcext:value-type="float">
            <text:p><text:s/>2,347,382 <text:s/></text:p>
          </table:table-cell>
          <table:table-cell table:style-name="ce55" office:value-type="float" office:value="2347382.44379385" calcext:value-type="float">
            <text:p>( 2,347,382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6"/>
          <table:table-cell table:style-name="ce43" table:number-columns-repeated="2"/>
          <table:table-cell table:style-name="ce43" office:value-type="float" office:value="3580.34" calcext:value-type="float">
            <text:p><text:s/>3,580 <text:s/></text:p>
          </table:table-cell>
          <table:table-cell table:style-name="ce46" office:value-type="float" office:value="3580.34" calcext:value-type="float">
            <text:p>( 3,580 <text:s/>)</text:p>
          </table:table-cell>
          <table:table-cell table:style-name="ce43" table:number-columns-repeated="3"/>
          <table:table-cell table:style-name="ce43" office:value-type="float" office:value="2.384" calcext:value-type="float">
            <text:p><text:s/>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6"/>
          <table:table-cell table:style-name="ce43" table:number-columns-repeated="2"/>
          <table:table-cell table:style-name="ce43" office:value-type="float" office:value="1971.632" calcext:value-type="float">
            <text:p><text:s/>1,972 <text:s/></text:p>
          </table:table-cell>
          <table:table-cell table:style-name="ce46" office:value-type="float" office:value="1971.632" calcext:value-type="float">
            <text:p>( 1,972 <text:s/>)</text:p>
          </table:table-cell>
          <table:table-cell table:style-name="ce43" table:number-columns-repeated="3"/>
          <table:table-cell table:style-name="ce43" office:value-type="float" office:value="2.384" calcext:value-type="float">
            <text:p><text:s/>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6"/>
          <table:table-cell table:style-name="ce43" table:number-columns-repeated="2"/>
          <table:table-cell table:style-name="ce43" office:value-type="float" office:value="1594.171" calcext:value-type="float">
            <text:p><text:s/>1,594 <text:s/></text:p>
          </table:table-cell>
          <table:table-cell table:style-name="ce46" office:value-type="float" office:value="1594.171" calcext:value-type="float">
            <text:p>( 1,59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55"/>
          <table:table-cell table:style-name="ce44" table:number-columns-repeated="2"/>
          <table:table-cell table:style-name="ce44" office:value-type="float" office:value="14.537" calcext:value-type="float">
            <text:p><text:s/>15 <text:s/></text:p>
          </table:table-cell>
          <table:table-cell table:style-name="ce55" office:value-type="float" office:value="14.537" calcext:value-type="float">
            <text:p>( 15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56"/>
          <table:table-cell table:style-name="ce45" table:number-columns-repeated="3"/>
          <table:table-cell table:style-name="ce56"/>
          <table:table-cell table:style-name="ce45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56"/>
          <table:table-cell table:style-name="ce45"/>
          <table:table-cell table:style-name="ce45" office:value-type="float" office:value="23836009.986" calcext:value-type="float">
            <text:p><text:s/>23,836,010 <text:s/></text:p>
          </table:table-cell>
          <table:table-cell table:style-name="ce45" office:value-type="float" office:value="8501179.592" calcext:value-type="float">
            <text:p><text:s/>8,501,180 <text:s/></text:p>
          </table:table-cell>
          <table:table-cell table:style-name="ce56" office:value-type="float" office:value="8501179.592" calcext:value-type="float">
            <text:p>( 8,501,180 <text:s/>)</text:p>
          </table:table-cell>
          <table:table-cell table:style-name="ce45" table:number-columns-repeated="2"/>
          <table:table-cell table:style-name="ce45" office:value-type="float" office:value="248588.79" calcext:value-type="float">
            <text:p><text:s/>248,589 <text:s/></text:p>
          </table:table-cell>
          <table:table-cell table:style-name="ce45" office:value-type="float" office:value="4648.66" calcext:value-type="float">
            <text:p><text:s/>4,649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56"/>
          <table:table-cell table:style-name="ce45" table:number-columns-repeated="2"/>
          <table:table-cell table:style-name="ce45" office:value-type="float" office:value="8501179.592" calcext:value-type="float">
            <text:p><text:s/>8,501,180 <text:s/></text:p>
          </table:table-cell>
          <table:table-cell table:style-name="ce56" office:value-type="float" office:value="8501179.592" calcext:value-type="float">
            <text:p>( 8,501,180 <text:s/>)</text:p>
          </table:table-cell>
          <table:table-cell table:style-name="ce45" table:number-columns-repeated="2"/>
          <table:table-cell table:style-name="ce45" office:value-type="float" office:value="248588.79" calcext:value-type="float">
            <text:p><text:s/>248,589 <text:s/></text:p>
          </table:table-cell>
          <table:table-cell table:style-name="ce45" office:value-type="float" office:value="4648.66" calcext:value-type="float">
            <text:p><text:s/>4,6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4873.445" calcext:value-type="float">
            <text:p><text:s/>4,873 <text:s/></text:p>
          </table:table-cell>
          <table:table-cell table:style-name="ce46" office:value-type="float" office:value="4873.445" calcext:value-type="float">
            <text:p>( 4,873 <text:s/>)</text:p>
          </table:table-cell>
          <table:table-cell table:style-name="ce43" table:number-columns-repeated="2"/>
          <table:table-cell table:style-name="ce43" office:value-type="float" office:value="170" calcext:value-type="float">
            <text:p><text:s/>17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6"/>
          <table:table-cell table:style-name="ce43" table:number-columns-repeated="2"/>
          <table:table-cell table:style-name="ce43" office:value-type="float" office:value="70.303" calcext:value-type="float">
            <text:p><text:s/>70 <text:s/></text:p>
          </table:table-cell>
          <table:table-cell table:style-name="ce46" office:value-type="float" office:value="70.303" calcext:value-type="float">
            <text:p>( 7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6"/>
          <table:table-cell table:style-name="ce43" table:number-columns-repeated="2"/>
          <table:table-cell table:style-name="ce43" office:value-type="float" office:value="4.792" calcext:value-type="float">
            <text:p><text:s/>5 <text:s/></text:p>
          </table:table-cell>
          <table:table-cell table:style-name="ce46" office:value-type="float" office:value="4.792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6"/>
          <table:table-cell table:style-name="ce43" table:number-columns-repeated="2"/>
          <table:table-cell table:style-name="ce43" office:value-type="float" office:value="12.345" calcext:value-type="float">
            <text:p><text:s/>12 <text:s/></text:p>
          </table:table-cell>
          <table:table-cell table:style-name="ce46" office:value-type="float" office:value="12.345" calcext:value-type="float">
            <text:p>( 1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6"/>
          <table:table-cell table:style-name="ce43" table:number-columns-repeated="2"/>
          <table:table-cell table:style-name="ce43" office:value-type="float" office:value="44.184" calcext:value-type="float">
            <text:p><text:s/>44 <text:s/></text:p>
          </table:table-cell>
          <table:table-cell table:style-name="ce46" office:value-type="float" office:value="44.184" calcext:value-type="float">
            <text:p>( 4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6"/>
          <table:table-cell table:style-name="ce43" table:number-columns-repeated="2"/>
          <table:table-cell table:style-name="ce43" office:value-type="float" office:value="5.269" calcext:value-type="float">
            <text:p><text:s/>5 <text:s/></text:p>
          </table:table-cell>
          <table:table-cell table:style-name="ce46" office:value-type="float" office:value="5.269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6"/>
          <table:table-cell table:style-name="ce43" table:number-columns-repeated="2"/>
          <table:table-cell table:style-name="ce43" office:value-type="float" office:value="3.863" calcext:value-type="float">
            <text:p><text:s/>4 <text:s/></text:p>
          </table:table-cell>
          <table:table-cell table:style-name="ce46" office:value-type="float" office:value="3.863" calcext:value-type="float">
            <text:p>( 4 <text:s/>)</text:p>
          </table:table-cell>
          <table:table-cell table:style-name="ce43" table:number-columns-repeated="2"/>
          <table:table-cell table:style-name="ce43" office:value-type="float" office:value="70" calcext:value-type="float">
            <text:p><text:s/>7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3.863" calcext:value-type="float">
            <text:p><text:s/>4 <text:s/></text:p>
          </table:table-cell>
          <table:table-cell table:style-name="ce46" office:value-type="float" office:value="3.863" calcext:value-type="float">
            <text:p>( 4 <text:s/>)</text:p>
          </table:table-cell>
          <table:table-cell table:style-name="ce43" table:number-columns-repeated="2"/>
          <table:table-cell table:style-name="ce43" office:value-type="float" office:value="70" calcext:value-type="float">
            <text:p><text:s/>7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76.522" calcext:value-type="float">
            <text:p><text:s/>77 <text:s/></text:p>
          </table:table-cell>
          <table:table-cell table:style-name="ce46" office:value-type="float" office:value="76.522" calcext:value-type="float">
            <text:p>( 77 <text:s/>)</text:p>
          </table:table-cell>
          <table:table-cell table:style-name="ce43" table:number-columns-repeated="2"/>
          <table:table-cell table:style-name="ce43" office:value-type="float" office:value="100" calcext:value-type="float">
            <text:p><text:s/>10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6.317" calcext:value-type="float">
            <text:p><text:s/>6 <text:s/></text:p>
          </table:table-cell>
          <table:table-cell table:style-name="ce46" office:value-type="float" office:value="6.317" calcext:value-type="float">
            <text:p>( 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2.08" calcext:value-type="float">
            <text:p><text:s/>12 <text:s/></text:p>
          </table:table-cell>
          <table:table-cell table:style-name="ce48" office:value-type="float" office:value="12.08" calcext:value-type="float">
            <text:p>( 12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8.072" calcext:value-type="float">
            <text:p><text:s/>18 <text:s/></text:p>
          </table:table-cell>
          <table:table-cell table:style-name="ce46" office:value-type="float" office:value="18.072" calcext:value-type="float">
            <text:p>( 1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6"/>
          <table:table-cell table:style-name="ce43" table:number-columns-repeated="2"/>
          <table:table-cell table:style-name="ce43" office:value-type="float" office:value="14.281" calcext:value-type="float">
            <text:p><text:s/>14 <text:s/></text:p>
          </table:table-cell>
          <table:table-cell table:style-name="ce46" office:value-type="float" office:value="14.281" calcext:value-type="float">
            <text:p>( 1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6"/>
          <table:table-cell table:style-name="ce43" table:number-columns-repeated="2"/>
          <table:table-cell table:style-name="ce43" office:value-type="float" office:value="3.791" calcext:value-type="float">
            <text:p><text:s/>4 <text:s/></text:p>
          </table:table-cell>
          <table:table-cell table:style-name="ce46" office:value-type="float" office:value="3.791" calcext:value-type="float">
            <text:p>( 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number-columns-repeated="2" table:style-name="ce48" office:value-type="float" office:value="3.791" calcext:value-type="float">
            <text:p>( 4 <text:s/>)</text:p>
          </table:table-cell>
          <table:table-cell table:style-name="ce48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67.065" calcext:value-type="float">
            <text:p><text:s/>67 <text:s/></text:p>
          </table:table-cell>
          <table:table-cell table:style-name="ce46" office:value-type="float" office:value="67.065" calcext:value-type="float">
            <text:p>( 6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67.065" calcext:value-type="float">
            <text:p><text:s/>67 <text:s/></text:p>
          </table:table-cell>
          <table:table-cell table:style-name="ce46" office:value-type="float" office:value="67.065" calcext:value-type="float">
            <text:p>( 6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.522" calcext:value-type="float">
            <text:p><text:s/>2 <text:s/></text:p>
          </table:table-cell>
          <table:table-cell table:style-name="ce46" office:value-type="float" office:value="1.522" calcext:value-type="float">
            <text:p>( 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49.681" calcext:value-type="float">
            <text:p><text:s/>150 <text:s/></text:p>
          </table:table-cell>
          <table:table-cell table:style-name="ce48" office:value-type="float" office:value="149.681" calcext:value-type="float">
            <text:p>( 150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20.93" calcext:value-type="float">
            <text:p><text:s/>121 <text:s/></text:p>
          </table:table-cell>
          <table:table-cell table:style-name="ce46" office:value-type="float" office:value="120.93" calcext:value-type="float">
            <text:p>( 12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number-columns-repeated="2" table:style-name="ce46" office:value-type="float" office:value="29.239" calcext:value-type="float">
            <text:p>( 29 <text:s/>)</text:p>
          </table:table-cell>
          <table:table-cell table:style-name="ce46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3685.319" calcext:value-type="float">
            <text:p><text:s/>3,685 <text:s/></text:p>
          </table:table-cell>
          <table:table-cell table:style-name="ce46" office:value-type="float" office:value="3685.319" calcext:value-type="float">
            <text:p>( 3,68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29.08" calcext:value-type="float">
            <text:p><text:s/>29 <text:s/></text:p>
          </table:table-cell>
          <table:table-cell table:style-name="ce46" office:value-type="float" office:value="29.08" calcext:value-type="float">
            <text:p>( 2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6"/>
          <table:table-cell table:style-name="ce43" table:number-columns-repeated="2"/>
          <table:table-cell table:style-name="ce43" office:value-type="float" office:value="433.857" calcext:value-type="float">
            <text:p><text:s/>434 <text:s/></text:p>
          </table:table-cell>
          <table:table-cell table:style-name="ce46" office:value-type="float" office:value="433.857" calcext:value-type="float">
            <text:p>( 43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32.244" calcext:value-type="float">
            <text:p><text:s/>132 <text:s/></text:p>
          </table:table-cell>
          <table:table-cell table:style-name="ce46" office:value-type="float" office:value="132.244" calcext:value-type="float">
            <text:p>( 13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8447674.061" calcext:value-type="float">
            <text:p><text:s/>8,447,674 <text:s/></text:p>
          </table:table-cell>
          <table:table-cell table:style-name="ce46" office:value-type="float" office:value="8447674.061" calcext:value-type="float">
            <text:p>( 8,447,674 <text:s/>)</text:p>
          </table:table-cell>
          <table:table-cell table:style-name="ce43" table:number-columns-repeated="2"/>
          <table:table-cell table:style-name="ce43" office:value-type="float" office:value="58128.439" calcext:value-type="float">
            <text:p><text:s/>58,12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58128.439" calcext:value-type="float">
            <text:p><text:s/>58,12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6"/>
          <table:table-cell table:style-name="ce43" table:number-columns-repeated="2"/>
          <table:table-cell table:style-name="ce43" office:value-type="float" office:value="8447674.061" calcext:value-type="float">
            <text:p><text:s/>8,447,674 <text:s/></text:p>
          </table:table-cell>
          <table:table-cell table:style-name="ce46" office:value-type="float" office:value="8447674.061" calcext:value-type="float">
            <text:p>( 8,447,67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10463.684" calcext:value-type="float">
            <text:p><text:s/>10,464 <text:s/></text:p>
          </table:table-cell>
          <table:table-cell table:style-name="ce46" office:value-type="float" office:value="10463.684" calcext:value-type="float">
            <text:p>( 10,46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6"/>
          <table:table-cell table:style-name="ce43" table:number-columns-repeated="2"/>
          <table:table-cell table:style-name="ce43" office:value-type="float" office:value="10463.684" calcext:value-type="float">
            <text:p><text:s/>10,464 <text:s/></text:p>
          </table:table-cell>
          <table:table-cell table:style-name="ce46" office:value-type="float" office:value="10463.684" calcext:value-type="float">
            <text:p>( 10,46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38168.402" calcext:value-type="float">
            <text:p><text:s/>38,168 <text:s/></text:p>
          </table:table-cell>
          <table:table-cell table:style-name="ce46" office:value-type="float" office:value="38168.402" calcext:value-type="float">
            <text:p>( 38,168 <text:s/>)</text:p>
          </table:table-cell>
          <table:table-cell table:style-name="ce43" table:number-columns-repeated="2"/>
          <table:table-cell table:style-name="ce43" office:value-type="float" office:value="190290.351" calcext:value-type="float">
            <text:p><text:s/>190,290 <text:s/></text:p>
          </table:table-cell>
          <table:table-cell table:style-name="ce43" office:value-type="float" office:value="4648.66" calcext:value-type="float">
            <text:p><text:s/>4,6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6"/>
          <table:table-cell table:style-name="ce43" table:number-columns-repeated="2"/>
          <table:table-cell table:style-name="ce43" office:value-type="float" office:value="125.266" calcext:value-type="float">
            <text:p><text:s/>125 <text:s/></text:p>
          </table:table-cell>
          <table:table-cell table:style-name="ce46" office:value-type="float" office:value="125.266" calcext:value-type="float">
            <text:p>( 125 <text:s/>)</text:p>
          </table:table-cell>
          <table:table-cell table:style-name="ce43" table:number-columns-repeated="3"/>
          <table:table-cell table:style-name="ce43" office:value-type="float" office:value="1594.596" calcext:value-type="float">
            <text:p><text:s/>1,59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736.449" calcext:value-type="float">
            <text:p><text:s/>736 <text:s/></text:p>
          </table:table-cell>
          <table:table-cell table:style-name="ce46" office:value-type="float" office:value="736.449" calcext:value-type="float">
            <text:p>( 736 <text:s/>)</text:p>
          </table:table-cell>
          <table:table-cell table:style-name="ce43" table:number-columns-repeated="3"/>
          <table:table-cell table:style-name="ce43" office:value-type="float" office:value="3054.064" calcext:value-type="float">
            <text:p><text:s/>3,05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6"/>
          <table:table-cell table:style-name="ce43" table:number-columns-repeated="2"/>
          <table:table-cell table:style-name="ce43" office:value-type="float" office:value="6918.42" calcext:value-type="float">
            <text:p><text:s/>6,918 <text:s/></text:p>
          </table:table-cell>
          <table:table-cell table:style-name="ce46" office:value-type="float" office:value="6918.42" calcext:value-type="float">
            <text:p>( 6,91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6"/>
          <table:table-cell table:style-name="ce43" table:number-columns-repeated="2"/>
          <table:table-cell table:style-name="ce43" office:value-type="float" office:value="573.988" calcext:value-type="float">
            <text:p><text:s/>574 <text:s/></text:p>
          </table:table-cell>
          <table:table-cell table:style-name="ce46" office:value-type="float" office:value="573.988" calcext:value-type="float">
            <text:p>( 57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7384.915" calcext:value-type="float">
            <text:p><text:s/>7,385 <text:s/></text:p>
          </table:table-cell>
          <table:table-cell table:style-name="ce46" office:value-type="float" office:value="7384.915" calcext:value-type="float">
            <text:p>( 7,38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706.72" calcext:value-type="float">
            <text:p><text:s/>707 <text:s/></text:p>
          </table:table-cell>
          <table:table-cell table:style-name="ce46" office:value-type="float" office:value="706.72" calcext:value-type="float">
            <text:p>( 70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6"/>
          <table:table-cell table:style-name="ce43" table:number-columns-repeated="2"/>
          <table:table-cell table:style-name="ce43" office:value-type="float" office:value="21520.529" calcext:value-type="float">
            <text:p><text:s/>21,521 <text:s/></text:p>
          </table:table-cell>
          <table:table-cell table:style-name="ce46" office:value-type="float" office:value="21520.529" calcext:value-type="float">
            <text:p>( 21,521 <text:s/>)</text:p>
          </table:table-cell>
          <table:table-cell table:style-name="ce43" table:number-columns-repeated="2"/>
          <table:table-cell table:style-name="ce43" office:value-type="float" office:value="190285.551" calcext:value-type="float">
            <text:p><text:s/>190,286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55"/>
          <table:table-cell table:style-name="ce44" table:number-columns-repeated="2"/>
          <table:table-cell table:style-name="ce44" office:value-type="float" office:value="202.115" calcext:value-type="float">
            <text:p><text:s/>202 <text:s/></text:p>
          </table:table-cell>
          <table:table-cell table:style-name="ce55" office:value-type="float" office:value="202.115" calcext:value-type="float">
            <text:p>( 202 <text:s/>)</text:p>
          </table:table-cell>
          <table:table-cell table:style-name="ce44" table:number-columns-repeated="2"/>
          <table:table-cell table:style-name="ce44" office:value-type="float" office:value="4.8" calcext:value-type="float">
            <text:p><text:s/>5 <text:s/></text:p>
          </table:table-cell>
          <table:table-cell table:style-name="ce44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56"/>
          <table:table-cell table:style-name="ce45" table:number-columns-repeated="3"/>
          <table:table-cell table:style-name="ce56"/>
          <table:table-cell table:style-name="ce45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6"/>
          <table:table-cell table:style-name="ce43"/>
          <table:table-cell table:style-name="ce43" office:value-type="float" office:value="23836009.986" calcext:value-type="float">
            <text:p><text:s/>23,836,010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6"/>
          <table:table-cell table:style-name="ce43"/>
          <table:table-cell table:style-name="ce43" office:value-type="float" office:value="23836009.986" calcext:value-type="float">
            <text:p><text:s/>23,836,010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23836009.986" calcext:value-type="float">
            <text:p>( 23,836,010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8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office:value-type="string" calcext:value-type="string" table:number-columns-spanned="12" table:number-rows-spanned="1">
            <text:p>說明：1.車用汽油轉變產出中包含生質酒精(即E100) 0 公秉；消費中包含所有車用汽油，不論是否添加生質酒精。</text:p>
          </table:table-cell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office:value-type="string" calcext:value-type="string" table:number-columns-spanned="12" table:number-rows-spanned="1">
            <text:p>　　　2.我國自民國89年全面禁止含鉛汽油供應，故無鉛汽油統計數值等同車用汽油。</text:p>
          </table:table-cell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9" table:default-cell-style-name="ce15"/>
        <table:table-column table:style-name="co6" table:default-cell-style-name="ce15"/>
        <table:table-column table:style-name="co15" table:default-cell-style-name="ce15"/>
        <table:table-column table:style-name="co8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4 能源平衡表－OECD能源統計格式（原始單位）</text:p>
            </table:table-cell>
            <table:covered-table-cell table:number-columns-repeated="11" table:style-name="ce16"/>
            <table:table-cell table:number-columns-repeated="2"/>
            <table:table-cell table:style-name="ce15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11"/>
            <table:table-cell table:style-name="ce1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柴油</text:p>
            </table:table-cell>
            <table:table-cell table:style-name="ce39" office:value-type="string" calcext:value-type="string">
              <text:p>燃料油</text:p>
            </table:table-cell>
            <table:table-cell table:style-name="ce39" office:value-type="string" calcext:value-type="string">
              <text:p>白精油</text:p>
            </table:table-cell>
            <table:table-cell table:style-name="ce39" office:value-type="string" calcext:value-type="string">
              <text:p>潤滑油</text:p>
            </table:table-cell>
            <table:table-cell table:style-name="ce39" office:value-type="string" calcext:value-type="string">
              <text:p>柏油</text:p>
            </table:table-cell>
            <table:table-cell table:style-name="ce39" office:value-type="string" calcext:value-type="string">
              <text:p>溶劑油</text:p>
            </table:table-cell>
            <table:table-cell table:style-name="ce39" office:value-type="string" calcext:value-type="string">
              <text:p>石蠟</text:p>
            </table:table-cell>
            <table:table-cell table:style-name="ce39" office:value-type="string" calcext:value-type="string">
              <text:p>石油焦</text:p>
            </table:table-cell>
            <table:table-cell table:style-name="ce39" office:value-type="string" calcext:value-type="string">
              <text:p>其他石油產品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7" table:style-name="ce39" office:value-type="string" calcext:value-type="string">
              <text:p>(公秉)</text:p>
            </table:table-cell>
            <table:table-cell table:style-name="ce39" office:value-type="string" calcext:value-type="string">
              <text:p>(公噸)</text:p>
            </table:table-cell>
            <table:table-cell table:style-name="ce39" office:value-type="string" calcext:value-type="string">
              <text:p>(公秉油當量)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7" table:style-name="ce40" office:value-type="string" calcext:value-type="string">
              <text:p>(KL)</text:p>
            </table:table-cell>
            <table:table-cell table:style-name="ce40" office:value-type="string" calcext:value-type="string">
              <text:p>(MT)</text:p>
            </table:table-cell>
            <table:table-cell table:style-name="ce40" office:value-type="string" calcext:value-type="string">
              <text:p>(KLOE)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1" table:number-columns-repeated="2"/>
            <table:table-cell table:style-name="ce4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41694.25" calcext:value-type="float">
            <text:p><text:s/>41,694 <text:s/></text:p>
          </table:table-cell>
          <table:table-cell table:style-name="ce43" office:value-type="float" office:value="704904.982" calcext:value-type="float">
            <text:p><text:s/>704,905 <text:s/></text:p>
          </table:table-cell>
          <table:table-cell table:style-name="ce43" office:value-type="float" office:value="1292.73" calcext:value-type="float">
            <text:p><text:s/>1,293 <text:s/></text:p>
          </table:table-cell>
          <table:table-cell table:style-name="ce43" office:value-type="float" office:value="296126" calcext:value-type="float">
            <text:p><text:s/>296,126 <text:s/></text:p>
          </table:table-cell>
          <table:table-cell table:style-name="ce43" office:value-type="float" office:value="78788" calcext:value-type="float">
            <text:p><text:s/>78,788 <text:s/></text:p>
          </table:table-cell>
          <table:table-cell table:style-name="ce43" office:value-type="float" office:value="1445969.62915097" calcext:value-type="float">
            <text:p><text:s/>1,445,970 <text:s/></text:p>
          </table:table-cell>
          <table:table-cell table:style-name="ce43" office:value-type="float" office:value="113329" calcext:value-type="float">
            <text:p><text:s/>113,329 <text:s/></text:p>
          </table:table-cell>
          <table:table-cell table:style-name="ce43" office:value-type="float" office:value="54232" calcext:value-type="float">
            <text:p><text:s/>54,232 <text:s/></text:p>
          </table:table-cell>
          <table:table-cell table:style-name="ce43" office:value-type="float" office:value="63037.484" calcext:value-type="float">
            <text:p><text:s/>63,03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7250241.493" calcext:value-type="float">
            <text:p><text:s/>7,250,241 <text:s/></text:p>
          </table:table-cell>
          <table:table-cell table:style-name="ce43" office:value-type="float" office:value="1854933.728" calcext:value-type="float">
            <text:p><text:s/>1,854,934 <text:s/></text:p>
          </table:table-cell>
          <table:table-cell table:style-name="ce43" office:value-type="float" office:value="138.8" calcext:value-type="float">
            <text:p><text:s/>139 <text:s/></text:p>
          </table:table-cell>
          <table:table-cell table:style-name="ce43" office:value-type="float" office:value="461584" calcext:value-type="float">
            <text:p><text:s/>461,584 <text:s/></text:p>
          </table:table-cell>
          <table:table-cell table:style-name="ce43" office:value-type="float" office:value="167812" calcext:value-type="float">
            <text:p><text:s/>167,812 <text:s/></text:p>
          </table:table-cell>
          <table:table-cell table:style-name="ce43" office:value-type="float" office:value="263123.872116768" calcext:value-type="float">
            <text:p><text:s/>263,124 <text:s/></text:p>
          </table:table-cell>
          <table:table-cell table:style-name="ce43" office:value-type="float" office:value="4778" calcext:value-type="float">
            <text:p><text:s/>4,778 <text:s/></text:p>
          </table:table-cell>
          <table:table-cell table:style-name="ce43" office:value-type="float" office:value="559100.35" calcext:value-type="float">
            <text:p><text:s/>559,100 <text:s/></text:p>
          </table:table-cell>
          <table:table-cell table:style-name="ce43" office:value-type="float" office:value="105294.466441" calcext:value-type="float">
            <text:p><text:s/>105,29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office:value-type="float" office:value="173205.754" calcext:value-type="float">
            <text:p><text:s/>173,206 <text:s/></text:p>
          </table:table-cell>
          <table:table-cell table:style-name="ce43" office:value-type="float" office:value="1251347.762" calcext:value-type="float">
            <text:p><text:s/>1,251,34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72001.893" calcext:value-type="float">
            <text:p><text:s/>172,002 <text:s/></text:p>
          </table:table-cell>
          <table:table-cell table:style-name="ce43" office:value-type="float" office:value="-57887.341" calcext:value-type="float">
            <text:p><text:s/>-57,887 <text:s/></text:p>
          </table:table-cell>
          <table:table-cell table:style-name="ce43" office:value-type="float" office:value="-183.669" calcext:value-type="float">
            <text:p><text:s/>-184 <text:s/></text:p>
          </table:table-cell>
          <table:table-cell table:style-name="ce43" office:value-type="float" office:value="-826.029" calcext:value-type="float">
            <text:p><text:s/>-826 <text:s/></text:p>
          </table:table-cell>
          <table:table-cell table:style-name="ce43" office:value-type="float" office:value="25338.95" calcext:value-type="float">
            <text:p><text:s/>25,339 <text:s/></text:p>
          </table:table-cell>
          <table:table-cell table:style-name="ce43" office:value-type="float" office:value="-1322.66199999999" calcext:value-type="float">
            <text:p><text:s/>-1,323 <text:s/></text:p>
          </table:table-cell>
          <table:table-cell table:style-name="ce43"/>
          <table:table-cell table:style-name="ce43" office:value-type="float" office:value="54905.33" calcext:value-type="float">
            <text:p><text:s/>54,905 <text:s/></text:p>
          </table:table-cell>
          <table:table-cell table:style-name="ce43" office:value-type="float" office:value="164532.285949333" calcext:value-type="float">
            <text:p><text:s/>164,53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-7553754.89" calcext:value-type="float">
            <text:p><text:s/>-7,553,755 <text:s/></text:p>
          </table:table-cell>
          <table:table-cell table:style-name="ce44" office:value-type="float" office:value="-2343489.167" calcext:value-type="float">
            <text:p><text:s/>-2,343,489 <text:s/></text:p>
          </table:table-cell>
          <table:table-cell table:style-name="ce44" office:value-type="float" office:value="1337.599" calcext:value-type="float">
            <text:p><text:s/>1,338 <text:s/></text:p>
          </table:table-cell>
          <table:table-cell table:style-name="ce44" office:value-type="float" office:value="-164631.971" calcext:value-type="float">
            <text:p><text:s/>-164,632 <text:s/></text:p>
          </table:table-cell>
          <table:table-cell table:style-name="ce44" office:value-type="float" office:value="-114362.95" calcext:value-type="float">
            <text:p><text:s/>-114,363 <text:s/></text:p>
          </table:table-cell>
          <table:table-cell table:style-name="ce44" office:value-type="float" office:value="1184168.4190342" calcext:value-type="float">
            <text:p><text:s/>1,184,168 <text:s/></text:p>
          </table:table-cell>
          <table:table-cell table:style-name="ce44" office:value-type="float" office:value="108551" calcext:value-type="float">
            <text:p><text:s/>108,551 <text:s/></text:p>
          </table:table-cell>
          <table:table-cell table:style-name="ce44" office:value-type="float" office:value="-559773.68" calcext:value-type="float">
            <text:p><text:s/>-559,774 <text:s/></text:p>
          </table:table-cell>
          <table:table-cell table:style-name="ce44" office:value-type="float" office:value="-206789.268390333" calcext:value-type="float">
            <text:p><text:s/>-206,78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158737.646" calcext:value-type="float">
            <text:p><text:s/>158,738 <text:s/></text:p>
          </table:table-cell>
          <table:table-cell table:style-name="ce43" office:value-type="float" office:value="372359.172" calcext:value-type="float">
            <text:p><text:s/>372,359 <text:s/></text:p>
          </table:table-cell>
          <table:table-cell table:style-name="ce43" office:value-type="float" office:value="900.574" calcext:value-type="float">
            <text:p><text:s/>901 <text:s/></text:p>
          </table:table-cell>
          <table:table-cell table:style-name="ce43" office:value-type="float" office:value="607.595" calcext:value-type="float">
            <text:p><text:s/>608 <text:s/></text:p>
          </table:table-cell>
          <table:table-cell table:style-name="ce43"/>
          <table:table-cell table:style-name="ce43" office:value-type="float" office:value="2730.055" calcext:value-type="float">
            <text:p><text:s/>2,730 <text:s/></text:p>
          </table:table-cell>
          <table:table-cell table:style-name="ce43" table:number-columns-repeated="2"/>
          <table:table-cell table:style-name="ce43" office:value-type="float" office:value="256.492" calcext:value-type="float">
            <text:p><text:s/>256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-133333.314" calcext:value-type="float">
            <text:p><text:s/>-133,333 <text:s/></text:p>
          </table:table-cell>
          <table:table-cell table:style-name="ce44" office:value-type="float" office:value="-650645.0334375" calcext:value-type="float">
            <text:p><text:s/>-650,645 <text:s/></text:p>
          </table:table-cell>
          <table:table-cell table:style-name="ce44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82238.47252433" calcext:value-type="float">
            <text:p><text:s/>82,238 <text:s/></text:p>
          </table:table-cell>
          <table:table-cell table:style-name="ce43" office:value-type="float" office:value="1012878.70499441" calcext:value-type="float">
            <text:p><text:s/>1,012,879 <text:s/></text:p>
          </table:table-cell>
          <table:table-cell table:style-name="ce43" table:number-columns-repeated="6"/>
          <table:table-cell table:style-name="ce43" office:value-type="float" office:value="11917.2385054218" calcext:value-type="float">
            <text:p><text:s/>11,91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78270.955" calcext:value-type="float">
            <text:p><text:s/>78,271 <text:s/></text:p>
          </table:table-cell>
          <table:table-cell table:style-name="ce43" office:value-type="float" office:value="905047.64" calcext:value-type="float">
            <text:p><text:s/>905,04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318.517" calcext:value-type="float">
            <text:p><text:s/>319 <text:s/></text:p>
          </table:table-cell>
          <table:table-cell table:style-name="ce43" office:value-type="float" office:value="2048.8" calcext:value-type="float">
            <text:p><text:s/>2,049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36" calcext:value-type="float">
            <text:p><text:s/>36 <text:s/></text:p>
          </table:table-cell>
          <table:table-cell table:style-name="ce43" office:value-type="float" office:value="15116.68" calcext:value-type="float">
            <text:p><text:s/>15,11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3613.00052433" calcext:value-type="float">
            <text:p><text:s/>3,613 <text:s/></text:p>
          </table:table-cell>
          <table:table-cell table:style-name="ce44" office:value-type="float" office:value="90665.58499441" calcext:value-type="float">
            <text:p><text:s/>90,666 <text:s/></text:p>
          </table:table-cell>
          <table:table-cell table:style-name="ce44" table:number-columns-repeated="6"/>
          <table:table-cell table:style-name="ce44" office:value-type="float" office:value="11917.2385054218" calcext:value-type="float">
            <text:p><text:s/>11,91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2953624.589" calcext:value-type="float">
            <text:p><text:s/>12,953,625 <text:s/></text:p>
          </table:table-cell>
          <table:table-cell table:style-name="ce43" office:value-type="float" office:value="4076537.2095625" calcext:value-type="float">
            <text:p><text:s/>4,076,537 <text:s/></text:p>
          </table:table-cell>
          <table:table-cell table:style-name="ce43" office:value-type="float" office:value="506.375" calcext:value-type="float">
            <text:p><text:s/>506 <text:s/></text:p>
          </table:table-cell>
          <table:table-cell table:style-name="ce43" office:value-type="float" office:value="651520.806" calcext:value-type="float">
            <text:p><text:s/>651,521 <text:s/></text:p>
          </table:table-cell>
          <table:table-cell table:style-name="ce43" office:value-type="float" office:value="448150.615" calcext:value-type="float">
            <text:p><text:s/>448,151 <text:s/></text:p>
          </table:table-cell>
          <table:table-cell table:style-name="ce43" office:value-type="float" office:value="47575.3" calcext:value-type="float">
            <text:p><text:s/>47,575 <text:s/></text:p>
          </table:table-cell>
          <table:table-cell table:style-name="ce43"/>
          <table:table-cell table:style-name="ce43" office:value-type="float" office:value="998121" calcext:value-type="float">
            <text:p><text:s/>998,121 <text:s/></text:p>
          </table:table-cell>
          <table:table-cell table:style-name="ce43" office:value-type="float" office:value="1429015.75193489" calcext:value-type="float">
            <text:p><text:s/>1,429,01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2889772.30284" calcext:value-type="float">
            <text:p><text:s/>12,889,772 <text:s/></text:p>
          </table:table-cell>
          <table:table-cell table:style-name="ce43" office:value-type="float" office:value="4076537.2095625" calcext:value-type="float">
            <text:p><text:s/>4,076,537 <text:s/></text:p>
          </table:table-cell>
          <table:table-cell table:style-name="ce43" office:value-type="float" office:value="506.375" calcext:value-type="float">
            <text:p><text:s/>506 <text:s/></text:p>
          </table:table-cell>
          <table:table-cell table:style-name="ce43" office:value-type="float" office:value="651520.806" calcext:value-type="float">
            <text:p><text:s/>651,521 <text:s/></text:p>
          </table:table-cell>
          <table:table-cell table:style-name="ce43" office:value-type="float" office:value="448150.615" calcext:value-type="float">
            <text:p><text:s/>448,151 <text:s/></text:p>
          </table:table-cell>
          <table:table-cell table:style-name="ce43" office:value-type="float" office:value="47575.3" calcext:value-type="float">
            <text:p><text:s/>47,575 <text:s/></text:p>
          </table:table-cell>
          <table:table-cell table:style-name="ce43"/>
          <table:table-cell table:style-name="ce43" office:value-type="float" office:value="998121" calcext:value-type="float">
            <text:p><text:s/>998,121 <text:s/></text:p>
          </table:table-cell>
          <table:table-cell table:style-name="ce43" office:value-type="float" office:value="1369325.02411622" calcext:value-type="float">
            <text:p><text:s/>1,369,325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63852.28616" calcext:value-type="float">
            <text:p><text:s/>63,852 <text:s/></text:p>
          </table:table-cell>
          <table:table-cell table:style-name="ce44" table:number-columns-repeated="7"/>
          <table:table-cell table:style-name="ce44" office:value-type="float" office:value="59690.7278186667" calcext:value-type="float">
            <text:p><text:s/>59,69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34641.706" calcext:value-type="float">
            <text:p><text:s/>34,642 <text:s/></text:p>
          </table:table-cell>
          <table:table-cell table:style-name="ce43" office:value-type="float" office:value="76628.00435767" calcext:value-type="float">
            <text:p><text:s/>76,628 <text:s/></text:p>
          </table:table-cell>
          <table:table-cell table:style-name="ce43" table:number-columns-repeated="5"/>
          <table:table-cell table:style-name="ce43" office:value-type="float" office:value="397013" calcext:value-type="float">
            <text:p><text:s/>397,013 <text:s/></text:p>
          </table:table-cell>
          <table:table-cell table:style-name="ce43" office:value-type="float" office:value="27189.9170501338" calcext:value-type="float">
            <text:p><text:s/>27,19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34332.549" calcext:value-type="float">
            <text:p><text:s/>34,333 <text:s/></text:p>
          </table:table-cell>
          <table:table-cell table:style-name="ce43" office:value-type="float" office:value="76503.00435767" calcext:value-type="float">
            <text:p><text:s/>76,503 <text:s/></text:p>
          </table:table-cell>
          <table:table-cell table:style-name="ce43" table:number-columns-repeated="5"/>
          <table:table-cell table:style-name="ce43" office:value-type="float" office:value="397013" calcext:value-type="float">
            <text:p><text:s/>397,013 <text:s/></text:p>
          </table:table-cell>
          <table:table-cell table:style-name="ce43" office:value-type="float" office:value="27189.9170501338" calcext:value-type="float">
            <text:p><text:s/>27,19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300" calcext:value-type="float">
            <text:p><text:s/>300 <text:s/></text:p>
          </table:table-cell>
          <table:table-cell table:style-name="ce43" office:value-type="float" office:value="125" calcext:value-type="float">
            <text:p><text:s/>125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9.157" calcext:value-type="float">
            <text:p><text:s/>9 <text:s/></text:p>
          </table:table-cell>
          <table:table-cell table:style-name="ce44" table:number-columns-repeated="8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5257585.18847567" calcext:value-type="float">
            <text:p><text:s/>5,257,585 <text:s/></text:p>
          </table:table-cell>
          <table:table-cell table:style-name="ce45" office:value-type="float" office:value="921827.19464792" calcext:value-type="float">
            <text:p><text:s/>921,827 <text:s/></text:p>
          </table:table-cell>
          <table:table-cell table:style-name="ce45" office:value-type="float" office:value="943.4" calcext:value-type="float">
            <text:p><text:s/>943 <text:s/></text:p>
          </table:table-cell>
          <table:table-cell table:style-name="ce45" office:value-type="float" office:value="486281.24" calcext:value-type="float">
            <text:p><text:s/>486,281 <text:s/></text:p>
          </table:table-cell>
          <table:table-cell table:style-name="ce45" office:value-type="float" office:value="333787.665" calcext:value-type="float">
            <text:p><text:s/>333,788 <text:s/></text:p>
          </table:table-cell>
          <table:table-cell table:style-name="ce45" office:value-type="float" office:value="1229013.6640342" calcext:value-type="float">
            <text:p><text:s/>1,229,014 <text:s/></text:p>
          </table:table-cell>
          <table:table-cell table:style-name="ce45" office:value-type="float" office:value="108551" calcext:value-type="float">
            <text:p><text:s/>108,551 <text:s/></text:p>
          </table:table-cell>
          <table:table-cell table:style-name="ce45" office:value-type="float" office:value="41334.32" calcext:value-type="float">
            <text:p><text:s/>41,334 <text:s/></text:p>
          </table:table-cell>
          <table:table-cell table:style-name="ce45" office:value-type="float" office:value="1182862.835989" calcext:value-type="float">
            <text:p><text:s/>1,182,863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5257585.18847567" calcext:value-type="float">
            <text:p><text:s/>5,257,585 <text:s/></text:p>
          </table:table-cell>
          <table:table-cell table:style-name="ce45" office:value-type="float" office:value="921827.19464792" calcext:value-type="float">
            <text:p><text:s/>921,827 <text:s/></text:p>
          </table:table-cell>
          <table:table-cell table:style-name="ce45" table:number-columns-repeated="6"/>
          <table:table-cell table:style-name="ce45" office:value-type="float" office:value="11747.12" calcext:value-type="float">
            <text:p><text:s/>11,74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117571.13347567" calcext:value-type="float">
            <text:p><text:s/>117,571 <text:s/></text:p>
          </table:table-cell>
          <table:table-cell table:style-name="ce43" office:value-type="float" office:value="691862.91164792" calcext:value-type="float">
            <text:p><text:s/>691,863 <text:s/></text:p>
          </table:table-cell>
          <table:table-cell table:style-name="ce43" table:number-columns-repeated="6"/>
          <table:table-cell table:style-name="ce43" office:value-type="float" office:value="11747.12" calcext:value-type="float">
            <text:p><text:s/>11,74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office:value-type="float" office:value="2187" calcext:value-type="float">
            <text:p><text:s/>2,187 <text:s/></text:p>
          </table:table-cell>
          <table:table-cell table:style-name="ce43" office:value-type="float" office:value="2564.8" calcext:value-type="float">
            <text:p><text:s/>2,565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3999.307" calcext:value-type="float">
            <text:p><text:s/>13,999 <text:s/></text:p>
          </table:table-cell>
          <table:table-cell table:style-name="ce43" office:value-type="float" office:value="44181.01238273" calcext:value-type="float">
            <text:p><text:s/>44,181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568.9" calcext:value-type="float">
            <text:p><text:s/>569 <text:s/></text:p>
          </table:table-cell>
          <table:table-cell table:style-name="ce43" office:value-type="float" office:value="73253.08" calcext:value-type="float">
            <text:p><text:s/>73,253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2060.9" calcext:value-type="float">
            <text:p><text:s/>2,061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5.988" calcext:value-type="float">
            <text:p><text:s/>6 <text:s/></text:p>
          </table:table-cell>
          <table:table-cell table:style-name="ce43" office:value-type="float" office:value="1810.785" calcext:value-type="float">
            <text:p><text:s/>1,811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605.438" calcext:value-type="float">
            <text:p><text:s/>605 <text:s/></text:p>
          </table:table-cell>
          <table:table-cell table:style-name="ce43" office:value-type="float" office:value="33271.7201497" calcext:value-type="float">
            <text:p><text:s/>33,27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68.093" calcext:value-type="float">
            <text:p><text:s/>68 <text:s/></text:p>
          </table:table-cell>
          <table:table-cell table:style-name="ce43" office:value-type="float" office:value="170.4" calcext:value-type="float">
            <text:p><text:s/>17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61047.00907565" calcext:value-type="float">
            <text:p><text:s/>61,047 <text:s/></text:p>
          </table:table-cell>
          <table:table-cell table:style-name="ce43" office:value-type="float" office:value="201787.84311549" calcext:value-type="float">
            <text:p><text:s/>201,788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58504.5" calcext:value-type="float">
            <text:p><text:s/>58,505 <text:s/></text:p>
          </table:table-cell>
          <table:table-cell table:style-name="ce43" office:value-type="float" office:value="118551.31374559" calcext:value-type="float">
            <text:p><text:s/>118,551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11472.597" calcext:value-type="float">
            <text:p>( 11,473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58504.5" calcext:value-type="float">
            <text:p>( 58,505 <text:s/>)</text:p>
          </table:table-cell>
          <table:table-cell table:style-name="ce46" office:value-type="float" office:value="106217.11674559" calcext:value-type="float">
            <text:p>( 106,217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/>
          <table:table-cell table:style-name="ce46" office:value-type="float" office:value="861.6" calcext:value-type="float">
            <text:p>( 862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154.66507565" calcext:value-type="float">
            <text:p><text:s/>155 <text:s/></text:p>
          </table:table-cell>
          <table:table-cell table:style-name="ce43" office:value-type="float" office:value="59774.85526481" calcext:value-type="float">
            <text:p><text:s/>59,77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2327.844" calcext:value-type="float">
            <text:p><text:s/>2,328 <text:s/></text:p>
          </table:table-cell>
          <table:table-cell table:style-name="ce43" office:value-type="float" office:value="23461.67410509" calcext:value-type="float">
            <text:p><text:s/>23,462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60" calcext:value-type="float">
            <text:p><text:s/>60 <text:s/></text:p>
          </table:table-cell>
          <table:table-cell table:style-name="ce47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598.238" calcext:value-type="float">
            <text:p><text:s/>1,598 <text:s/></text:p>
          </table:table-cell>
          <table:table-cell table:style-name="ce43" office:value-type="float" office:value="13953.75" calcext:value-type="float">
            <text:p><text:s/>13,954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24.269" calcext:value-type="float">
            <text:p><text:s/>24 <text:s/></text:p>
          </table:table-cell>
          <table:table-cell table:style-name="ce43" office:value-type="float" office:value="4197.02" calcext:value-type="float">
            <text:p><text:s/>4,19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07.342" calcext:value-type="float">
            <text:p><text:s/>107 <text:s/></text:p>
          </table:table-cell>
          <table:table-cell table:style-name="ce47" office:value-type="float" office:value="16057.7" calcext:value-type="float">
            <text:p><text:s/>16,058 <text:s/></text:p>
          </table:table-cell>
          <table:table-cell table:style-name="ce47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12468.142" calcext:value-type="float">
            <text:p><text:s/>12,468 <text:s/></text:p>
          </table:table-cell>
          <table:table-cell table:style-name="ce43" office:value-type="float" office:value="170296.33" calcext:value-type="float">
            <text:p><text:s/>170,29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11216.68" calcext:value-type="float">
            <text:p><text:s/>11,217 <text:s/></text:p>
          </table:table-cell>
          <table:table-cell table:style-name="ce43" office:value-type="float" office:value="16902.97" calcext:value-type="float">
            <text:p><text:s/>16,90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251.462" calcext:value-type="float">
            <text:p><text:s/>1,251 <text:s/></text:p>
          </table:table-cell>
          <table:table-cell table:style-name="ce43" office:value-type="float" office:value="153393.36" calcext:value-type="float">
            <text:p><text:s/>153,39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344" calcext:value-type="float">
            <text:p>( 344 <text:s/>)</text:p>
          </table:table-cell>
          <table:table-cell table:style-name="ce46" office:value-type="float" office:value="10805" calcext:value-type="float">
            <text:p>( 10,805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824.862" calcext:value-type="float">
            <text:p>( 825 <text:s/>)</text:p>
          </table:table-cell>
          <table:table-cell table:style-name="ce48" office:value-type="float" office:value="122248" calcext:value-type="float">
            <text:p>( 122,248 <text:s/>)</text:p>
          </table:table-cell>
          <table:table-cell table:style-name="ce48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5765.381" calcext:value-type="float">
            <text:p><text:s/>5,765 <text:s/></text:p>
          </table:table-cell>
          <table:table-cell table:style-name="ce43" office:value-type="float" office:value="97378.511" calcext:value-type="float">
            <text:p><text:s/>97,379 <text:s/></text:p>
          </table:table-cell>
          <table:table-cell table:style-name="ce43" table:number-columns-repeated="6"/>
          <table:table-cell table:style-name="ce43" office:value-type="float" office:value="11747.12" calcext:value-type="float">
            <text:p><text:s/>11,747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5764.681" calcext:value-type="float">
            <text:p><text:s/>5,765 <text:s/></text:p>
          </table:table-cell>
          <table:table-cell table:style-name="ce43" office:value-type="float" office:value="63289.45" calcext:value-type="float">
            <text:p><text:s/>63,289 <text:s/></text:p>
          </table:table-cell>
          <table:table-cell table:style-name="ce43" table:number-columns-repeated="6"/>
          <table:table-cell table:style-name="ce43" office:value-type="float" office:value="11747.12" calcext:value-type="float">
            <text:p><text:s/>11,747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0.7" calcext:value-type="float">
            <text:p><text:s/>1 <text:s/></text:p>
          </table:table-cell>
          <table:table-cell table:style-name="ce43" office:value-type="float" office:value="34089.061" calcext:value-type="float">
            <text:p><text:s/>34,089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0.7" calcext:value-type="float">
            <text:p>( 1 <text:s/>)</text:p>
          </table:table-cell>
          <table:table-cell table:style-name="ce46" office:value-type="float" office:value="29328.711" calcext:value-type="float">
            <text:p>( 29,329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224.006" calcext:value-type="float">
            <text:p><text:s/>224 <text:s/></text:p>
          </table:table-cell>
          <table:table-cell table:style-name="ce43" office:value-type="float" office:value="7549.826" calcext:value-type="float">
            <text:p><text:s/>7,550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200.596" calcext:value-type="float">
            <text:p><text:s/>201 <text:s/></text:p>
          </table:table-cell>
          <table:table-cell table:style-name="ce47" office:value-type="float" office:value="2426.4" calcext:value-type="float">
            <text:p><text:s/>2,426 <text:s/></text:p>
          </table:table-cell>
          <table:table-cell table:style-name="ce47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6430.211" calcext:value-type="float">
            <text:p><text:s/>6,430 <text:s/></text:p>
          </table:table-cell>
          <table:table-cell table:style-name="ce43" office:value-type="float" office:value="4181.423" calcext:value-type="float">
            <text:p><text:s/>4,181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5630.291" calcext:value-type="float">
            <text:p>( 5,630 <text:s/>)</text:p>
          </table:table-cell>
          <table:table-cell table:style-name="ce46" office:value-type="float" office:value="2686.023" calcext:value-type="float">
            <text:p>( 2,686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1896.29" calcext:value-type="float">
            <text:p><text:s/>1,896 <text:s/></text:p>
          </table:table-cell>
          <table:table-cell table:style-name="ce43" office:value-type="float" office:value="5449.82" calcext:value-type="float">
            <text:p><text:s/>5,450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3.691" calcext:value-type="float">
            <text:p><text:s/>14 <text:s/></text:p>
          </table:table-cell>
          <table:table-cell table:style-name="ce43" office:value-type="float" office:value="953.1" calcext:value-type="float">
            <text:p><text:s/>95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-1462.45059998" calcext:value-type="float">
            <text:p><text:s/>-1,462 <text:s/></text:p>
          </table:table-cell>
          <table:table-cell table:style-name="ce43" office:value-type="float" office:value="6625.691" calcext:value-type="float">
            <text:p><text:s/>6,62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1823.683" calcext:value-type="float">
            <text:p><text:s/>11,824 <text:s/></text:p>
          </table:table-cell>
          <table:table-cell table:style-name="ce43" office:value-type="float" office:value="3692.8" calcext:value-type="float">
            <text:p><text:s/>3,69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office:value-type="float" office:value="4346668.124" calcext:value-type="float">
            <text:p><text:s/>4,346,668 <text:s/></text:p>
          </table:table-cell>
          <table:table-cell table:style-name="ce43" office:value-type="float" office:value="45873.292" calcext:value-type="float">
            <text:p><text:s/>45,87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office:value-type="float" office:value="4292568.061" calcext:value-type="float">
            <text:p><text:s/>4,292,568 <text:s/></text:p>
          </table:table-cell>
          <table:table-cell table:style-name="ce43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office:value-type="float" office:value="140" calcext:value-type="float">
            <text:p><text:s/>140 <text:s/></text:p>
          </table:table-cell>
          <table:table-cell table:style-name="ce43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office:value-type="float" office:value="53960.063" calcext:value-type="float">
            <text:p><text:s/>53,960 <text:s/></text:p>
          </table:table-cell>
          <table:table-cell table:style-name="ce43" office:value-type="float" office:value="45873.292" calcext:value-type="float">
            <text:p><text:s/>45,87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394116.111" calcext:value-type="float">
            <text:p><text:s/>394,116 <text:s/></text:p>
          </table:table-cell>
          <table:table-cell table:style-name="ce43" office:value-type="float" office:value="21588.63" calcext:value-type="float">
            <text:p><text:s/>21,589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61875.921" calcext:value-type="float">
            <text:p><text:s/>61,876 <text:s/></text:p>
          </table:table-cell>
          <table:table-cell table:style-name="ce43" office:value-type="float" office:value="1016.1" calcext:value-type="float">
            <text:p><text:s/>1,01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office:value-type="float" office:value="332240.19" calcext:value-type="float">
            <text:p><text:s/>332,240 <text:s/></text:p>
          </table:table-cell>
          <table:table-cell table:style-name="ce44" office:value-type="float" office:value="20572.53" calcext:value-type="float">
            <text:p><text:s/>20,573 <text:s/></text:p>
          </table:table-cell>
          <table:table-cell table:style-name="ce44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99229.82" calcext:value-type="float">
            <text:p><text:s/>399,230 <text:s/></text:p>
          </table:table-cell>
          <table:table-cell table:style-name="ce43" office:value-type="float" office:value="162502.361" calcext:value-type="float">
            <text:p><text:s/>162,502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100774.965" calcext:value-type="float">
            <text:p><text:s/>100,775 <text:s/></text:p>
          </table:table-cell>
          <table:table-cell table:style-name="ce43" office:value-type="float" office:value="108048.55" calcext:value-type="float">
            <text:p><text:s/>108,049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704.766" calcext:value-type="float">
            <text:p><text:s/>705 <text:s/></text:p>
          </table:table-cell>
          <table:table-cell table:style-name="ce43" office:value-type="float" office:value="1546.7" calcext:value-type="float">
            <text:p><text:s/>1,54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27360.839" calcext:value-type="float">
            <text:p><text:s/>27,361 <text:s/></text:p>
          </table:table-cell>
          <table:table-cell table:style-name="ce43" office:value-type="float" office:value="4017" calcext:value-type="float">
            <text:p><text:s/>4,01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150.852" calcext:value-type="float">
            <text:p><text:s/>151 <text:s/></text:p>
          </table:table-cell>
          <table:table-cell table:style-name="ce43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1989.204" calcext:value-type="float">
            <text:p><text:s/>1,989 <text:s/></text:p>
          </table:table-cell>
          <table:table-cell table:style-name="ce43" office:value-type="float" office:value="-0.02" calcext:value-type="float">
            <text:p><text:s/>-0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40.122" calcext:value-type="float">
            <text:p><text:s/>40 <text:s/></text:p>
          </table:table-cell>
          <table:table-cell table:style-name="ce43" office:value-type="float" office:value="2" calcext:value-type="float">
            <text:p><text:s/>2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2489.469" calcext:value-type="float">
            <text:p><text:s/>2,489 <text:s/></text:p>
          </table:table-cell>
          <table:table-cell table:style-name="ce43" office:value-type="float" office:value="149.2" calcext:value-type="float">
            <text:p><text:s/>149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839.42" calcext:value-type="float">
            <text:p><text:s/>4,839 <text:s/></text:p>
          </table:table-cell>
          <table:table-cell table:style-name="ce43" office:value-type="float" office:value="4247.8" calcext:value-type="float">
            <text:p><text:s/>4,248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96872.887" calcext:value-type="float">
            <text:p><text:s/>196,873 <text:s/></text:p>
          </table:table-cell>
          <table:table-cell table:style-name="ce43" office:value-type="float" office:value="946.5" calcext:value-type="float">
            <text:p><text:s/>94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64007.296" calcext:value-type="float">
            <text:p><text:s/>64,007 <text:s/></text:p>
          </table:table-cell>
          <table:table-cell table:style-name="ce44" office:value-type="float" office:value="43544.631" calcext:value-type="float">
            <text:p><text:s/>43,545 <text:s/></text:p>
          </table:table-cell>
          <table:table-cell table:style-name="ce44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943.4" calcext:value-type="float">
            <text:p><text:s/>943 <text:s/></text:p>
          </table:table-cell>
          <table:table-cell table:style-name="ce43" office:value-type="float" office:value="486281.24" calcext:value-type="float">
            <text:p><text:s/>486,281 <text:s/></text:p>
          </table:table-cell>
          <table:table-cell table:style-name="ce43" office:value-type="float" office:value="333787.665" calcext:value-type="float">
            <text:p><text:s/>333,788 <text:s/></text:p>
          </table:table-cell>
          <table:table-cell table:style-name="ce43" office:value-type="float" office:value="1229013.6640342" calcext:value-type="float">
            <text:p><text:s/>1,229,014 <text:s/></text:p>
          </table:table-cell>
          <table:table-cell table:style-name="ce43" office:value-type="float" office:value="108551" calcext:value-type="float">
            <text:p><text:s/>108,551 <text:s/></text:p>
          </table:table-cell>
          <table:table-cell table:style-name="ce43" office:value-type="float" office:value="41334.32" calcext:value-type="float">
            <text:p><text:s/>41,334 <text:s/></text:p>
          </table:table-cell>
          <table:table-cell table:style-name="ce43" office:value-type="float" office:value="1171115.715989" calcext:value-type="float">
            <text:p><text:s/>1,171,116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943.4" calcext:value-type="float">
            <text:p><text:s/>943 <text:s/></text:p>
          </table:table-cell>
          <table:table-cell table:style-name="ce43" office:value-type="float" office:value="486281.24" calcext:value-type="float">
            <text:p><text:s/>486,281 <text:s/></text:p>
          </table:table-cell>
          <table:table-cell table:style-name="ce43" office:value-type="float" office:value="333787.665" calcext:value-type="float">
            <text:p><text:s/>333,788 <text:s/></text:p>
          </table:table-cell>
          <table:table-cell table:style-name="ce43" office:value-type="float" office:value="1229013.6640342" calcext:value-type="float">
            <text:p><text:s/>1,229,014 <text:s/></text:p>
          </table:table-cell>
          <table:table-cell table:style-name="ce43" office:value-type="float" office:value="108551" calcext:value-type="float">
            <text:p><text:s/>108,551 <text:s/></text:p>
          </table:table-cell>
          <table:table-cell table:style-name="ce43" office:value-type="float" office:value="41334.32" calcext:value-type="float">
            <text:p><text:s/>41,334 <text:s/></text:p>
          </table:table-cell>
          <table:table-cell table:style-name="ce43" office:value-type="float" office:value="1171115.715989" calcext:value-type="float">
            <text:p><text:s/>1,171,116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99886.865755039" calcext:value-type="float">
            <text:p><text:s/>299,887 <text:s/></text:p>
          </table:table-cell>
          <table:table-cell table:style-name="ce43" office:value-type="float" office:value="3807338.23097696" calcext:value-type="float">
            <text:p><text:s/>3,807,338 <text:s/></text:p>
          </table:table-cell>
          <table:table-cell table:style-name="ce43" table:number-columns-repeated="6"/>
          <table:table-cell table:style-name="ce43" office:value-type="float" office:value="38062.421824" calcext:value-type="float">
            <text:p><text:s/>38,062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66862.213420039" calcext:value-type="float">
            <text:p><text:s/>266,862 <text:s/></text:p>
          </table:table-cell>
          <table:table-cell table:style-name="ce43" office:value-type="float" office:value="3553833.29057996" calcext:value-type="float">
            <text:p><text:s/>3,553,83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26474.029517" calcext:value-type="float">
            <text:p><text:s/>26,474 <text:s/></text:p>
          </table:table-cell>
          <table:table-cell table:style-name="ce43" office:value-type="float" office:value="8084.993632" calcext:value-type="float">
            <text:p><text:s/>8,08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19.955887" calcext:value-type="float">
            <text:p><text:s/>120 <text:s/></text:p>
          </table:table-cell>
          <table:table-cell table:style-name="ce43" office:value-type="float" office:value="44483.975673" calcext:value-type="float">
            <text:p><text:s/>44,484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430.666931" calcext:value-type="float">
            <text:p><text:s/>6,431 <text:s/></text:p>
          </table:table-cell>
          <table:table-cell table:style-name="ce43" office:value-type="float" office:value="200935.971092" calcext:value-type="float">
            <text:p><text:s/>200,936 <text:s/></text:p>
          </table:table-cell>
          <table:table-cell table:style-name="ce43" table:number-columns-repeated="6"/>
          <table:table-cell table:style-name="ce43" office:value-type="float" office:value="38062.421824" calcext:value-type="float">
            <text:p><text:s/>38,062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591.702826" calcext:value-type="float">
            <text:p><text:s/>2,592 <text:s/></text:p>
          </table:table-cell>
          <table:table-cell table:style-name="ce43" office:value-type="float" office:value="943605.999335" calcext:value-type="float">
            <text:p><text:s/>943,606 <text:s/></text:p>
          </table:table-cell>
          <table:table-cell table:style-name="ce43" table:number-columns-repeated="6"/>
          <table:table-cell table:style-name="ce43" office:value-type="float" office:value="21750.850801" calcext:value-type="float">
            <text:p><text:s/>21,75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591.702826" calcext:value-type="float">
            <text:p><text:s/>2,592 <text:s/></text:p>
          </table:table-cell>
          <table:table-cell table:style-name="ce44" office:value-type="float" office:value="943605.999335" calcext:value-type="float">
            <text:p><text:s/>943,606 <text:s/></text:p>
          </table:table-cell>
          <table:table-cell table:style-name="ce44" table:number-columns-repeated="6"/>
          <table:table-cell table:style-name="ce44" office:value-type="float" office:value="21750.850801" calcext:value-type="float">
            <text:p><text:s/>21,75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2" office:value-type="string" calcext:value-type="string" table:number-columns-spanned="12" table:number-rows-spanned="1">
            <text:p>說明：3.柴油轉變產出中包含生質柴油(即B100) 0 公秉，自103年5月5日起已停止摻配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office:value-type="string" calcext:value-type="string" table:number-columns-spanned="12" table:number-rows-spanned="1">
            <text:p>　　　4.燃料油轉變產出含再生燃料油 4,342 公秉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2"/>
          <table:table-cell/>
          <table:table-cell table:style-name="ce14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6" table:default-cell-style-name="ce15"/>
        <table:table-column table:style-name="co10" table:number-columns-repeated="2" table:default-cell-style-name="ce15"/>
        <table:table-column table:style-name="co16" table:number-columns-repeated="2" table:default-cell-style-name="ce15"/>
        <table:table-column table:style-name="co10" table:number-columns-repeated="4" table:default-cell-style-name="ce15"/>
        <table:table-column table:style-name="co6" table:default-cell-style-name="ce14"/>
        <table:table-column table:style-name="co17" table:default-cell-style-name="ce14"/>
        <table:table-column table:style-name="co18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4 能源平衡表－OECD能源統計格式（原始單位）</text:p>
            </table:table-cell>
            <table:covered-table-cell table:number-columns-repeated="11" table:style-name="ce16"/>
            <table:table-cell table:style-name="ce57"/>
            <table:table-cell table:style-name="ce15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9"/>
            <table:table-cell table:style-name="ce13" table:number-columns-repeated="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天然氣合計</text:p>
            </table:table-cell>
            <table:table-cell table:style-name="ce39" office:value-type="string" calcext:value-type="string">
              <text:p>(自產)</text:p>
            </table:table-cell>
            <table:table-cell table:style-name="ce39" office:value-type="string" calcext:value-type="string">
              <text:p>(進口)</text:p>
            </table:table-cell>
            <table:table-cell table:style-name="ce39" office:value-type="string" calcext:value-type="string">
              <text:p>生質能及</text:p>
            </table:table-cell>
            <table:table-cell table:style-name="ce39" office:value-type="string" calcext:value-type="string">
              <text:p>生質能合計</text:p>
            </table:table-cell>
            <table:table-cell table:style-name="ce39" office:value-type="string" calcext:value-type="string">
              <text:p>固態生質能</text:p>
            </table:table-cell>
            <table:table-cell table:style-name="ce39" office:value-type="string" calcext:value-type="string">
              <text:p>液態生質能</text:p>
            </table:table-cell>
            <table:table-cell table:style-name="ce39" office:value-type="string" calcext:value-type="string">
              <text:p>氣態生質能</text:p>
            </table:table-cell>
            <table:table-cell table:style-name="ce39" office:value-type="string" calcext:value-type="string">
              <text:p>廢棄物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39" office:value-type="string" calcext:value-type="string">
              <text:p>天然氣</text:p>
            </table:table-cell>
            <table:table-cell table:style-name="ce39" office:value-type="string" calcext:value-type="string">
              <text:p>液化天然氣</text:p>
            </table:table-cell>
            <table:table-cell table:style-name="ce39" office:value-type="string" calcext:value-type="string">
              <text:p>廢棄物合計</text:p>
            </table:table-cell>
            <table:table-cell table:style-name="ce39" table:number-columns-repeated="3"/>
            <table:table-cell table:style-name="ce53"/>
            <table:table-cell table:style-name="ce39"/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公噸)</text:p>
            </table:table-cell>
            <table:table-cell table:number-columns-repeated="2" table:style-name="ce39" office:value-type="string" calcext:value-type="string">
              <text:p>(千立方公尺)</text:p>
            </table:table-cell>
            <table:table-cell table:number-columns-repeated="6" table:style-name="ce39" office:value-type="string" calcext:value-type="string">
              <text:p>(公秉油當量)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MT)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number-columns-repeated="6" table:style-name="ce40" office:value-type="string" calcext:value-type="string">
              <text:p>(KLOE)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38 ~ C39</text:p>
            </table:table-cell>
            <table:table-cell table:style-name="ce41" table:number-columns-repeated="2"/>
            <table:table-cell table:style-name="ce41" office:value-type="string" calcext:value-type="string">
              <text:p>C41 + C45</text:p>
            </table:table-cell>
            <table:table-cell table:style-name="ce41" office:value-type="string" calcext:value-type="string">
              <text:p>C42 ~ C44</text:p>
            </table:table-cell>
            <table:table-cell table:style-name="ce41" table:number-columns-repeated="4"/>
            <table:table-cell table:style-name="ce4" table:number-columns-repeated="3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67721.7851851852" calcext:value-type="float">
            <text:p><text:s/>67,722 <text:s/></text:p>
          </table:table-cell>
          <table:table-cell table:style-name="ce42" office:value-type="float" office:value="100566.851" calcext:value-type="float">
            <text:p><text:s/>100,567 <text:s/></text:p>
          </table:table-cell>
          <table:table-cell table:style-name="ce42"/>
          <table:table-cell table:style-name="ce42" office:value-type="float" office:value="1531162.03813219" calcext:value-type="float">
            <text:p><text:s/>1,531,162 <text:s/></text:p>
          </table:table-cell>
          <table:table-cell table:style-name="ce42" office:value-type="float" office:value="165457.635466523" calcext:value-type="float">
            <text:p><text:s/>165,458 <text:s/></text:p>
          </table:table-cell>
          <table:table-cell table:style-name="ce42" office:value-type="float" office:value="157106.450793333" calcext:value-type="float">
            <text:p><text:s/>157,106 <text:s/></text:p>
          </table:table-cell>
          <table:table-cell table:style-name="ce42" office:value-type="float" office:value="4.57333333333333" calcext:value-type="float">
            <text:p><text:s/>5 <text:s/></text:p>
          </table:table-cell>
          <table:table-cell table:style-name="ce42" office:value-type="float" office:value="8346.611339856" calcext:value-type="float">
            <text:p><text:s/>8,347 <text:s/></text:p>
          </table:table-cell>
          <table:table-cell table:style-name="ce42" office:value-type="float" office:value="1365704.40266567" calcext:value-type="float">
            <text:p><text:s/>1,365,704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17824098.1948346" calcext:value-type="float">
            <text:p><text:s/>17,824,098 <text:s/></text:p>
          </table:table-cell>
          <table:table-cell table:style-name="ce43"/>
          <table:table-cell table:style-name="ce43" office:value-type="float" office:value="23527809.6171817" calcext:value-type="float">
            <text:p><text:s/>23,527,810 <text:s/></text:p>
          </table:table-cell>
          <table:table-cell table:number-columns-repeated="2" table:style-name="ce43" office:value-type="float" office:value="42.1246666666667" calcext:value-type="float">
            <text:p><text:s/>42 <text:s/></text:p>
          </table:table-cell>
          <table:table-cell table:style-name="ce43"/>
          <table:table-cell table:style-name="ce43" office:value-type="float" office:value="42.1246666666667" calcext:value-type="float">
            <text:p><text:s/>42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90855.870025973" calcext:value-type="float">
            <text:p><text:s/>90,856 <text:s/></text:p>
          </table:table-cell>
          <table:table-cell table:style-name="ce43" office:value-type="float" office:value="123317.204375" calcext:value-type="float">
            <text:p><text:s/>123,317 <text:s/></text:p>
          </table:table-cell>
          <table:table-cell table:style-name="ce43" office:value-type="float" office:value="10314.4556565066" calcext:value-type="float">
            <text:p><text:s/>10,314 <text:s/></text:p>
          </table:table-cell>
          <table:table-cell table:number-columns-repeated="2" table:style-name="ce43" office:value-type="float" office:value="0.127166666666664" calcext:value-type="float">
            <text:p><text:s/>0 <text:s/></text:p>
          </table:table-cell>
          <table:table-cell table:style-name="ce43"/>
          <table:table-cell table:style-name="ce43" office:value-type="float" office:value="0.127166666666664" calcext:value-type="float">
            <text:p><text:s/>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17800964.1099938" calcext:value-type="float">
            <text:p><text:s/>17,800,964 <text:s/></text:p>
          </table:table-cell>
          <table:table-cell table:style-name="ce44" office:value-type="float" office:value="-22750.353375" calcext:value-type="float">
            <text:p><text:s/>-22,750 <text:s/></text:p>
          </table:table-cell>
          <table:table-cell table:style-name="ce44" office:value-type="float" office:value="23517495.1615252" calcext:value-type="float">
            <text:p><text:s/>23,517,495 <text:s/></text:p>
          </table:table-cell>
          <table:table-cell table:style-name="ce44" office:value-type="float" office:value="1531204.03563219" calcext:value-type="float">
            <text:p><text:s/>1,531,204 <text:s/></text:p>
          </table:table-cell>
          <table:table-cell table:style-name="ce44" office:value-type="float" office:value="165499.632966523" calcext:value-type="float">
            <text:p><text:s/>165,500 <text:s/></text:p>
          </table:table-cell>
          <table:table-cell table:style-name="ce44" office:value-type="float" office:value="157106.450793333" calcext:value-type="float">
            <text:p><text:s/>157,106 <text:s/></text:p>
          </table:table-cell>
          <table:table-cell table:style-name="ce44" office:value-type="float" office:value="46.5708333333333" calcext:value-type="float">
            <text:p><text:s/>47 <text:s/></text:p>
          </table:table-cell>
          <table:table-cell table:style-name="ce44" office:value-type="float" office:value="8346.611339856" calcext:value-type="float">
            <text:p><text:s/>8,347 <text:s/></text:p>
          </table:table-cell>
          <table:table-cell table:style-name="ce44" office:value-type="float" office:value="1365704.40266567" calcext:value-type="float">
            <text:p><text:s/>1,365,70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19058472.734255" calcext:value-type="float">
            <text:p><text:s/>19,058,473 <text:s/></text:p>
          </table:table-cell>
          <table:table-cell table:style-name="ce43"/>
          <table:table-cell table:style-name="ce43" office:value-type="float" office:value="25157184.0092166" calcext:value-type="float">
            <text:p><text:s/>25,157,184 <text:s/></text:p>
          </table:table-cell>
          <table:table-cell table:number-columns-repeated="2" table:style-name="ce43" office:value-type="float" office:value="36.7708333333333" calcext:value-type="float">
            <text:p><text:s/>37 <text:s/></text:p>
          </table:table-cell>
          <table:table-cell table:style-name="ce43"/>
          <table:table-cell table:style-name="ce43" office:value-type="float" office:value="36.7708333333333" calcext:value-type="float">
            <text:p><text:s/>37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37200.4675342961" calcext:value-type="float">
            <text:p><text:s/>37,200 <text:s/></text:p>
          </table:table-cell>
          <table:table-cell table:style-name="ce44" office:value-type="float" office:value="645.69" calcext:value-type="float">
            <text:p><text:s/>646 <text:s/></text:p>
          </table:table-cell>
          <table:table-cell table:style-name="ce44" office:value-type="float" office:value="48530.6704786042" calcext:value-type="float">
            <text:p><text:s/>48,531 <text:s/></text:p>
          </table:table-cell>
          <table:table-cell table:style-name="ce44" office:value-type="float" office:value="-0.00839999997769641" calcext:value-type="float">
            <text:p><text:s/>-0 <text:s/></text:p>
          </table:table-cell>
          <table:table-cell table:style-name="ce44" office:value-type="float" office:value="-0.00839999999669641" calcext:value-type="float">
            <text:p><text:s/>-0 <text:s/></text:p>
          </table:table-cell>
          <table:table-cell table:style-name="ce44" office:value-type="float" office:value="0.0000000000033" calcext:value-type="float">
            <text:p><text:s/>0 <text:s/></text:p>
          </table:table-cell>
          <table:table-cell table:style-name="ce44" office:value-type="float" office:value="-0.0083999999999964" calcext:value-type="float">
            <text:p><text:s/>-0 <text:s/></text:p>
          </table:table-cell>
          <table:table-cell table:style-name="ce44"/>
          <table:table-cell table:style-name="ce44" office:value-type="float" office:value="0.000000000019" calcext:value-type="float">
            <text:p><text:s/>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14040348.4744827" calcext:value-type="float">
            <text:p><text:s/>14,040,348 <text:s/></text:p>
          </table:table-cell>
          <table:table-cell table:style-name="ce43" office:value-type="float" office:value="646.99735533" calcext:value-type="float">
            <text:p><text:s/>647 <text:s/></text:p>
          </table:table-cell>
          <table:table-cell table:style-name="ce43" office:value-type="float" office:value="18532684.8775569" calcext:value-type="float">
            <text:p><text:s/>18,532,685 <text:s/></text:p>
          </table:table-cell>
          <table:table-cell table:style-name="ce43" office:value-type="float" office:value="1128177.72971566" calcext:value-type="float">
            <text:p><text:s/>1,128,178 <text:s/></text:p>
          </table:table-cell>
          <table:table-cell table:style-name="ce43" office:value-type="float" office:value="38230.7060351071" calcext:value-type="float">
            <text:p><text:s/>38,231 <text:s/></text:p>
          </table:table-cell>
          <table:table-cell table:style-name="ce43" office:value-type="float" office:value="30449.7463692605" calcext:value-type="float">
            <text:p><text:s/>30,450 <text:s/></text:p>
          </table:table-cell>
          <table:table-cell table:style-name="ce43"/>
          <table:table-cell table:style-name="ce43" office:value-type="float" office:value="7780.95966584655" calcext:value-type="float">
            <text:p><text:s/>7,781 <text:s/></text:p>
          </table:table-cell>
          <table:table-cell table:style-name="ce43" office:value-type="float" office:value="1089947.02368056" calcext:value-type="float">
            <text:p><text:s/>1,089,94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office:value-type="float" office:value="48337.7424242424" calcext:value-type="float">
            <text:p><text:s/>48,338 <text:s/></text:p>
          </table:table-cell>
          <table:table-cell table:style-name="ce43"/>
          <table:table-cell table:style-name="ce43" office:value-type="float" office:value="63805.82" calcext:value-type="float">
            <text:p><text:s/>63,80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3928774.5856061" calcext:value-type="float">
            <text:p><text:s/>13,928,775 <text:s/></text:p>
          </table:table-cell>
          <table:table-cell table:style-name="ce43"/>
          <table:table-cell table:style-name="ce43" office:value-type="float" office:value="18385982.453" calcext:value-type="float">
            <text:p><text:s/>18,385,98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number-columns-repeated="2" table:style-name="ce43" office:value-type="float" office:value="7780.465647126" calcext:value-type="float">
            <text:p><text:s/>7,780 <text:s/></text:p>
          </table:table-cell>
          <table:table-cell table:style-name="ce43" table:number-columns-repeated="2"/>
          <table:table-cell table:style-name="ce43" office:value-type="float" office:value="7780.465647126" calcext:value-type="float">
            <text:p><text:s/>7,78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35867.5096044444" calcext:value-type="float">
            <text:p><text:s/>35,868 <text:s/></text:p>
          </table:table-cell>
          <table:table-cell table:number-columns-repeated="2" table:style-name="ce43" office:value-type="float" office:value="171.764666666667" calcext:value-type="float">
            <text:p><text:s/>172 <text:s/></text:p>
          </table:table-cell>
          <table:table-cell table:style-name="ce43" table:number-columns-repeated="2"/>
          <table:table-cell table:style-name="ce43" office:value-type="float" office:value="35695.7449377778" calcext:value-type="float">
            <text:p><text:s/>35,696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63236.1464524116" calcext:value-type="float">
            <text:p><text:s/>63,236 <text:s/></text:p>
          </table:table-cell>
          <table:table-cell table:style-name="ce44" office:value-type="float" office:value="646.99735533" calcext:value-type="float">
            <text:p><text:s/>647 <text:s/></text:p>
          </table:table-cell>
          <table:table-cell table:style-name="ce44" office:value-type="float" office:value="82896.60455689" calcext:value-type="float">
            <text:p><text:s/>82,897 <text:s/></text:p>
          </table:table-cell>
          <table:table-cell table:style-name="ce44" office:value-type="float" office:value="1084529.75446409" calcext:value-type="float">
            <text:p><text:s/>1,084,530 <text:s/></text:p>
          </table:table-cell>
          <table:table-cell table:style-name="ce44" office:value-type="float" office:value="30278.4757213144" calcext:value-type="float">
            <text:p><text:s/>30,278 <text:s/></text:p>
          </table:table-cell>
          <table:table-cell table:style-name="ce44" office:value-type="float" office:value="30277.9817025939" calcext:value-type="float">
            <text:p><text:s/>30,278 <text:s/></text:p>
          </table:table-cell>
          <table:table-cell table:style-name="ce44"/>
          <table:table-cell table:style-name="ce44" office:value-type="float" office:value="0.49401872055" calcext:value-type="float">
            <text:p><text:s/>0 <text:s/></text:p>
          </table:table-cell>
          <table:table-cell table:style-name="ce44" office:value-type="float" office:value="1054251.27874278" calcext:value-type="float">
            <text:p><text:s/>1,054,25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9247502.8363636" calcext:value-type="float">
            <text:p><text:s/>19,247,503 <text:s/></text:p>
          </table:table-cell>
          <table:table-cell table:style-name="ce43" office:value-type="float" office:value="1844720.283375" calcext:value-type="float">
            <text:p><text:s/>1,844,720 <text:s/></text:p>
          </table:table-cell>
          <table:table-cell table:style-name="ce43" office:value-type="float" office:value="23766952.381" calcext:value-type="float">
            <text:p><text:s/>23,766,95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19247502.8363636" calcext:value-type="float">
            <text:p><text:s/>19,247,503 <text:s/></text:p>
          </table:table-cell>
          <table:table-cell table:style-name="ce44" office:value-type="float" office:value="1844720.283375" calcext:value-type="float">
            <text:p><text:s/>1,844,720 <text:s/></text:p>
          </table:table-cell>
          <table:table-cell table:style-name="ce44" office:value-type="float" office:value="23766952.381" calcext:value-type="float">
            <text:p><text:s/>23,766,952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399574.564905084" calcext:value-type="float">
            <text:p><text:s/>399,575 <text:s/></text:p>
          </table:table-cell>
          <table:table-cell table:style-name="ce43" office:value-type="float" office:value="18821.132" calcext:value-type="float">
            <text:p><text:s/>18,821 <text:s/></text:p>
          </table:table-cell>
          <table:table-cell table:style-name="ce43" office:value-type="float" office:value="510708.5305636" calcext:value-type="float">
            <text:p><text:s/>510,70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399433.107160976" calcext:value-type="float">
            <text:p><text:s/>399,433 <text:s/></text:p>
          </table:table-cell>
          <table:table-cell table:style-name="ce43" office:value-type="float" office:value="18611.137" calcext:value-type="float">
            <text:p><text:s/>18,611 <text:s/></text:p>
          </table:table-cell>
          <table:table-cell table:style-name="ce43" office:value-type="float" office:value="510708.4685636" calcext:value-type="float">
            <text:p><text:s/>510,7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office:value-type="float" office:value="39.3670033670034" calcext:value-type="float">
            <text:p><text:s/>39 <text:s/></text:p>
          </table:table-cell>
          <table:table-cell table:style-name="ce43" office:value-type="float" office:value="58.46" calcext:value-type="float">
            <text:p><text:s/>5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102.090740740741" calcext:value-type="float">
            <text:p><text:s/>102 <text:s/></text:p>
          </table:table-cell>
          <table:table-cell table:style-name="ce44" office:value-type="float" office:value="151.535" calcext:value-type="float">
            <text:p><text:s/>152 <text:s/></text:p>
          </table:table-cell>
          <table:table-cell table:style-name="ce44" office:value-type="float" office:value="0.062" calcext:value-type="float">
            <text:p><text:s/>0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3512870.70518038" calcext:value-type="float">
            <text:p><text:s/>3,512,871 <text:s/></text:p>
          </table:table-cell>
          <table:table-cell table:style-name="ce45" office:value-type="float" office:value="1801856.11064467" calcext:value-type="float">
            <text:p><text:s/>1,801,856 <text:s/></text:p>
          </table:table-cell>
          <table:table-cell table:style-name="ce45" office:value-type="float" office:value="3035339.45470951" calcext:value-type="float">
            <text:p><text:s/>3,035,339 <text:s/></text:p>
          </table:table-cell>
          <table:table-cell table:style-name="ce45" office:value-type="float" office:value="402989.543483193" calcext:value-type="float">
            <text:p><text:s/>402,990 <text:s/></text:p>
          </table:table-cell>
          <table:table-cell table:style-name="ce45" office:value-type="float" office:value="127232.164498082" calcext:value-type="float">
            <text:p><text:s/>127,232 <text:s/></text:p>
          </table:table-cell>
          <table:table-cell table:style-name="ce45" office:value-type="float" office:value="126656.704424073" calcext:value-type="float">
            <text:p><text:s/>126,657 <text:s/></text:p>
          </table:table-cell>
          <table:table-cell table:style-name="ce45" office:value-type="float" office:value="9.8084" calcext:value-type="float">
            <text:p><text:s/>10 <text:s/></text:p>
          </table:table-cell>
          <table:table-cell table:style-name="ce45" office:value-type="float" office:value="565.65167400945" calcext:value-type="float">
            <text:p><text:s/>566 <text:s/></text:p>
          </table:table-cell>
          <table:table-cell table:style-name="ce45" office:value-type="float" office:value="275757.378985111" calcext:value-type="float">
            <text:p><text:s/>275,757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3512870.70518038" calcext:value-type="float">
            <text:p><text:s/>3,512,871 <text:s/></text:p>
          </table:table-cell>
          <table:table-cell table:style-name="ce45" office:value-type="float" office:value="1801856.11064467" calcext:value-type="float">
            <text:p><text:s/>1,801,856 <text:s/></text:p>
          </table:table-cell>
          <table:table-cell table:style-name="ce45" office:value-type="float" office:value="3035339.45470951" calcext:value-type="float">
            <text:p><text:s/>3,035,339 <text:s/></text:p>
          </table:table-cell>
          <table:table-cell table:style-name="ce45" office:value-type="float" office:value="402989.543483193" calcext:value-type="float">
            <text:p><text:s/>402,990 <text:s/></text:p>
          </table:table-cell>
          <table:table-cell table:style-name="ce45" office:value-type="float" office:value="127232.164498082" calcext:value-type="float">
            <text:p><text:s/>127,232 <text:s/></text:p>
          </table:table-cell>
          <table:table-cell table:style-name="ce45" office:value-type="float" office:value="126656.704424073" calcext:value-type="float">
            <text:p><text:s/>126,657 <text:s/></text:p>
          </table:table-cell>
          <table:table-cell table:style-name="ce45" office:value-type="float" office:value="9.8084" calcext:value-type="float">
            <text:p><text:s/>10 <text:s/></text:p>
          </table:table-cell>
          <table:table-cell table:style-name="ce45" office:value-type="float" office:value="565.65167400945" calcext:value-type="float">
            <text:p><text:s/>566 <text:s/></text:p>
          </table:table-cell>
          <table:table-cell table:style-name="ce45" office:value-type="float" office:value="275757.378985111" calcext:value-type="float">
            <text:p><text:s/>275,7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2638360.91258779" calcext:value-type="float">
            <text:p><text:s/>2,638,361 <text:s/></text:p>
          </table:table-cell>
          <table:table-cell table:style-name="ce43" office:value-type="float" office:value="716818.23664467" calcext:value-type="float">
            <text:p><text:s/>716,818 <text:s/></text:p>
          </table:table-cell>
          <table:table-cell table:style-name="ce43" office:value-type="float" office:value="2845464.63870951" calcext:value-type="float">
            <text:p><text:s/>2,845,465 <text:s/></text:p>
          </table:table-cell>
          <table:table-cell table:style-name="ce43" office:value-type="float" office:value="402979.735083193" calcext:value-type="float">
            <text:p><text:s/>402,980 <text:s/></text:p>
          </table:table-cell>
          <table:table-cell table:style-name="ce43" office:value-type="float" office:value="127222.356098082" calcext:value-type="float">
            <text:p><text:s/>127,222 <text:s/></text:p>
          </table:table-cell>
          <table:table-cell table:style-name="ce43" office:value-type="float" office:value="126656.704424073" calcext:value-type="float">
            <text:p><text:s/>126,657 <text:s/></text:p>
          </table:table-cell>
          <table:table-cell table:style-name="ce43"/>
          <table:table-cell table:style-name="ce43" office:value-type="float" office:value="565.65167400945" calcext:value-type="float">
            <text:p><text:s/>566 <text:s/></text:p>
          </table:table-cell>
          <table:table-cell table:style-name="ce43" office:value-type="float" office:value="275757.378985111" calcext:value-type="float">
            <text:p><text:s/>275,7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74253.789575535" calcext:value-type="float">
            <text:p><text:s/>174,254 <text:s/></text:p>
          </table:table-cell>
          <table:table-cell table:style-name="ce43" office:value-type="float" office:value="65530.06564467" calcext:value-type="float">
            <text:p><text:s/>65,530 <text:s/></text:p>
          </table:table-cell>
          <table:table-cell table:style-name="ce43" office:value-type="float" office:value="171766.055" calcext:value-type="float">
            <text:p><text:s/>171,766 <text:s/></text:p>
          </table:table-cell>
          <table:table-cell table:number-columns-repeated="3" table:style-name="ce43" office:value-type="float" office:value="17571.4810836461" calcext:value-type="float">
            <text:p><text:s/>17,571 <text:s/></text:p>
          </table:table-cell>
          <table:table-cell table:style-name="ce43" table:number-columns-repeated="3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37647.796885522" calcext:value-type="float">
            <text:p><text:s/>137,648 <text:s/></text:p>
          </table:table-cell>
          <table:table-cell table:style-name="ce43" office:value-type="float" office:value="74771.83" calcext:value-type="float">
            <text:p><text:s/>74,772 <text:s/></text:p>
          </table:table-cell>
          <table:table-cell table:style-name="ce43" office:value-type="float" office:value="115231.243" calcext:value-type="float">
            <text:p><text:s/>115,23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office:value-type="float" office:value="8560.66675084175" calcext:value-type="float">
            <text:p><text:s/>8,561 <text:s/></text:p>
          </table:table-cell>
          <table:table-cell table:style-name="ce43" office:value-type="float" office:value="1563.767" calcext:value-type="float">
            <text:p><text:s/>1,564 <text:s/></text:p>
          </table:table-cell>
          <table:table-cell table:style-name="ce43" office:value-type="float" office:value="9910.065" calcext:value-type="float">
            <text:p><text:s/>9,91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3974.98762626263" calcext:value-type="float">
            <text:p><text:s/>3,975 <text:s/></text:p>
          </table:table-cell>
          <table:table-cell table:style-name="ce43" office:value-type="float" office:value="2205.489" calcext:value-type="float">
            <text:p><text:s/>2,205 <text:s/></text:p>
          </table:table-cell>
          <table:table-cell table:style-name="ce43" office:value-type="float" office:value="3286.549" calcext:value-type="float">
            <text:p><text:s/>3,28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37909.6170875421" calcext:value-type="float">
            <text:p><text:s/>37,910 <text:s/></text:p>
          </table:table-cell>
          <table:table-cell table:style-name="ce43" office:value-type="float" office:value="14653.561" calcext:value-type="float">
            <text:p><text:s/>14,654 <text:s/></text:p>
          </table:table-cell>
          <table:table-cell table:style-name="ce43" office:value-type="float" office:value="37015.307" calcext:value-type="float">
            <text:p><text:s/>37,015 <text:s/></text:p>
          </table:table-cell>
          <table:table-cell table:style-name="ce43" office:value-type="float" office:value="125770.345652621" calcext:value-type="float">
            <text:p><text:s/>125,770 <text:s/></text:p>
          </table:table-cell>
          <table:table-cell table:number-columns-repeated="2" table:style-name="ce43" office:value-type="float" office:value="109071.18619077" calcext:value-type="float">
            <text:p><text:s/>109,071 <text:s/></text:p>
          </table:table-cell>
          <table:table-cell table:style-name="ce43" table:number-columns-repeated="2"/>
          <table:table-cell table:style-name="ce43" office:value-type="float" office:value="16699.1594618509" calcext:value-type="float">
            <text:p><text:s/>16,69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4390.86893939394" calcext:value-type="float">
            <text:p><text:s/>4,391 <text:s/></text:p>
          </table:table-cell>
          <table:table-cell table:style-name="ce43" office:value-type="float" office:value="2340.747" calcext:value-type="float">
            <text:p><text:s/>2,341 <text:s/></text:p>
          </table:table-cell>
          <table:table-cell table:style-name="ce43" office:value-type="float" office:value="3715.283" calcext:value-type="float">
            <text:p><text:s/>3,71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686453.534861768" calcext:value-type="float">
            <text:p><text:s/>686,454 <text:s/></text:p>
          </table:table-cell>
          <table:table-cell table:style-name="ce43" office:value-type="float" office:value="92362.632" calcext:value-type="float">
            <text:p><text:s/>92,363 <text:s/></text:p>
          </table:table-cell>
          <table:table-cell table:style-name="ce43" office:value-type="float" office:value="824018.5486842" calcext:value-type="float">
            <text:p><text:s/>824,019 <text:s/></text:p>
          </table:table-cell>
          <table:table-cell table:style-name="ce43" office:value-type="float" office:value="601.72779547295" calcext:value-type="float">
            <text:p><text:s/>602 <text:s/></text:p>
          </table:table-cell>
          <table:table-cell table:style-name="ce43" office:value-type="float" office:value="579.68882366641" calcext:value-type="float">
            <text:p><text:s/>580 <text:s/></text:p>
          </table:table-cell>
          <table:table-cell table:style-name="ce43" office:value-type="float" office:value="14.03714965696" calcext:value-type="float">
            <text:p><text:s/>14 <text:s/></text:p>
          </table:table-cell>
          <table:table-cell table:style-name="ce43"/>
          <table:table-cell table:style-name="ce43" office:value-type="float" office:value="565.65167400945" calcext:value-type="float">
            <text:p><text:s/>566 <text:s/></text:p>
          </table:table-cell>
          <table:table-cell table:style-name="ce43" office:value-type="float" office:value="22.0389718065399" calcext:value-type="float">
            <text:p><text:s/>2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440046.499520596" calcext:value-type="float">
            <text:p><text:s/>440,046 <text:s/></text:p>
          </table:table-cell>
          <table:table-cell table:style-name="ce43" office:value-type="float" office:value="14620.53" calcext:value-type="float">
            <text:p><text:s/>14,621 <text:s/></text:p>
          </table:table-cell>
          <table:table-cell table:style-name="ce43" office:value-type="float" office:value="567865.35270052" calcext:value-type="float">
            <text:p><text:s/>567,865 <text:s/></text:p>
          </table:table-cell>
          <table:table-cell table:number-columns-repeated="2" table:style-name="ce43" office:value-type="float" office:value="565.65167400945" calcext:value-type="float">
            <text:p><text:s/>566 <text:s/></text:p>
          </table:table-cell>
          <table:table-cell table:style-name="ce43" table:number-columns-repeated="2"/>
          <table:table-cell table:style-name="ce43" office:value-type="float" office:value="565.65167400945" calcext:value-type="float">
            <text:p><text:s/>566 <text:s/></text:p>
          </table:table-cell>
          <table:table-cell table:style-name="ce43" office:value-type="float" office:value="-0.00000000000012" calcext:value-type="float">
            <text:p><text:s/>-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96093.5051346801" calcext:value-type="float">
            <text:p>( 96,094 <text:s/>)</text:p>
          </table:table-cell>
          <table:table-cell table:style-name="ce46" office:value-type="float" office:value="9027.992" calcext:value-type="float">
            <text:p>( 9,028 <text:s/>)</text:p>
          </table:table-cell>
          <table:table-cell table:style-name="ce46" office:value-type="float" office:value="118818.545" calcext:value-type="float">
            <text:p>( 118,819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340137.611136758" calcext:value-type="float">
            <text:p>( 340,138 <text:s/>)</text:p>
          </table:table-cell>
          <table:table-cell table:style-name="ce46" office:value-type="float" office:value="3561.984" calcext:value-type="float">
            <text:p>( 3,562 <text:s/>)</text:p>
          </table:table-cell>
          <table:table-cell table:style-name="ce46" office:value-type="float" office:value="445815.43870052" calcext:value-type="float">
            <text:p>( 445,815 <text:s/>)</text:p>
          </table:table-cell>
          <table:table-cell table:number-columns-repeated="2" table:style-name="ce46" office:value-type="float" office:value="565.65167400945" calcext:value-type="float">
            <text:p>( 566 <text:s/>)</text:p>
          </table:table-cell>
          <table:table-cell table:style-name="ce46" table:number-columns-repeated="2"/>
          <table:table-cell table:style-name="ce46" office:value-type="float" office:value="565.65167400945" calcext:value-type="float">
            <text:p>( 566 <text:s/>)</text:p>
          </table:table-cell>
          <table:table-cell table:style-name="ce46" office:value-type="float" office:value="-0.00000000000012" calcext:value-type="float">
            <text:p>( -0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office:value-type="float" office:value="3815.38324915825" calcext:value-type="float">
            <text:p>( 3,815 <text:s/>)</text:p>
          </table:table-cell>
          <table:table-cell table:style-name="ce46" office:value-type="float" office:value="2030.554" calcext:value-type="float">
            <text:p>( 2,031 <text:s/>)</text:p>
          </table:table-cell>
          <table:table-cell table:style-name="ce46" office:value-type="float" office:value="3231.369" calcext:value-type="float">
            <text:p>( 3,23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47424.5301346801" calcext:value-type="float">
            <text:p><text:s/>47,425 <text:s/></text:p>
          </table:table-cell>
          <table:table-cell table:style-name="ce43" office:value-type="float" office:value="38377.703" calcext:value-type="float">
            <text:p><text:s/>38,378 <text:s/></text:p>
          </table:table-cell>
          <table:table-cell table:style-name="ce43" office:value-type="float" office:value="28486.866" calcext:value-type="float">
            <text:p><text:s/>28,487 <text:s/></text:p>
          </table:table-cell>
          <table:table-cell table:number-columns-repeated="3" table:style-name="ce43" office:value-type="float" office:value="14.03714965696" calcext:value-type="float">
            <text:p><text:s/>14 <text:s/></text:p>
          </table:table-cell>
          <table:table-cell table:style-name="ce43" table:number-columns-repeated="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186542.230374842" calcext:value-type="float">
            <text:p><text:s/>186,542 <text:s/></text:p>
          </table:table-cell>
          <table:table-cell table:style-name="ce43" office:value-type="float" office:value="34346.573" calcext:value-type="float">
            <text:p><text:s/>34,347 <text:s/></text:p>
          </table:table-cell>
          <table:table-cell table:style-name="ce43" office:value-type="float" office:value="215705.45698368" calcext:value-type="float">
            <text:p><text:s/>215,705 <text:s/></text:p>
          </table:table-cell>
          <table:table-cell table:style-name="ce43" office:value-type="float" office:value="22.03897180654" calcext:value-type="float">
            <text:p><text:s/>22 <text:s/></text:p>
          </table:table-cell>
          <table:table-cell table:style-name="ce43" table:number-columns-repeated="4"/>
          <table:table-cell table:style-name="ce43" office:value-type="float" office:value="22.03897180654" calcext:value-type="float">
            <text:p><text:s/>22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12440.2748316498" calcext:value-type="float">
            <text:p><text:s/>12,440 <text:s/></text:p>
          </table:table-cell>
          <table:table-cell table:style-name="ce47" office:value-type="float" office:value="5017.826" calcext:value-type="float">
            <text:p><text:s/>5,018 <text:s/></text:p>
          </table:table-cell>
          <table:table-cell table:style-name="ce47" office:value-type="float" office:value="11960.873" calcext:value-type="float">
            <text:p><text:s/>11,961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64601.1646464646" calcext:value-type="float">
            <text:p><text:s/>64,601 <text:s/></text:p>
          </table:table-cell>
          <table:table-cell table:style-name="ce43" office:value-type="float" office:value="33302.895" calcext:value-type="float">
            <text:p><text:s/>33,303 <text:s/></text:p>
          </table:table-cell>
          <table:table-cell table:style-name="ce43" office:value-type="float" office:value="55670.964" calcext:value-type="float">
            <text:p><text:s/>55,67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55808.926702862" calcext:value-type="float">
            <text:p><text:s/>55,809 <text:s/></text:p>
          </table:table-cell>
          <table:table-cell table:style-name="ce43" office:value-type="float" office:value="8772.968" calcext:value-type="float">
            <text:p><text:s/>8,773 <text:s/></text:p>
          </table:table-cell>
          <table:table-cell table:style-name="ce43" office:value-type="float" office:value="65869.58947" calcext:value-type="float">
            <text:p><text:s/>65,87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57076.126094276" calcext:value-type="float">
            <text:p><text:s/>157,076 <text:s/></text:p>
          </table:table-cell>
          <table:table-cell table:style-name="ce47" office:value-type="float" office:value="23577.341" calcext:value-type="float">
            <text:p><text:s/>23,577 <text:s/></text:p>
          </table:table-cell>
          <table:table-cell table:style-name="ce47" office:value-type="float" office:value="186382.85" calcext:value-type="float">
            <text:p><text:s/>186,383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198806.417340067" calcext:value-type="float">
            <text:p><text:s/>198,806 <text:s/></text:p>
          </table:table-cell>
          <table:table-cell table:style-name="ce43" office:value-type="float" office:value="161914.384" calcext:value-type="float">
            <text:p><text:s/>161,914 <text:s/></text:p>
          </table:table-cell>
          <table:table-cell table:style-name="ce43" office:value-type="float" office:value="118500.574" calcext:value-type="float">
            <text:p><text:s/>118,50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8799.91203703704" calcext:value-type="float">
            <text:p><text:s/>8,800 <text:s/></text:p>
          </table:table-cell>
          <table:table-cell table:style-name="ce43" office:value-type="float" office:value="5187.952" calcext:value-type="float">
            <text:p><text:s/>5,188 <text:s/></text:p>
          </table:table-cell>
          <table:table-cell table:style-name="ce43" office:value-type="float" office:value="7004.371" calcext:value-type="float">
            <text:p><text:s/>7,00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90006.50530303" calcext:value-type="float">
            <text:p><text:s/>190,007 <text:s/></text:p>
          </table:table-cell>
          <table:table-cell table:style-name="ce43" office:value-type="float" office:value="156726.432" calcext:value-type="float">
            <text:p><text:s/>156,726 <text:s/></text:p>
          </table:table-cell>
          <table:table-cell table:style-name="ce43" office:value-type="float" office:value="111496.203" calcext:value-type="float">
            <text:p><text:s/>111,49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97341.0352693603" calcext:value-type="float">
            <text:p>( 97,341 <text:s/>)</text:p>
          </table:table-cell>
          <table:table-cell table:style-name="ce46" office:value-type="float" office:value="118918.057" calcext:value-type="float">
            <text:p>( 118,918 <text:s/>)</text:p>
          </table:table-cell>
          <table:table-cell table:style-name="ce46" office:value-type="float" office:value="22785.227" calcext:value-type="float">
            <text:p>( 22,78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71512.5898989899" calcext:value-type="float">
            <text:p>( 71,513 <text:s/>)</text:p>
          </table:table-cell>
          <table:table-cell table:style-name="ce48" office:value-type="float" office:value="33488.742" calcext:value-type="float">
            <text:p>( 33,489 <text:s/>)</text:p>
          </table:table-cell>
          <table:table-cell table:style-name="ce48" office:value-type="float" office:value="64628.848" calcext:value-type="float">
            <text:p>( 64,629 <text:s/>)</text:p>
          </table:table-cell>
          <table:table-cell table:style-name="ce48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492590.418686683" calcext:value-type="float">
            <text:p><text:s/>492,590 <text:s/></text:p>
          </table:table-cell>
          <table:table-cell table:style-name="ce43" office:value-type="float" office:value="42914.924" calcext:value-type="float">
            <text:p><text:s/>42,915 <text:s/></text:p>
          </table:table-cell>
          <table:table-cell table:style-name="ce43" office:value-type="float" office:value="612072.75355531" calcext:value-type="float">
            <text:p><text:s/>612,07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418157.677440891" calcext:value-type="float">
            <text:p><text:s/>418,158 <text:s/></text:p>
          </table:table-cell>
          <table:table-cell table:style-name="ce43" office:value-type="float" office:value="27884.253" calcext:value-type="float">
            <text:p><text:s/>27,884 <text:s/></text:p>
          </table:table-cell>
          <table:table-cell table:style-name="ce43" office:value-type="float" office:value="527182.13155531" calcext:value-type="float">
            <text:p><text:s/>527,18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74432.7412457912" calcext:value-type="float">
            <text:p><text:s/>74,433 <text:s/></text:p>
          </table:table-cell>
          <table:table-cell table:style-name="ce43" office:value-type="float" office:value="15030.671" calcext:value-type="float">
            <text:p><text:s/>15,031 <text:s/></text:p>
          </table:table-cell>
          <table:table-cell table:style-name="ce43" office:value-type="float" office:value="84890.622" calcext:value-type="float">
            <text:p><text:s/>84,89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52620.9345959596" calcext:value-type="float">
            <text:p>( 52,621 <text:s/>)</text:p>
          </table:table-cell>
          <table:table-cell table:style-name="ce46" office:value-type="float" office:value="4813.797" calcext:value-type="float">
            <text:p>( 4,814 <text:s/>)</text:p>
          </table:table-cell>
          <table:table-cell table:style-name="ce46" office:value-type="float" office:value="65180.703" calcext:value-type="float">
            <text:p>( 65,18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66073.466498317" calcext:value-type="float">
            <text:p><text:s/>166,073 <text:s/></text:p>
          </table:table-cell>
          <table:table-cell table:style-name="ce43" office:value-type="float" office:value="26374.997" calcext:value-type="float">
            <text:p><text:s/>26,375 <text:s/></text:p>
          </table:table-cell>
          <table:table-cell table:style-name="ce43" office:value-type="float" office:value="195772.534" calcext:value-type="float">
            <text:p><text:s/>195,77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5728.6228956229" calcext:value-type="float">
            <text:p><text:s/>5,729 <text:s/></text:p>
          </table:table-cell>
          <table:table-cell table:style-name="ce47" office:value-type="float" office:value="4564.159" calcext:value-type="float">
            <text:p><text:s/>4,564 <text:s/></text:p>
          </table:table-cell>
          <table:table-cell table:style-name="ce47" office:value-type="float" office:value="3504.752" calcext:value-type="float">
            <text:p><text:s/>3,50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248659.54520202" calcext:value-type="float">
            <text:p><text:s/>248,660 <text:s/></text:p>
          </table:table-cell>
          <table:table-cell table:style-name="ce43" office:value-type="float" office:value="133860.171" calcext:value-type="float">
            <text:p><text:s/>133,860 <text:s/></text:p>
          </table:table-cell>
          <table:table-cell table:style-name="ce43" office:value-type="float" office:value="209243.781" calcext:value-type="float">
            <text:p><text:s/>209,24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181265.737037037" calcext:value-type="float">
            <text:p>( 181,266 <text:s/>)</text:p>
          </table:table-cell>
          <table:table-cell table:style-name="ce46" office:value-type="float" office:value="125857.225" calcext:value-type="float">
            <text:p>( 125,857 <text:s/>)</text:p>
          </table:table-cell>
          <table:table-cell table:style-name="ce46" office:value-type="float" office:value="127397.684" calcext:value-type="float">
            <text:p>( 127,39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31048.0774410774" calcext:value-type="float">
            <text:p><text:s/>31,048 <text:s/></text:p>
          </table:table-cell>
          <table:table-cell table:style-name="ce43" office:value-type="float" office:value="20891.302" calcext:value-type="float">
            <text:p><text:s/>20,891 <text:s/></text:p>
          </table:table-cell>
          <table:table-cell table:style-name="ce43" office:value-type="float" office:value="22413.416" calcext:value-type="float">
            <text:p><text:s/>22,41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office:value-type="float" office:value="39.361531986532" calcext:value-type="float">
            <text:p><text:s/>39 <text:s/></text:p>
          </table:table-cell>
          <table:table-cell table:style-name="ce43" office:value-type="float" office:value="29.617" calcext:value-type="float">
            <text:p><text:s/>30 <text:s/></text:p>
          </table:table-cell>
          <table:table-cell table:style-name="ce43" office:value-type="float" office:value="25.631" calcext:value-type="float">
            <text:p><text:s/>2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53518.774158249" calcext:value-type="float">
            <text:p><text:s/>153,519 <text:s/></text:p>
          </table:table-cell>
          <table:table-cell table:style-name="ce43" office:value-type="float" office:value="5954.185" calcext:value-type="float">
            <text:p><text:s/>5,954 <text:s/></text:p>
          </table:table-cell>
          <table:table-cell table:style-name="ce43" office:value-type="float" office:value="197352.173" calcext:value-type="float">
            <text:p><text:s/>197,35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8335.78257575758" calcext:value-type="float">
            <text:p><text:s/>8,336 <text:s/></text:p>
          </table:table-cell>
          <table:table-cell table:style-name="ce43"/>
          <table:table-cell table:style-name="ce43" office:value-type="float" office:value="11003.233" calcext:value-type="float">
            <text:p><text:s/>11,003 <text:s/></text:p>
          </table:table-cell>
          <table:table-cell table:style-name="ce43" office:value-type="float" office:value="259036.180551453" calcext:value-type="float">
            <text:p><text:s/>259,036 <text:s/></text:p>
          </table:table-cell>
          <table:table-cell table:style-name="ce43" table:number-columns-repeated="4"/>
          <table:table-cell table:style-name="ce43" office:value-type="float" office:value="259036.180551453" calcext:value-type="float">
            <text:p><text:s/>259,03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77.8329124579125" calcext:value-type="float">
            <text:p><text:s/>78 <text:s/></text:p>
          </table:table-cell>
          <table:table-cell table:style-name="ce43" office:value-type="float" office:value="62.636" calcext:value-type="float">
            <text:p><text:s/>63 <text:s/></text:p>
          </table:table-cell>
          <table:table-cell table:style-name="ce43" office:value-type="float" office:value="47.063" calcext:value-type="float">
            <text:p><text:s/>4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office:value-type="float" office:value="2805.13417508418" calcext:value-type="float">
            <text:p><text:s/>2,805 <text:s/></text:p>
          </table:table-cell>
          <table:table-cell table:style-name="ce44" office:value-type="float" office:value="1170.566" calcext:value-type="float">
            <text:p><text:s/>1,171 <text:s/></text:p>
          </table:table-cell>
          <table:table-cell table:style-name="ce44" office:value-type="float" office:value="2662.274" calcext:value-type="float">
            <text:p><text:s/>2,662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number-columns-repeated="2" table:style-name="ce43" office:value-type="float" office:value="9.8084" calcext:value-type="float">
            <text:p><text:s/>10 <text:s/></text:p>
          </table:table-cell>
          <table:table-cell table:style-name="ce43"/>
          <table:table-cell table:style-name="ce43" office:value-type="float" office:value="9.8084" calcext:value-type="float">
            <text:p><text:s/>1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number-columns-repeated="2" table:style-name="ce43" office:value-type="float" office:value="9.8084" calcext:value-type="float">
            <text:p><text:s/>10 <text:s/></text:p>
          </table:table-cell>
          <table:table-cell table:style-name="ce43"/>
          <table:table-cell table:style-name="ce43" office:value-type="float" office:value="9.8084" calcext:value-type="float">
            <text:p><text:s/>1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2809.36363636364" calcext:value-type="float">
            <text:p><text:s/>2,809 <text:s/></text:p>
          </table:table-cell>
          <table:table-cell table:style-name="ce43"/>
          <table:table-cell table:style-name="ce43" office:value-type="float" office:value="3708.36" calcext:value-type="float">
            <text:p><text:s/>3,7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2809.36363636364" calcext:value-type="float">
            <text:p><text:s/>2,809 <text:s/></text:p>
          </table:table-cell>
          <table:table-cell table:style-name="ce43"/>
          <table:table-cell table:style-name="ce43" office:value-type="float" office:value="3708.36" calcext:value-type="float">
            <text:p><text:s/>3,7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98733.540572391" calcext:value-type="float">
            <text:p><text:s/>298,734 <text:s/></text:p>
          </table:table-cell>
          <table:table-cell table:style-name="ce43" office:value-type="float" office:value="308641.378" calcext:value-type="float">
            <text:p><text:s/>308,641 <text:s/></text:p>
          </table:table-cell>
          <table:table-cell table:style-name="ce43" office:value-type="float" office:value="119980.382" calcext:value-type="float">
            <text:p><text:s/>119,98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30656.6528619529" calcext:value-type="float">
            <text:p><text:s/>30,657 <text:s/></text:p>
          </table:table-cell>
          <table:table-cell table:style-name="ce43" office:value-type="float" office:value="29094.248" calcext:value-type="float">
            <text:p><text:s/>29,094 <text:s/></text:p>
          </table:table-cell>
          <table:table-cell table:style-name="ce43" office:value-type="float" office:value="14605.228" calcext:value-type="float">
            <text:p><text:s/>14,6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171316.878367003" calcext:value-type="float">
            <text:p><text:s/>171,317 <text:s/></text:p>
          </table:table-cell>
          <table:table-cell table:style-name="ce43" office:value-type="float" office:value="178569.779" calcext:value-type="float">
            <text:p><text:s/>178,570 <text:s/></text:p>
          </table:table-cell>
          <table:table-cell table:style-name="ce43" office:value-type="float" office:value="67409.587" calcext:value-type="float">
            <text:p><text:s/>67,41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820.399074074074" calcext:value-type="float">
            <text:p><text:s/>820 <text:s/></text:p>
          </table:table-cell>
          <table:table-cell table:style-name="ce43" office:value-type="float" office:value="1110.899" calcext:value-type="float">
            <text:p><text:s/>1,111 <text:s/></text:p>
          </table:table-cell>
          <table:table-cell table:style-name="ce43" office:value-type="float" office:value="95.461" calcext:value-type="float">
            <text:p><text:s/>9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55.0747474747475" calcext:value-type="float">
            <text:p><text:s/>55 <text:s/></text:p>
          </table:table-cell>
          <table:table-cell table:style-name="ce43" office:value-type="float" office:value="81.786" calcext:value-type="float">
            <text:p><text:s/>8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75.410101010101" calcext:value-type="float">
            <text:p><text:s/>75 <text:s/></text:p>
          </table:table-cell>
          <table:table-cell table:style-name="ce43" office:value-type="float" office:value="111.984" calcext:value-type="float">
            <text:p><text:s/>11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1155.23526936027" calcext:value-type="float">
            <text:p><text:s/>1,155 <text:s/></text:p>
          </table:table-cell>
          <table:table-cell table:style-name="ce43" office:value-type="float" office:value="1701.805" calcext:value-type="float">
            <text:p><text:s/>1,702 <text:s/></text:p>
          </table:table-cell>
          <table:table-cell table:style-name="ce43" office:value-type="float" office:value="12.195" calcext:value-type="float">
            <text:p><text:s/>1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6585.75168350168" calcext:value-type="float">
            <text:p><text:s/>6,586 <text:s/></text:p>
          </table:table-cell>
          <table:table-cell table:style-name="ce43" office:value-type="float" office:value="8018.602" calcext:value-type="float">
            <text:p><text:s/>8,019 <text:s/></text:p>
          </table:table-cell>
          <table:table-cell table:style-name="ce43" office:value-type="float" office:value="1565.546" calcext:value-type="float">
            <text:p><text:s/>1,56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38208.4203703704" calcext:value-type="float">
            <text:p><text:s/>38,208 <text:s/></text:p>
          </table:table-cell>
          <table:table-cell table:style-name="ce43" office:value-type="float" office:value="40369.087" calcext:value-type="float">
            <text:p><text:s/>40,369 <text:s/></text:p>
          </table:table-cell>
          <table:table-cell table:style-name="ce43" office:value-type="float" office:value="14551.482" calcext:value-type="float">
            <text:p><text:s/>14,55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9675.04124579124" calcext:value-type="float">
            <text:p><text:s/>9,675 <text:s/></text:p>
          </table:table-cell>
          <table:table-cell table:style-name="ce43" office:value-type="float" office:value="10070.285" calcext:value-type="float">
            <text:p><text:s/>10,070 <text:s/></text:p>
          </table:table-cell>
          <table:table-cell table:style-name="ce43" office:value-type="float" office:value="3819.69" calcext:value-type="float">
            <text:p><text:s/>3,82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40184.6768518519" calcext:value-type="float">
            <text:p><text:s/>40,185 <text:s/></text:p>
          </table:table-cell>
          <table:table-cell table:style-name="ce44" office:value-type="float" office:value="39512.903" calcext:value-type="float">
            <text:p><text:s/>39,513 <text:s/></text:p>
          </table:table-cell>
          <table:table-cell table:style-name="ce44" office:value-type="float" office:value="17921.193" calcext:value-type="float">
            <text:p><text:s/>17,921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572966.888383838" calcext:value-type="float">
            <text:p><text:s/>572,967 <text:s/></text:p>
          </table:table-cell>
          <table:table-cell table:style-name="ce45" office:value-type="float" office:value="776396.496" calcext:value-type="float">
            <text:p><text:s/>776,396 <text:s/></text:p>
          </table:table-cell>
          <table:table-cell table:style-name="ce45" office:value-type="float" office:value="66186.074" calcext:value-type="float">
            <text:p><text:s/>66,186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8486254.330423" calcext:value-type="float">
            <text:p><text:s/>98,486,254 <text:s/></text:p>
          </table:table-cell>
          <table:table-cell table:style-name="ce43" office:value-type="float" office:value="17703" calcext:value-type="float">
            <text:p><text:s/>17,703 <text:s/></text:p>
          </table:table-cell>
          <table:table-cell table:style-name="ce43" office:value-type="float" office:value="98468551.330423" calcext:value-type="float">
            <text:p><text:s/>98,468,551 <text:s/></text:p>
          </table:table-cell>
          <table:table-cell table:style-name="ce43" office:value-type="float" office:value="3446751.970191" calcext:value-type="float">
            <text:p><text:s/>3,446,752 <text:s/></text:p>
          </table:table-cell>
          <table:table-cell table:style-name="ce43" office:value-type="float" office:value="172245.083922" calcext:value-type="float">
            <text:p><text:s/>172,245 <text:s/></text:p>
          </table:table-cell>
          <table:table-cell table:style-name="ce43" office:value-type="float" office:value="142474.907786" calcext:value-type="float">
            <text:p><text:s/>142,475 <text:s/></text:p>
          </table:table-cell>
          <table:table-cell table:style-name="ce43"/>
          <table:table-cell table:style-name="ce43" office:value-type="float" office:value="29770.176136" calcext:value-type="float">
            <text:p><text:s/>29,770 <text:s/></text:p>
          </table:table-cell>
          <table:table-cell table:style-name="ce43" office:value-type="float" office:value="3274506.886269" calcext:value-type="float">
            <text:p><text:s/>3,274,50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98096952.561" calcext:value-type="float">
            <text:p><text:s/>98,096,953 <text:s/></text:p>
          </table:table-cell>
          <table:table-cell table:style-name="ce43"/>
          <table:table-cell table:style-name="ce43" office:value-type="float" office:value="98096952.561" calcext:value-type="float">
            <text:p><text:s/>98,096,95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51789.046" calcext:value-type="float">
            <text:p><text:s/>51,789 <text:s/></text:p>
          </table:table-cell>
          <table:table-cell table:style-name="ce43" office:value-type="float" office:value="28785.046" calcext:value-type="float">
            <text:p><text:s/>28,785 <text:s/></text:p>
          </table:table-cell>
          <table:table-cell table:style-name="ce43" table:number-columns-repeated="2"/>
          <table:table-cell table:style-name="ce43" office:value-type="float" office:value="28785.046" calcext:value-type="float">
            <text:p><text:s/>28,785 <text:s/></text:p>
          </table:table-cell>
          <table:table-cell table:style-name="ce43" office:value-type="float" office:value="23004" calcext:value-type="float">
            <text:p><text:s/>23,00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83917.25318" calcext:value-type="float">
            <text:p><text:s/>83,917 <text:s/></text:p>
          </table:table-cell>
          <table:table-cell table:number-columns-repeated="2" table:style-name="ce43" office:value-type="float" office:value="446.405367" calcext:value-type="float">
            <text:p><text:s/>446 <text:s/></text:p>
          </table:table-cell>
          <table:table-cell table:style-name="ce43" table:number-columns-repeated="2"/>
          <table:table-cell table:style-name="ce43" office:value-type="float" office:value="83470.847813" calcext:value-type="float">
            <text:p><text:s/>83,47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89301.769423" calcext:value-type="float">
            <text:p><text:s/>389,302 <text:s/></text:p>
          </table:table-cell>
          <table:table-cell table:style-name="ce43" office:value-type="float" office:value="17703" calcext:value-type="float">
            <text:p><text:s/>17,703 <text:s/></text:p>
          </table:table-cell>
          <table:table-cell table:style-name="ce43" office:value-type="float" office:value="371598.769423" calcext:value-type="float">
            <text:p><text:s/>371,599 <text:s/></text:p>
          </table:table-cell>
          <table:table-cell table:style-name="ce43" office:value-type="float" office:value="3311045.671011" calcext:value-type="float">
            <text:p><text:s/>3,311,046 <text:s/></text:p>
          </table:table-cell>
          <table:table-cell table:style-name="ce43" office:value-type="float" office:value="143013.632555" calcext:value-type="float">
            <text:p><text:s/>143,014 <text:s/></text:p>
          </table:table-cell>
          <table:table-cell table:style-name="ce43" office:value-type="float" office:value="142028.502419" calcext:value-type="float">
            <text:p><text:s/>142,029 <text:s/></text:p>
          </table:table-cell>
          <table:table-cell table:style-name="ce43"/>
          <table:table-cell table:style-name="ce43" office:value-type="float" office:value="985.130136" calcext:value-type="float">
            <text:p><text:s/>985 <text:s/></text:p>
          </table:table-cell>
          <table:table-cell table:style-name="ce43" office:value-type="float" office:value="3168032.038456" calcext:value-type="float">
            <text:p><text:s/>3,168,03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82995.068066" calcext:value-type="float">
            <text:p><text:s/>82,995 <text:s/></text:p>
          </table:table-cell>
          <table:table-cell table:style-name="ce43"/>
          <table:table-cell table:style-name="ce43" office:value-type="float" office:value="82995.068066" calcext:value-type="float">
            <text:p><text:s/>82,995 <text:s/></text:p>
          </table:table-cell>
          <table:table-cell table:style-name="ce43" office:value-type="float" office:value="684876.729167" calcext:value-type="float">
            <text:p><text:s/>684,877 <text:s/></text:p>
          </table:table-cell>
          <table:table-cell table:number-columns-repeated="2" table:style-name="ce43" office:value-type="float" office:value="728.939494" calcext:value-type="float">
            <text:p><text:s/>729 <text:s/></text:p>
          </table:table-cell>
          <table:table-cell table:style-name="ce43" table:number-columns-repeated="2"/>
          <table:table-cell table:style-name="ce43" office:value-type="float" office:value="684147.789673" calcext:value-type="float">
            <text:p><text:s/>684,14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82995.068066" calcext:value-type="float">
            <text:p><text:s/>82,995 <text:s/></text:p>
          </table:table-cell>
          <table:table-cell table:style-name="ce44"/>
          <table:table-cell table:style-name="ce44" office:value-type="float" office:value="82995.068066" calcext:value-type="float">
            <text:p><text:s/>82,995 <text:s/></text:p>
          </table:table-cell>
          <table:table-cell table:style-name="ce44" office:value-type="float" office:value="684876.729167" calcext:value-type="float">
            <text:p><text:s/>684,877 <text:s/></text:p>
          </table:table-cell>
          <table:table-cell table:number-columns-repeated="2" table:style-name="ce44" office:value-type="float" office:value="728.939494" calcext:value-type="float">
            <text:p><text:s/>729 <text:s/></text:p>
          </table:table-cell>
          <table:table-cell table:style-name="ce44" table:number-columns-repeated="2"/>
          <table:table-cell table:style-name="ce44" office:value-type="float" office:value="684147.789673" calcext:value-type="float">
            <text:p><text:s/>684,148 <text:s/></text:p>
          </table:table-cell>
          <table:table-cell table:style-name="ce13" table:number-columns-repeated="1012"/>
        </table:table-row>
        <table:table-row table:style-name="ro5">
          <table:table-cell table:style-name="ce12" office:value-type="string" calcext:value-type="string" table:number-columns-spanned="12" table:number-rows-spanned="1">
            <text:p>說明：5.在消費端之自產天然氣即天然氣(1), 進口液化天然氣即天然氣(2)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office:value-type="string" calcext:value-type="string" table:number-columns-spanned="12" table:number-rows-spanned="1">
            <text:p>　　　6.天然氣合計(公噸)=自產天然氣(千立方公尺)*8,000/9,000(熱值換算為液化天然氣當量)/1.32(換算為公噸)+液化天然氣(千立方公尺)/1.32(換算為公噸)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3"/>
          <table:table-cell table:style-name="ce14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9" table:number-columns-repeated="6" table:default-cell-style-name="ce15"/>
        <table:table-column table:style-name="co6" table:default-cell-style-name="ce14"/>
        <table:table-column table:style-name="co20" table:default-cell-style-name="ce15"/>
        <table:table-column table:style-name="co9" table:number-columns-repeated="246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6-4 能源平衡表－OECD能源統計格式（原始單位）</text:p>
            </table:table-cell>
            <table:covered-table-cell table:number-columns-repeated="8" table:style-name="ce16"/>
            <table:table-cell table:style-name="ce15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13"/>
            <table:table-cell table:style-name="ce37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58" office:value-type="float" office:value="46" calcext:value-type="float">
              <text:p>46</text:p>
            </table:table-cell>
            <table:table-cell table:style-name="ce58" office:value-type="float" office:value="47" calcext:value-type="float">
              <text:p>47</text:p>
            </table:table-cell>
            <table:table-cell table:style-name="ce58" office:value-type="float" office:value="48" calcext:value-type="float">
              <text:p>48</text:p>
            </table:table-cell>
            <table:table-cell table:style-name="ce58" office:value-type="float" office:value="49" calcext:value-type="float">
              <text:p>49</text:p>
            </table:table-cell>
            <table:table-cell table:style-name="ce58" office:value-type="float" office:value="50" calcext:value-type="float">
              <text:p>50</text:p>
            </table:table-cell>
            <table:table-cell table:style-name="ce58" office:value-type="float" office:value="51" calcext:value-type="float">
              <text:p>51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9" office:value-type="string" calcext:value-type="string">
              <text:p>核能</text:p>
            </table:table-cell>
            <table:table-cell table:style-name="ce59" office:value-type="string" calcext:value-type="string">
              <text:p>水力</text:p>
            </table:table-cell>
            <table:table-cell table:style-name="ce60" office:value-type="string" calcext:value-type="string">
              <text:p>地熱</text:p>
            </table:table-cell>
            <table:table-cell table:style-name="ce60" office:value-type="string" calcext:value-type="string">
              <text:p>太陽光電</text:p>
            </table:table-cell>
            <table:table-cell table:style-name="ce59" office:value-type="string" calcext:value-type="string">
              <text:p>風力</text:p>
            </table:table-cell>
            <table:table-cell table:style-name="ce59" office:value-type="string" calcext:value-type="string">
              <text:p>電力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9" table:number-columns-repeated="2"/>
            <table:table-cell table:style-name="ce60" table:number-columns-repeated="2"/>
            <table:table-cell table:style-name="ce59" table:number-columns-repeated="2"/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2" table:style-name="ce39" office:value-type="string" calcext:value-type="string">
              <text:p>(千度)</text:p>
            </table:table-cell>
            <table:table-cell table:number-columns-repeated="4" table:style-name="ce53" office:value-type="string" calcext:value-type="string">
              <text:p>(千度)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6" table:style-name="ce40" office:value-type="string" calcext:value-type="string">
              <text:p>(MWh)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6"/>
            <table:table-cell table:style-name="ce4"/>
            <table:table-cell table:style-name="ce51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/>
          <table:table-cell table:style-name="ce42" office:value-type="float" office:value="3249511.713" calcext:value-type="float">
            <text:p><text:s/>3,249,512 <text:s/></text:p>
          </table:table-cell>
          <table:table-cell table:style-name="ce42" office:value-type="float" office:value="7293.999" calcext:value-type="float">
            <text:p><text:s/>7,294 <text:s/></text:p>
          </table:table-cell>
          <table:table-cell table:style-name="ce42" office:value-type="float" office:value="7360867.33179" calcext:value-type="float">
            <text:p><text:s/>7,360,867 <text:s/></text:p>
          </table:table-cell>
          <table:table-cell table:style-name="ce42" office:value-type="float" office:value="1839763.46" calcext:value-type="float">
            <text:p><text:s/>1,839,763 <text:s/></text:p>
          </table:table-cell>
          <table:table-cell table:style-name="ce42"/>
          <table:table-cell table:style-name="ce13"/>
          <table:table-cell table:style-name="ce37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table:number-columns-repeated="5"/>
          <table:table-cell table:style-name="ce13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25807743.97" calcext:value-type="float">
            <text:p><text:s/>25,807,744 <text:s/></text:p>
          </table:table-cell>
          <table:table-cell table:style-name="ce44" office:value-type="float" office:value="3249511.713" calcext:value-type="float">
            <text:p><text:s/>3,249,512 <text:s/></text:p>
          </table:table-cell>
          <table:table-cell table:style-name="ce44" office:value-type="float" office:value="7293.999" calcext:value-type="float">
            <text:p><text:s/>7,294 <text:s/></text:p>
          </table:table-cell>
          <table:table-cell table:style-name="ce44" office:value-type="float" office:value="7360867.33179" calcext:value-type="float">
            <text:p><text:s/>7,360,867 <text:s/></text:p>
          </table:table-cell>
          <table:table-cell table:style-name="ce44" office:value-type="float" office:value="1839763.46" calcext:value-type="float">
            <text:p><text:s/>1,839,763 <text:s/></text:p>
          </table:table-cell>
          <table:table-cell table:style-name="ce44"/>
          <table:table-cell table:style-name="ce13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5"/>
          <table:table-cell table:style-name="ce44" office:value-type="float" office:value="-1309853.72644" calcext:value-type="float">
            <text:p><text:s/>-1,309,854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3011.713" calcext:value-type="float">
            <text:p><text:s/>6,203,012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7360867.33179" calcext:value-type="float">
            <text:p><text:s/>7,360,867 <text:s/></text:p>
          </table:table-cell>
          <table:table-cell table:style-name="ce43" office:value-type="float" office:value="1839763.46" calcext:value-type="float">
            <text:p><text:s/>1,839,763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1971.21" calcext:value-type="float">
            <text:p><text:s/>6,201,971 <text:s/></text:p>
          </table:table-cell>
          <table:table-cell table:style-name="ce43"/>
          <table:table-cell table:style-name="ce43" office:value-type="float" office:value="1076231.99879" calcext:value-type="float">
            <text:p><text:s/>1,076,232 <text:s/></text:p>
          </table:table-cell>
          <table:table-cell table:style-name="ce43" office:value-type="float" office:value="1773903.786" calcext:value-type="float">
            <text:p><text:s/>1,773,904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/>
          <table:table-cell table:style-name="ce43" office:value-type="float" office:value="1040.503" calcext:value-type="float">
            <text:p><text:s/>1,041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6284635.333" calcext:value-type="float">
            <text:p><text:s/>6,284,635 <text:s/></text:p>
          </table:table-cell>
          <table:table-cell table:style-name="ce43" office:value-type="float" office:value="65859.674" calcext:value-type="float">
            <text:p><text:s/>65,860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953500" calcext:value-type="float">
            <text:p><text:s/>2,953,500 <text:s/></text:p>
          </table:table-cell>
          <table:table-cell table:style-name="ce43" table:number-columns-repeated="3"/>
          <table:table-cell table:style-name="ce43" office:value-type="float" office:value="267879607.16479" calcext:value-type="float">
            <text:p><text:s/>267,879,607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953500" calcext:value-type="float">
            <text:p><text:s/>2,953,500 <text:s/></text:p>
          </table:table-cell>
          <table:table-cell table:style-name="ce43" table:number-columns-repeated="3"/>
          <table:table-cell table:style-name="ce43" office:value-type="float" office:value="267879607.16479" calcext:value-type="float">
            <text:p><text:s/>267,879,607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table:number-columns-repeated="5"/>
          <table:table-cell table:style-name="ce43" office:value-type="float" office:value="17418240.77806" calcext:value-type="float">
            <text:p><text:s/>17,418,241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5"/>
          <table:table-cell table:style-name="ce43" office:value-type="float" office:value="35437.263" calcext:value-type="float">
            <text:p><text:s/>35,437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5"/>
          <table:table-cell table:style-name="ce43" office:value-type="float" office:value="2147824.88383" calcext:value-type="float">
            <text:p><text:s/>2,147,825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5"/>
          <table:table-cell table:style-name="ce43" office:value-type="float" office:value="9327078.52723" calcext:value-type="float">
            <text:p><text:s/>9,327,079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5"/>
          <table:table-cell table:style-name="ce43" office:value-type="float" office:value="3680159" calcext:value-type="float">
            <text:p><text:s/>3,680,159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5"/>
          <table:table-cell table:style-name="ce43" office:value-type="float" office:value="1813532.607" calcext:value-type="float">
            <text:p><text:s/>1,813,533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5"/>
          <table:table-cell table:style-name="ce44" office:value-type="float" office:value="414208.497" calcext:value-type="float">
            <text:p><text:s/>414,208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5"/>
          <table:table-cell table:style-name="ce45" office:value-type="float" office:value="8588890.467" calcext:value-type="float">
            <text:p><text:s/>8,588,890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table:number-columns-repeated="5"/>
          <table:table-cell table:style-name="ce45" office:value-type="float" office:value="243182329.64617" calcext:value-type="float">
            <text:p><text:s/>243,182,330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table:number-columns-repeated="5"/>
          <table:table-cell table:style-name="ce45" office:value-type="float" office:value="243182329.64617" calcext:value-type="float">
            <text:p><text:s/>243,182,33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table:number-columns-repeated="5"/>
          <table:table-cell table:style-name="ce43" office:value-type="float" office:value="147934103.515" calcext:value-type="float">
            <text:p><text:s/>147,934,10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5"/>
          <table:table-cell table:style-name="ce43" office:value-type="float" office:value="241373.536" calcext:value-type="float">
            <text:p><text:s/>241,37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5"/>
          <table:table-cell table:style-name="ce43" office:value-type="float" office:value="4175933.556" calcext:value-type="float">
            <text:p><text:s/>4,175,93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5"/>
          <table:table-cell table:style-name="ce43" office:value-type="float" office:value="4807956.097" calcext:value-type="float">
            <text:p><text:s/>4,807,95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5"/>
          <table:table-cell table:style-name="ce43" office:value-type="float" office:value="145957.147" calcext:value-type="float">
            <text:p><text:s/>145,95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5"/>
          <table:table-cell table:style-name="ce43" office:value-type="float" office:value="372967.775" calcext:value-type="float">
            <text:p><text:s/>372,96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5"/>
          <table:table-cell table:style-name="ce43" office:value-type="float" office:value="3406494.333" calcext:value-type="float">
            <text:p><text:s/>3,406,49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5"/>
          <table:table-cell table:style-name="ce43" office:value-type="float" office:value="500369.744" calcext:value-type="float">
            <text:p><text:s/>500,37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5"/>
          <table:table-cell table:style-name="ce43" office:value-type="float" office:value="30762181.062" calcext:value-type="float">
            <text:p><text:s/>30,762,18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5"/>
          <table:table-cell table:style-name="ce43" office:value-type="float" office:value="22639498.736" calcext:value-type="float">
            <text:p><text:s/>22,639,49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5"/>
          <table:table-cell table:style-name="ce46" office:value-type="float" office:value="5796217.073" calcext:value-type="float">
            <text:p>( 5,796,217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5"/>
          <table:table-cell table:style-name="ce46" office:value-type="float" office:value="16689329.422" calcext:value-type="float">
            <text:p>( 16,689,329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5"/>
          <table:table-cell table:style-name="ce46" office:value-type="float" office:value="153952.241" calcext:value-type="float">
            <text:p>( 153,952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5"/>
          <table:table-cell table:style-name="ce43" office:value-type="float" office:value="3553914.213" calcext:value-type="float">
            <text:p><text:s/>3,553,91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5"/>
          <table:table-cell table:style-name="ce43" office:value-type="float" office:value="3226670.068" calcext:value-type="float">
            <text:p><text:s/>3,226,670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5"/>
          <table:table-cell table:style-name="ce47" office:value-type="float" office:value="1342098.045" calcext:value-type="float">
            <text:p><text:s/>1,342,09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5"/>
          <table:table-cell table:style-name="ce43" office:value-type="float" office:value="1222305.57" calcext:value-type="float">
            <text:p><text:s/>1,222,30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5"/>
          <table:table-cell table:style-name="ce43" office:value-type="float" office:value="973802.424" calcext:value-type="float">
            <text:p><text:s/>973,802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5"/>
          <table:table-cell table:style-name="ce47" office:value-type="float" office:value="5309883.684" calcext:value-type="float">
            <text:p><text:s/>5,309,88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5"/>
          <table:table-cell table:style-name="ce43" office:value-type="float" office:value="5311712.282" calcext:value-type="float">
            <text:p><text:s/>5,311,71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5"/>
          <table:table-cell table:style-name="ce43" office:value-type="float" office:value="1748816.822" calcext:value-type="float">
            <text:p><text:s/>1,748,81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5"/>
          <table:table-cell table:style-name="ce43" office:value-type="float" office:value="3562895.46" calcext:value-type="float">
            <text:p><text:s/>3,562,89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5"/>
          <table:table-cell table:style-name="ce46" office:value-type="float" office:value="366665.597" calcext:value-type="float">
            <text:p>( 366,666 <text:s/>)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5"/>
          <table:table-cell table:style-name="ce48" office:value-type="float" office:value="2661452.228" calcext:value-type="float">
            <text:p>( 2,661,452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table:number-columns-repeated="5"/>
          <table:table-cell table:style-name="ce43" office:value-type="float" office:value="18109467.529" calcext:value-type="float">
            <text:p><text:s/>18,109,46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table:number-columns-repeated="5"/>
          <table:table-cell table:style-name="ce43" office:value-type="float" office:value="15830122.38" calcext:value-type="float">
            <text:p><text:s/>15,830,12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5"/>
          <table:table-cell table:style-name="ce43" office:value-type="float" office:value="2279345.149" calcext:value-type="float">
            <text:p><text:s/>2,279,34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5"/>
          <table:table-cell table:style-name="ce46" office:value-type="float" office:value="857991.412" calcext:value-type="float">
            <text:p>( 857,991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5"/>
          <table:table-cell table:style-name="ce43" office:value-type="float" office:value="7001429.585" calcext:value-type="float">
            <text:p><text:s/>7,001,430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5"/>
          <table:table-cell table:style-name="ce47" office:value-type="float" office:value="2733598.52" calcext:value-type="float">
            <text:p><text:s/>2,733,59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5"/>
          <table:table-cell table:style-name="ce43" office:value-type="float" office:value="54973106.114" calcext:value-type="float">
            <text:p><text:s/>54,973,10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5"/>
          <table:table-cell table:style-name="ce46" office:value-type="float" office:value="50659994.773" calcext:value-type="float">
            <text:p>( 50,659,995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5"/>
          <table:table-cell table:style-name="ce43" office:value-type="float" office:value="2286286.984" calcext:value-type="float">
            <text:p><text:s/>2,286,28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5"/>
          <table:table-cell table:style-name="ce43" office:value-type="float" office:value="1029441.42" calcext:value-type="float">
            <text:p><text:s/>1,029,44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5"/>
          <table:table-cell table:style-name="ce43" office:value-type="float" office:value="1144047.831" calcext:value-type="float">
            <text:p><text:s/>1,144,04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5"/>
          <table:table-cell table:style-name="ce43" office:value-type="float" office:value="2369042.205" calcext:value-type="float">
            <text:p><text:s/>2,369,04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5"/>
          <table:table-cell table:style-name="ce43" office:value-type="float" office:value="1056746.117" calcext:value-type="float">
            <text:p><text:s/>1,056,746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5"/>
          <table:table-cell table:style-name="ce43" office:value-type="float" office:value="1300565.03117" calcext:value-type="float">
            <text:p><text:s/>1,300,56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5"/>
          <table:table-cell table:style-name="ce43" office:value-type="float" office:value="1273208.831" calcext:value-type="float">
            <text:p><text:s/>1,273,20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5"/>
          <table:table-cell table:style-name="ce43" office:value-type="float" office:value="27356.20017" calcext:value-type="float">
            <text:p><text:s/>27,35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5"/>
          <table:table-cell table:style-name="ce43" office:value-type="float" office:value="3050315.73" calcext:value-type="float">
            <text:p><text:s/>3,050,31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5"/>
          <table:table-cell table:style-name="ce43" office:value-type="float" office:value="2109249.324" calcext:value-type="float">
            <text:p><text:s/>2,109,249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5"/>
          <table:table-cell table:style-name="ce44" office:value-type="float" office:value="941066.406" calcext:value-type="float">
            <text:p><text:s/>941,06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5"/>
          <table:table-cell table:style-name="ce43" office:value-type="float" office:value="41992041.26" calcext:value-type="float">
            <text:p><text:s/>41,992,04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5"/>
          <table:table-cell table:style-name="ce43" office:value-type="float" office:value="10259851.94" calcext:value-type="float">
            <text:p><text:s/>10,259,85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5"/>
          <table:table-cell table:style-name="ce43" office:value-type="float" office:value="6404417.989" calcext:value-type="float">
            <text:p><text:s/>6,404,41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5"/>
          <table:table-cell table:style-name="ce43" office:value-type="float" office:value="1881528.398" calcext:value-type="float">
            <text:p><text:s/>1,881,52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5"/>
          <table:table-cell table:style-name="ce43" office:value-type="float" office:value="1148364.438" calcext:value-type="float">
            <text:p><text:s/>1,148,36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5"/>
          <table:table-cell table:style-name="ce43" office:value-type="float" office:value="2375098.587" calcext:value-type="float">
            <text:p><text:s/>2,375,09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5"/>
          <table:table-cell table:style-name="ce43" office:value-type="float" office:value="2078232.965" calcext:value-type="float">
            <text:p><text:s/>2,078,23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5"/>
          <table:table-cell table:style-name="ce43" office:value-type="float" office:value="1598523.612" calcext:value-type="float">
            <text:p><text:s/>1,598,52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5"/>
          <table:table-cell table:style-name="ce43" office:value-type="float" office:value="8279276.597" calcext:value-type="float">
            <text:p><text:s/>8,279,27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5"/>
          <table:table-cell table:style-name="ce43" office:value-type="float" office:value="4223083.18" calcext:value-type="float">
            <text:p><text:s/>4,223,083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5"/>
          <table:table-cell table:style-name="ce44" office:value-type="float" office:value="3743663.554" calcext:value-type="float">
            <text:p><text:s/>3,743,664 <text:s/></text:p>
          </table:table-cell>
          <table:table-cell table:style-name="ce13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5"/>
          <table:table-cell table:style-name="ce45" office:value-type="float" office:value="48905304.11" calcext:value-type="float">
            <text:p><text:s/>48,905,30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3011.713" calcext:value-type="float">
            <text:p><text:s/>6,203,012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7360867.33179" calcext:value-type="float">
            <text:p><text:s/>7,360,867 <text:s/></text:p>
          </table:table-cell>
          <table:table-cell table:style-name="ce43" office:value-type="float" office:value="1839763.46" calcext:value-type="float">
            <text:p><text:s/>1,839,763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1971.21" calcext:value-type="float">
            <text:p><text:s/>6,201,971 <text:s/></text:p>
          </table:table-cell>
          <table:table-cell table:style-name="ce43"/>
          <table:table-cell table:style-name="ce43" office:value-type="float" office:value="1076231.99879" calcext:value-type="float">
            <text:p><text:s/>1,076,232 <text:s/></text:p>
          </table:table-cell>
          <table:table-cell table:style-name="ce43" office:value-type="float" office:value="1773903.786" calcext:value-type="float">
            <text:p><text:s/>1,773,904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/>
          <table:table-cell table:style-name="ce43" office:value-type="float" office:value="1040.503" calcext:value-type="float">
            <text:p><text:s/>1,041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6284635.333" calcext:value-type="float">
            <text:p><text:s/>6,284,635 <text:s/></text:p>
          </table:table-cell>
          <table:table-cell table:style-name="ce43" office:value-type="float" office:value="65859.674" calcext:value-type="float">
            <text:p><text:s/>65,860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2" office:value-type="string" calcext:value-type="string" table:number-columns-spanned="9" table:number-rows-spanned="1">
            <text:p>說明：7.水力之轉變產出為抽蓄水力毛發電量。</text:p>
          </table:table-cell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7"/>
          <table:table-cell/>
          <table:table-cell table:style-name="ce14" table:number-columns-repeated="1014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21" table:number-columns-repeated="4" table:default-cell-style-name="ce15"/>
        <table:table-column table:style-name="co22" table:default-cell-style-name="ce15"/>
        <table:table-column table:style-name="co6" table:default-cell-style-name="ce15"/>
        <table:table-column table:style-name="co23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6-4 能源平衡表－OECD能源統計格式（原始單位）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58" table:number-columns-repeated="2"/>
            <table:table-cell table:style-name="ce62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9" office:value-type="string" calcext:value-type="string">
              <text:p>太陽熱能</text:p>
            </table:table-cell>
            <table:table-cell table:style-name="ce59" office:value-type="string" calcext:value-type="string">
              <text:p>熱能</text:p>
            </table:table-cell>
            <table:table-cell table:style-name="ce59" table:number-columns-repeated="2"/>
            <table:table-cell table:style-name="ce39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1" table:number-columns-repeated="4"/>
            <table:table-cell table:style-name="ce53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3" office:value-type="string" calcext:value-type="string">
              <text:p>(公秉油當量)</text:p>
            </table:table-cell>
            <table:table-cell table:style-name="ce39" office:value-type="string" calcext:value-type="string">
              <text:p>(公噸)</text:p>
            </table:table-cell>
            <table:table-cell table:style-name="ce39" table:number-columns-repeated="3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KLOE)</text:p>
            </table:table-cell>
            <table:table-cell table:style-name="ce40" office:value-type="string" calcext:value-type="string">
              <text:p>(MT)</text:p>
            </table:table-cell>
            <table:table-cell table:style-name="ce40" table:number-columns-repeated="2"/>
            <table:table-cell table:style-name="ce39"/>
            <table:table-cell table:style-name="ce51" table:number-columns-repeated="1016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4"/>
            <table:table-cell table:style-name="ce63"/>
            <table:table-cell table:style-name="ce51" table:number-columns-repeated="1016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91932" calcext:value-type="float">
            <text:p><text:s/>91,932 <text:s/></text:p>
          </table:table-cell>
          <table:table-cell table:style-name="ce42" table:number-columns-repeated="3"/>
          <table:table-cell table:style-name="ce64"/>
          <table:table-cell table:style-name="ce37"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91932" calcext:value-type="float">
            <text:p><text:s/>91,932 <text:s/></text:p>
          </table:table-cell>
          <table:table-cell table:style-name="ce44" table:number-columns-repeated="3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9126826.842" calcext:value-type="float">
            <text:p><text:s/>29,126,827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9126826.842" calcext:value-type="float">
            <text:p><text:s/>29,126,827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/>
          <table:table-cell table:style-name="ce43" office:value-type="float" office:value="6600558.849" calcext:value-type="float">
            <text:p><text:s/>6,600,559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/>
          <table:table-cell table:style-name="ce43" office:value-type="float" office:value="5713930.849" calcext:value-type="float">
            <text:p><text:s/>5,713,931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/>
          <table:table-cell table:style-name="ce43" office:value-type="float" office:value="886628" calcext:value-type="float">
            <text:p><text:s/>886,628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4"/>
          <table:table-cell table:style-name="ce67"/>
          <table:table-cell table:style-name="ce13"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91932" calcext:value-type="float">
            <text:p><text:s/>91,932 <text:s/></text:p>
          </table:table-cell>
          <table:table-cell table:style-name="ce45" office:value-type="float" office:value="22526267.993" calcext:value-type="float">
            <text:p><text:s/>22,526,268 <text:s/></text:p>
          </table:table-cell>
          <table:table-cell table:style-name="ce45" table:number-columns-repeated="2"/>
          <table:table-cell table:style-name="ce67"/>
          <table:table-cell table:style-name="ce13" table:number-columns-repeated="1016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91932" calcext:value-type="float">
            <text:p><text:s/>91,932 <text:s/></text:p>
          </table:table-cell>
          <table:table-cell table:style-name="ce45" office:value-type="float" office:value="22526267.993" calcext:value-type="float">
            <text:p><text:s/>22,526,268 <text:s/></text:p>
          </table:table-cell>
          <table:table-cell table:style-name="ce45" table:number-columns-repeated="2"/>
          <table:table-cell table:style-name="ce67"/>
          <table:table-cell table:style-name="ce13" table:number-columns-repeated="1016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/>
          <table:table-cell table:style-name="ce43" office:value-type="float" office:value="22523905.223" calcext:value-type="float">
            <text:p><text:s/>22,523,90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/>
          <table:table-cell table:style-name="ce43" office:value-type="float" office:value="262406.05" calcext:value-type="float">
            <text:p><text:s/>262,406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/>
          <table:table-cell table:style-name="ce43" office:value-type="float" office:value="604916.502" calcext:value-type="float">
            <text:p><text:s/>604,917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345.87" calcext:value-type="float">
            <text:p><text:s/>346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/>
          <table:table-cell table:style-name="ce43" office:value-type="float" office:value="65074.06" calcext:value-type="float">
            <text:p><text:s/>65,074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/>
          <table:table-cell table:style-name="ce43" office:value-type="float" office:value="20187610.571" calcext:value-type="float">
            <text:p><text:s/>20,187,611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/>
          <table:table-cell table:style-name="ce43" office:value-type="float" office:value="18837015.431" calcext:value-type="float">
            <text:p><text:s/>18,837,01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4524795.45" calcext:value-type="float">
            <text:p>( 4,524,795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/>
          <table:table-cell table:style-name="ce46" office:value-type="float" office:value="14312219.981" calcext:value-type="float">
            <text:p>( 14,312,220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4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/>
          <table:table-cell table:style-name="ce43" office:value-type="float" office:value="1008641" calcext:value-type="float">
            <text:p><text:s/>1,008,641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/>
          <table:table-cell table:style-name="ce43" office:value-type="float" office:value="14491.14" calcext:value-type="float">
            <text:p><text:s/>14,491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/>
          <table:table-cell table:style-name="ce47" office:value-type="float" office:value="327463" calcext:value-type="float">
            <text:p><text:s/>327,463 <text:s/></text:p>
          </table:table-cell>
          <table:table-cell table:style-name="ce47" table:number-columns-repeated="2"/>
          <table:table-cell table:style-name="ce69"/>
          <table:table-cell table:style-name="ce13" table:number-columns-repeated="1016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/>
          <table:table-cell table:style-name="ce43" office:value-type="float" office:value="161695" calcext:value-type="float">
            <text:p><text:s/>161,69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/>
          <table:table-cell table:style-name="ce47" office:value-type="float" office:value="700218.83" calcext:value-type="float">
            <text:p><text:s/>700,219 <text:s/></text:p>
          </table:table-cell>
          <table:table-cell table:style-name="ce47" table:number-columns-repeated="2"/>
          <table:table-cell table:style-name="ce69"/>
          <table:table-cell table:style-name="ce13" table:number-columns-repeated="1016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4"/>
          <table:table-cell table:style-name="ce68"/>
          <table:table-cell table:style-name="ce13" table:number-columns-repeated="1016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4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/>
          <table:table-cell table:style-name="ce43" office:value-type="float" office:value="107840" calcext:value-type="float">
            <text:p><text:s/>107,84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/>
          <table:table-cell table:style-name="ce43" office:value-type="float" office:value="56490" calcext:value-type="float">
            <text:p><text:s/>56,49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51350" calcext:value-type="float">
            <text:p><text:s/>51,35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51350" calcext:value-type="float">
            <text:p>( 51,350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/>
          <table:table-cell table:style-name="ce43" office:value-type="float" office:value="12790.34" calcext:value-type="float">
            <text:p><text:s/>12,79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4"/>
          <table:table-cell table:style-name="ce69"/>
          <table:table-cell table:style-name="ce13" table:number-columns-repeated="1016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/>
          <table:table-cell table:style-name="ce43" office:value-type="float" office:value="418948" calcext:value-type="float">
            <text:p><text:s/>418,948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/>
          <table:table-cell table:style-name="ce46" office:value-type="float" office:value="418948" calcext:value-type="float">
            <text:p>( 418,948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/>
          <table:table-cell table:style-name="ce43" office:value-type="float" office:value="2060" calcext:value-type="float">
            <text:p><text:s/>2,06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757.96" calcext:value-type="float">
            <text:p><text:s/>2,758 <text:s/></text:p>
          </table:table-cell>
          <table:table-cell table:style-name="ce43" office:value-type="float" office:value="2362.77" calcext:value-type="float">
            <text:p><text:s/>2,363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/>
          <table:table-cell table:style-name="ce43" office:value-type="float" office:value="260" calcext:value-type="float">
            <text:p><text:s/>26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2757.96" calcext:value-type="float">
            <text:p><text:s/>2,758 <text:s/></text:p>
          </table:table-cell>
          <table:table-cell table:style-name="ce43" table:number-columns-repeated="3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/>
          <table:table-cell table:style-name="ce44" office:value-type="float" office:value="2102.77" calcext:value-type="float">
            <text:p><text:s/>2,103 <text:s/></text:p>
          </table:table-cell>
          <table:table-cell table:style-name="ce44" table:number-columns-repeated="2"/>
          <table:table-cell table:style-name="ce66"/>
          <table:table-cell table:style-name="ce13" table:number-columns-repeated="1016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89174.04" calcext:value-type="float">
            <text:p><text:s/>89,174 <text:s/></text:p>
          </table:table-cell>
          <table:table-cell table:style-name="ce45" table:number-columns-repeated="3"/>
          <table:table-cell table:style-name="ce67"/>
          <table:table-cell table:style-name="ce13" table:number-columns-repeated="1016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4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70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first-page-number="continue" style:scale-to="100%" style:writing-mode="lr-tb"/>
      <style:header-style>
        <style:header-footer-properties fo:min-height="7.5mm" fo:margin-left="9mm" fo:margin-right="14.01mm" fo:margin-bottom="0mm"/>
      </style:header-style>
      <style:footer-style>
        <style:header-footer-properties fo:min-height="7.5mm" fo:margin-left="9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平衡表-OECD能源統計格式(原始單位)(累計)</dc:title>
    <dc:subject>能源平衡表-OECD能源統計格式(原始單位)(累計)</dc:subject>
    <meta:keyword>能源統計月報</meta:keyword>
    <dc:description>能源平衡表-OECD能源統計格式(原始單位)(累計)</dc:description>
    <meta:initial-creator>國際合作與能源統計科</meta:initial-creator>
    <meta:creation-date>2012-04-06T11:47:26</meta:creation-date>
    <dc:creator>方文秀</dc:creator>
    <dc:date>2021-12-29T20:21:12</dc:date>
    <meta:print-date>2018-05-14T11:22:32</meta:print-date>
    <meta:document-statistic meta:table-count="7" meta:cell-count="3080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